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orbel" svg:font-family="Corbel" style:font-family-generic="swiss" style:font-pitch="variable"/>
    <style:font-face style:name="DejaVu Sans" svg:font-family="'DejaVu Sans'" style:font-family-generic="system" style:font-pitch="variable"/>
    <style:font-face style:name="FreeSans" svg:font-family="FreeSans" style:font-family-generic="swiss" style:font-pitch="variable"/>
    <style:font-face style:name="Freesans" svg:font-family="Freesans"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wiss" style:font-pitch="variable"/>
    <style:font-face style:name="Noto Sans1" svg:font-family="'Noto Sans'" style:font-family-generic="system" style:font-pitch="variable"/>
    <style:font-face style:name="Noto Serif CJK SC" svg:font-family="'Noto Serif CJK SC'" style:font-family-generic="roman" style:font-pitch="variable"/>
    <style:font-face style:name="Noto Serif CJK SC1" svg:font-family="'Noto Serif CJK SC'" style:font-family-generic="system" style:font-pitch="variable"/>
    <style:font-face style:name="OpenSymbol" svg:font-family="OpenSymbol" style:font-charset="x-symbol"/>
    <style:font-face style:name="Tahoma" svg:font-family="Tahoma" style:font-family-generic="roman" style:font-pitch="variable"/>
  </office:font-face-decls>
  <office:automatic-styles>
    <style:style style:name="P1" style:family="paragraph" style:parent-style-name="Standard">
      <style:text-properties fo:color="#ffccbc" loext:opacity="100%" style:font-name="Freesans" fo:font-size="15pt" style:text-underline-style="none" fo:font-weight="normal" officeooo:rsid="0034a88a" officeooo:paragraph-rsid="0034a88a" style:font-size-asian="15pt" style:font-weight-asian="normal" style:font-size-complex="15pt" style:font-weight-complex="normal"/>
    </style:style>
    <style:style style:name="P2" style:family="paragraph" style:parent-style-name="Standard">
      <style:text-properties fo:color="#ffccbc" loext:opacity="100%" style:font-name="Freesans" fo:font-size="20pt" fo:font-style="normal" style:text-underline-style="none" fo:font-weight="bold" officeooo:rsid="00c6377f" officeooo:paragraph-rsid="00c6377f" fo:background-color="transparent" style:font-size-asian="20pt" style:font-style-asian="normal" style:font-weight-asian="bold" style:font-size-complex="20pt" style:font-style-complex="normal" style:font-weight-complex="bold"/>
    </style:style>
    <style:style style:name="P3" style:family="paragraph" style:parent-style-name="Standard">
      <style:text-properties fo:color="#ffccbc" loext:opacity="100%" style:font-name="Freesans" fo:font-size="20pt" fo:font-style="normal" style:text-underline-style="none" fo:font-weight="bold" officeooo:rsid="00c6377f" officeooo:paragraph-rsid="00c32811" fo:background-color="transparent" style:font-size-asian="20pt" style:font-style-asian="normal" style:font-weight-asian="bold" style:font-size-complex="20pt" style:font-style-complex="normal" style:font-weight-complex="bold"/>
    </style:style>
    <style:style style:name="P4" style:family="paragraph" style:parent-style-name="Standard">
      <style:text-properties fo:color="#ffccbc" loext:opacity="100%" style:font-name="Freesans" fo:font-size="20pt" fo:font-style="normal" style:text-underline-style="none" fo:font-weight="bold" officeooo:rsid="00ce7086" officeooo:paragraph-rsid="00cf95cb" fo:background-color="transparent" style:font-size-asian="20pt" style:font-style-asian="normal" style:font-weight-asian="bold" style:font-size-complex="20pt" style:font-style-complex="normal" style:font-weight-complex="bold"/>
    </style:style>
    <style:style style:name="P5" style:family="paragraph" style:parent-style-name="Standard">
      <style:text-properties fo:color="#ffccbc" loext:opacity="100%" style:font-name="Freesans" fo:font-size="20pt" fo:font-style="normal" style:text-underline-style="none" fo:font-weight="bold" officeooo:rsid="00cf95cb" officeooo:paragraph-rsid="00cf95cb" fo:background-color="transparent" style:font-size-asian="20pt" style:font-style-asian="normal" style:font-weight-asian="bold" style:font-size-complex="20pt" style:font-style-complex="normal" style:font-weight-complex="bold"/>
    </style:style>
    <style:style style:name="P6" style:family="paragraph" style:parent-style-name="Standard">
      <style:text-properties fo:color="#fafafa" loext:opacity="100%" style:font-name="Freesans" fo:font-size="15pt" fo:font-style="italic" style:text-underline-style="none" fo:font-weight="normal" officeooo:rsid="00359654" officeooo:paragraph-rsid="00519733" fo:background-color="transparent" style:font-size-asian="15pt" style:font-style-asian="italic" style:font-weight-asian="normal" style:font-size-complex="15pt" style:font-style-complex="italic" style:font-weight-complex="normal"/>
    </style:style>
    <style:style style:name="P7" style:family="paragraph" style:parent-style-name="Standard">
      <style:text-properties fo:color="#fafafa" loext:opacity="100%" style:font-name="Freesans" fo:font-size="15pt" fo:font-style="normal" style:text-underline-style="none" fo:font-weight="normal" officeooo:rsid="00359654" officeooo:paragraph-rsid="00519733" fo:background-color="transparent" style:font-size-asian="15pt" style:font-style-asian="normal" style:font-weight-asian="normal" style:font-size-complex="15pt" style:font-style-complex="normal" style:font-weight-complex="normal"/>
    </style:style>
    <style:style style:name="P8" style:family="paragraph" style:parent-style-name="Standard">
      <style:text-properties fo:color="#fafafa" loext:opacity="100%" style:font-name="Freesans" fo:font-size="15pt" fo:font-style="normal" style:text-underline-style="none" fo:font-weight="normal" officeooo:rsid="004e3d0f" officeooo:paragraph-rsid="005adca3" fo:background-color="transparent" style:font-size-asian="15pt" style:font-style-asian="normal" style:font-weight-asian="normal" style:font-size-complex="15pt" style:font-style-complex="normal" style:font-weight-complex="normal"/>
    </style:style>
    <style:style style:name="P9" style:family="paragraph" style:parent-style-name="Standard">
      <style:text-properties fo:color="#fafafa" loext:opacity="100%" style:font-name="Freesans" fo:font-size="15pt" fo:font-style="normal" style:text-underline-style="none" fo:font-weight="normal" officeooo:rsid="004e3d0f" officeooo:paragraph-rsid="007174a0" fo:background-color="transparent" style:font-size-asian="15pt" style:font-style-asian="normal" style:font-weight-asian="normal" style:font-size-complex="15pt" style:font-style-complex="normal" style:font-weight-complex="normal"/>
    </style:style>
    <style:style style:name="P10" style:family="paragraph" style:parent-style-name="Standard">
      <style:text-properties fo:color="#fafafa" loext:opacity="100%" style:font-name="Freesans" fo:font-size="15pt" fo:font-style="normal" style:text-underline-style="none" fo:font-weight="normal" officeooo:rsid="0071baf4" officeooo:paragraph-rsid="0071baf4" fo:background-color="transparent" style:font-size-asian="15pt" style:font-style-asian="normal" style:font-weight-asian="normal" style:font-size-complex="15pt" style:font-style-complex="normal" style:font-weight-complex="normal"/>
    </style:style>
    <style:style style:name="P11" style:family="paragraph" style:parent-style-name="Standard">
      <style:text-properties fo:color="#fafafa" loext:opacity="100%" style:font-name="Freesans" fo:font-size="15pt" fo:font-style="normal" style:text-underline-style="none" fo:font-weight="normal" officeooo:rsid="0071baf4" officeooo:paragraph-rsid="00b73dfc" fo:background-color="transparent" style:font-size-asian="15pt" style:font-style-asian="normal" style:font-weight-asian="normal" style:font-size-complex="15pt" style:font-style-complex="normal" style:font-weight-complex="normal"/>
    </style:style>
    <style:style style:name="P12" style:family="paragraph" style:parent-style-name="Standard">
      <style:text-properties fo:color="#fafafa" loext:opacity="100%" style:font-name="Freesans" fo:font-size="15pt" fo:font-style="normal" style:text-underline-style="none" fo:font-weight="normal" officeooo:rsid="00999750" officeooo:paragraph-rsid="00999750" fo:background-color="transparent" style:font-size-asian="15pt" style:font-style-asian="normal" style:font-weight-asian="normal" style:font-size-complex="15pt" style:font-style-complex="normal" style:font-weight-complex="normal"/>
    </style:style>
    <style:style style:name="P13" style:family="paragraph" style:parent-style-name="Standard">
      <style:paragraph-properties fo:break-before="page"/>
      <style:text-properties fo:color="#fafafa" loext:opacity="100%" style:font-name="Freesans" fo:font-size="15pt" fo:font-style="normal" style:text-underline-style="none" fo:font-weight="normal" officeooo:rsid="00999750" officeooo:paragraph-rsid="00999750" fo:background-color="transparent" style:font-size-asian="15pt" style:font-style-asian="normal" style:font-weight-asian="normal" style:font-size-complex="15pt" style:font-style-complex="normal" style:font-weight-complex="normal"/>
    </style:style>
    <style:style style:name="P14" style:family="paragraph" style:parent-style-name="Standard">
      <style:text-properties fo:color="#fafafa" loext:opacity="100%" style:font-name="Freesans" fo:font-size="15pt" fo:font-style="normal" style:text-underline-style="none" fo:font-weight="normal" officeooo:rsid="009d93ad" officeooo:paragraph-rsid="009d93ad" fo:background-color="transparent" style:font-size-asian="15pt" style:font-style-asian="normal" style:font-weight-asian="normal" style:font-size-complex="15pt" style:font-style-complex="normal" style:font-weight-complex="normal"/>
    </style:style>
    <style:style style:name="P15" style:family="paragraph" style:parent-style-name="Standard">
      <style:text-properties fo:color="#fafafa" loext:opacity="100%" style:font-name="Freesans" fo:font-size="15pt" fo:font-style="normal" style:text-underline-style="none" fo:font-weight="normal" officeooo:rsid="009e8c9e" officeooo:paragraph-rsid="009e8c9e" fo:background-color="transparent" style:font-size-asian="15pt" style:font-style-asian="normal" style:font-weight-asian="normal" style:font-size-complex="15pt" style:font-style-complex="normal" style:font-weight-complex="normal"/>
    </style:style>
    <style:style style:name="P16" style:family="paragraph" style:parent-style-name="Standard">
      <style:text-properties fo:color="#fafafa" loext:opacity="100%" style:font-name="Freesans" fo:font-size="15pt" fo:font-style="normal" style:text-underline-style="none" fo:font-weight="normal" officeooo:rsid="009f412d" officeooo:paragraph-rsid="009f412d" fo:background-color="transparent" style:font-size-asian="15pt" style:font-style-asian="normal" style:font-weight-asian="normal" style:font-size-complex="15pt" style:font-style-complex="normal" style:font-weight-complex="normal"/>
    </style:style>
    <style:style style:name="P17" style:family="paragraph" style:parent-style-name="Standard">
      <style:text-properties fo:color="#fafafa" loext:opacity="100%" style:font-name="Freesans" fo:font-size="15pt" fo:font-style="normal" style:text-underline-style="none" fo:font-weight="normal" officeooo:rsid="00a2ec43" officeooo:paragraph-rsid="0071baf4" fo:background-color="transparent" style:font-size-asian="15pt" style:font-style-asian="normal" style:font-weight-asian="normal" style:font-size-complex="15pt" style:font-style-complex="normal" style:font-weight-complex="normal"/>
    </style:style>
    <style:style style:name="P18" style:family="paragraph" style:parent-style-name="Standard">
      <style:text-properties fo:color="#fafafa" loext:opacity="100%" style:font-name="Freesans" fo:font-size="15pt" fo:font-style="normal" style:text-underline-style="none" fo:font-weight="normal" officeooo:rsid="00a2ec43" officeooo:paragraph-rsid="00a2ec43" fo:background-color="transparent" style:font-size-asian="15pt" style:font-style-asian="normal" style:font-weight-asian="normal" style:font-size-complex="15pt" style:font-style-complex="normal" style:font-weight-complex="normal"/>
    </style:style>
    <style:style style:name="P19" style:family="paragraph" style:parent-style-name="Standard">
      <style:text-properties fo:color="#fafafa" loext:opacity="100%" style:font-name="Freesans" fo:font-size="15pt" fo:font-style="normal" style:text-underline-style="none" fo:font-weight="normal" officeooo:rsid="00a2ec43" officeooo:paragraph-rsid="00a4928f" fo:background-color="transparent" style:font-size-asian="15pt" style:font-style-asian="normal" style:font-weight-asian="normal" style:font-size-complex="15pt" style:font-style-complex="normal" style:font-weight-complex="normal"/>
    </style:style>
    <style:style style:name="P20" style:family="paragraph" style:parent-style-name="Standard">
      <style:text-properties fo:color="#fafafa" loext:opacity="100%" style:font-name="Freesans" fo:font-size="15pt" fo:font-style="normal" style:text-underline-style="none" fo:font-weight="normal" officeooo:rsid="00a2ec43" officeooo:paragraph-rsid="00bd971f" fo:background-color="transparent" style:font-size-asian="15pt" style:font-style-asian="normal" style:font-weight-asian="normal" style:font-size-complex="15pt" style:font-style-complex="normal" style:font-weight-complex="normal"/>
    </style:style>
    <style:style style:name="P21" style:family="paragraph" style:parent-style-name="Standard">
      <style:text-properties fo:color="#fafafa" loext:opacity="100%" style:font-name="Freesans" fo:font-size="15pt" fo:font-style="normal" style:text-underline-style="none" fo:font-weight="normal" officeooo:rsid="00a84921" officeooo:paragraph-rsid="00a91773" fo:background-color="transparent" style:font-size-asian="15pt" style:font-style-asian="normal" style:font-weight-asian="normal" style:font-size-complex="15pt" style:font-style-complex="normal" style:font-weight-complex="normal"/>
    </style:style>
    <style:style style:name="P22" style:family="paragraph" style:parent-style-name="Standard">
      <style:text-properties fo:color="#fafafa" loext:opacity="100%" style:font-name="Freesans" fo:font-size="15pt" fo:font-style="normal" style:text-underline-style="none" fo:font-weight="normal" officeooo:rsid="00a84921" officeooo:paragraph-rsid="00a9a8dc" fo:background-color="transparent" style:font-size-asian="15pt" style:font-style-asian="normal" style:font-weight-asian="normal" style:font-size-complex="15pt" style:font-style-complex="normal" style:font-weight-complex="normal"/>
    </style:style>
    <style:style style:name="P23" style:family="paragraph" style:parent-style-name="Standard">
      <style:text-properties fo:color="#fafafa" loext:opacity="100%" style:font-name="Freesans" fo:font-size="15pt" fo:font-style="normal" style:text-underline-style="none" fo:font-weight="normal" officeooo:rsid="00acda29" officeooo:paragraph-rsid="00acda29" fo:background-color="transparent" style:font-size-asian="15pt" style:font-style-asian="normal" style:font-weight-asian="normal" style:font-size-complex="15pt" style:font-style-complex="normal" style:font-weight-complex="normal"/>
    </style:style>
    <style:style style:name="P24" style:family="paragraph" style:parent-style-name="Standard">
      <style:text-properties fo:color="#fafafa" loext:opacity="100%" style:font-name="Freesans" fo:font-size="15pt" fo:font-style="normal" style:text-underline-style="none" fo:font-weight="normal" officeooo:rsid="00acf49c" officeooo:paragraph-rsid="00acf49c" fo:background-color="transparent" style:font-size-asian="15pt" style:font-style-asian="normal" style:font-weight-asian="normal" style:font-size-complex="15pt" style:font-style-complex="normal" style:font-weight-complex="normal"/>
    </style:style>
    <style:style style:name="P25" style:family="paragraph" style:parent-style-name="Standard">
      <style:text-properties fo:color="#fafafa" loext:opacity="100%" style:font-name="Freesans" fo:font-size="15pt" fo:font-style="normal" style:text-underline-style="none" fo:font-weight="normal" officeooo:rsid="00acf49c" officeooo:paragraph-rsid="00d446a5" fo:background-color="transparent" style:font-size-asian="15pt" style:font-style-asian="normal" style:font-weight-asian="normal" style:font-size-complex="15pt" style:font-style-complex="normal" style:font-weight-complex="normal"/>
    </style:style>
    <style:style style:name="P26" style:family="paragraph" style:parent-style-name="Standard">
      <style:text-properties fo:color="#fafafa" loext:opacity="100%" style:font-name="Freesans" fo:font-size="15pt" fo:font-style="normal" style:text-underline-style="none" fo:font-weight="normal" officeooo:rsid="00a91773" officeooo:paragraph-rsid="00a9a8dc" fo:background-color="transparent" style:font-size-asian="15pt" style:font-style-asian="normal" style:font-weight-asian="normal" style:font-size-complex="15pt" style:font-style-complex="normal" style:font-weight-complex="normal"/>
    </style:style>
    <style:style style:name="P27" style:family="paragraph" style:parent-style-name="Standard">
      <style:text-properties fo:color="#fafafa" loext:opacity="100%" style:font-name="Freesans" fo:font-size="15pt" fo:font-style="normal" style:text-underline-style="none" fo:font-weight="normal" officeooo:rsid="00aeab08" officeooo:paragraph-rsid="00aeab08" fo:background-color="transparent" style:font-size-asian="15pt" style:font-style-asian="normal" style:font-weight-asian="normal" style:font-size-complex="15pt" style:font-style-complex="normal" style:font-weight-complex="normal"/>
    </style:style>
    <style:style style:name="P28" style:family="paragraph" style:parent-style-name="Standard">
      <style:text-properties fo:color="#fafafa" loext:opacity="100%" style:font-name="Freesans" fo:font-size="15pt" fo:font-style="normal" style:text-underline-style="none" fo:font-weight="normal" officeooo:rsid="00aeb3f6" officeooo:paragraph-rsid="00aeb3f6" fo:background-color="transparent" style:font-size-asian="15pt" style:font-style-asian="normal" style:font-weight-asian="normal" style:font-size-complex="15pt" style:font-style-complex="normal" style:font-weight-complex="normal"/>
    </style:style>
    <style:style style:name="P29" style:family="paragraph" style:parent-style-name="Standard">
      <style:text-properties fo:color="#fafafa" loext:opacity="100%" style:font-name="Freesans" fo:font-size="15pt" fo:font-style="normal" style:text-underline-style="none" fo:font-weight="normal" officeooo:rsid="00c30d4e" officeooo:paragraph-rsid="00c32811" fo:background-color="transparent" style:font-size-asian="15pt" style:font-style-asian="normal" style:font-weight-asian="normal" style:font-size-complex="15pt" style:font-style-complex="normal" style:font-weight-complex="normal"/>
    </style:style>
    <style:style style:name="P30" style:family="paragraph" style:parent-style-name="Standard">
      <style:text-properties fo:color="#fafafa" loext:opacity="100%" style:font-name="Freesans" fo:font-size="15pt" fo:font-style="normal" style:text-underline-style="none" fo:font-weight="normal" officeooo:rsid="00c32811" officeooo:paragraph-rsid="00c32811" fo:background-color="transparent" style:font-size-asian="15pt" style:font-style-asian="normal" style:font-weight-asian="normal" style:font-size-complex="15pt" style:font-style-complex="normal" style:font-weight-complex="normal"/>
    </style:style>
    <style:style style:name="P31" style:family="paragraph" style:parent-style-name="Standard">
      <style:text-properties fo:color="#fafafa" loext:opacity="100%" style:font-name="Freesans" fo:font-size="15pt" fo:font-style="normal" style:text-underline-style="none" fo:font-weight="normal" officeooo:rsid="00c32811" officeooo:paragraph-rsid="00c53ef4" fo:background-color="transparent" style:font-size-asian="15pt" style:font-style-asian="normal" style:font-weight-asian="normal" style:font-size-complex="15pt" style:font-style-complex="normal" style:font-weight-complex="normal"/>
    </style:style>
    <style:style style:name="P32" style:family="paragraph" style:parent-style-name="Standard">
      <style:text-properties fo:color="#fafafa" loext:opacity="100%" style:font-name="Freesans" fo:font-size="15pt" fo:font-style="normal" style:text-underline-style="none" fo:font-weight="normal" officeooo:rsid="00c45232" officeooo:paragraph-rsid="00c45232" fo:background-color="transparent" style:font-size-asian="15pt" style:font-style-asian="normal" style:font-weight-asian="normal" style:font-size-complex="15pt" style:font-style-complex="normal" style:font-weight-complex="normal"/>
    </style:style>
    <style:style style:name="P33" style:family="paragraph" style:parent-style-name="Standard">
      <style:text-properties fo:color="#fafafa" loext:opacity="100%" style:font-name="Freesans" fo:font-size="15pt" fo:font-style="normal" style:text-underline-style="none" fo:font-weight="normal" officeooo:rsid="00c45232" officeooo:paragraph-rsid="00cf95cb" fo:background-color="transparent" style:font-size-asian="15pt" style:font-style-asian="normal" style:font-weight-asian="normal" style:font-size-complex="15pt" style:font-style-complex="normal" style:font-weight-complex="normal"/>
    </style:style>
    <style:style style:name="P34" style:family="paragraph" style:parent-style-name="Standard">
      <style:text-properties fo:color="#fafafa" loext:opacity="100%" style:font-name="Freesans" fo:font-size="15pt" fo:font-style="normal" style:text-underline-style="none" fo:font-weight="normal" officeooo:rsid="00c7ac68" officeooo:paragraph-rsid="00c7ac68" fo:background-color="transparent" style:font-size-asian="15pt" style:font-style-asian="normal" style:font-weight-asian="normal" style:font-size-complex="15pt" style:font-style-complex="normal" style:font-weight-complex="normal"/>
    </style:style>
    <style:style style:name="P35" style:family="paragraph" style:parent-style-name="Standard">
      <style:text-properties fo:color="#fafafa" loext:opacity="100%" style:font-name="Freesans" fo:font-size="15pt" fo:font-style="normal" style:text-underline-style="none" fo:font-weight="normal" officeooo:rsid="00c7ac68" officeooo:paragraph-rsid="00cf95cb" fo:background-color="transparent" style:font-size-asian="15pt" style:font-style-asian="normal" style:font-weight-asian="normal" style:font-size-complex="15pt" style:font-style-complex="normal" style:font-weight-complex="normal"/>
    </style:style>
    <style:style style:name="P36" style:family="paragraph" style:parent-style-name="Standard">
      <style:text-properties fo:color="#fafafa" loext:opacity="100%" style:font-name="Freesans" fo:font-size="15pt" fo:font-style="normal" style:text-underline-style="none" fo:font-weight="normal" officeooo:rsid="00ee1dae" officeooo:paragraph-rsid="00ee1dae" fo:background-color="transparent" style:font-size-asian="15pt" style:font-style-asian="normal" style:font-weight-asian="normal" style:font-size-complex="15pt" style:font-style-complex="normal" style:font-weight-complex="normal"/>
    </style:style>
    <style:style style:name="P37" style:family="paragraph" style:parent-style-name="Standard" style:list-style-name="L1">
      <style:text-properties officeooo:paragraph-rsid="00a9a8dc"/>
    </style:style>
    <style:style style:name="P38" style:family="paragraph" style:parent-style-name="Standard" style:list-style-name="L1">
      <style:text-properties fo:color="#fafafa" loext:opacity="100%" style:font-name="Freesans" fo:font-size="15pt" fo:font-style="normal" style:text-underline-style="none" fo:font-weight="normal" officeooo:rsid="00a91773" officeooo:paragraph-rsid="00a9a8dc" fo:background-color="transparent" style:font-size-asian="15pt" style:font-style-asian="normal" style:font-weight-asian="normal" style:font-size-complex="15pt" style:font-style-complex="normal" style:font-weight-complex="normal"/>
    </style:style>
    <style:style style:name="P39" style:family="paragraph" style:parent-style-name="Standard" style:list-style-name="L1">
      <style:text-properties fo:color="#fafafa" loext:opacity="100%" style:font-name="Freesans" fo:font-size="15pt" fo:font-style="normal" style:text-underline-style="none" fo:font-weight="normal" officeooo:rsid="00a91773" officeooo:paragraph-rsid="00b89664" fo:background-color="transparent" style:font-size-asian="15pt" style:font-style-asian="normal" style:font-weight-asian="normal" style:font-size-complex="15pt" style:font-style-complex="normal" style:font-weight-complex="normal"/>
    </style:style>
    <style:style style:name="P40" style:family="paragraph" style:parent-style-name="Standard" style:list-style-name="L2">
      <style:text-properties fo:color="#fafafa" loext:opacity="100%" style:font-name="Freesans" fo:font-size="15pt" fo:font-style="normal" style:text-underline-style="none" fo:font-weight="normal" officeooo:rsid="00a91773" officeooo:paragraph-rsid="00a9a8dc" fo:background-color="transparent" style:font-size-asian="15pt" style:font-style-asian="normal" style:font-weight-asian="normal" style:font-size-complex="15pt" style:font-style-complex="normal" style:font-weight-complex="normal"/>
    </style:style>
    <style:style style:name="P41" style:family="paragraph" style:parent-style-name="Standard">
      <style:text-properties fo:color="#fafafa" loext:opacity="100%" style:font-name="Freesans" fo:font-size="15pt" fo:font-style="normal" style:text-underline-style="none" fo:font-weight="normal" officeooo:rsid="00c45232" officeooo:paragraph-rsid="00f534de" fo:background-color="transparent" style:font-size-asian="15pt" style:font-style-asian="normal" style:font-weight-asian="normal" style:font-size-complex="15pt" style:font-style-complex="normal" style:font-weight-complex="normal"/>
    </style:style>
    <style:style style:name="P42" style:family="paragraph" style:parent-style-name="Standard">
      <style:text-properties fo:color="#fafafa" loext:opacity="100%" style:font-name="Freesans" fo:font-size="15pt" fo:font-style="normal" style:text-underline-style="none" fo:font-weight="normal" officeooo:rsid="00c45232" officeooo:paragraph-rsid="00c45232" fo:background-color="transparent" style:font-size-asian="15pt" style:font-style-asian="normal" style:font-weight-asian="normal" style:font-size-complex="15pt" style:font-style-complex="normal" style:font-weight-complex="normal"/>
    </style:style>
    <style:style style:name="P43" style:family="paragraph" style:parent-style-name="Standard">
      <style:text-properties fo:color="#fafafa" loext:opacity="100%" style:font-name="Freesans" fo:font-size="15pt" fo:font-style="normal" style:text-underline-style="none" fo:font-weight="normal" officeooo:rsid="00c45232" officeooo:paragraph-rsid="00f77039" fo:background-color="transparent" style:font-size-asian="15pt" style:font-style-asian="normal" style:font-weight-asian="normal" style:font-size-complex="15pt" style:font-style-complex="normal" style:font-weight-complex="normal"/>
    </style:style>
    <style:style style:name="P44" style:family="paragraph" style:parent-style-name="Standard">
      <style:text-properties fo:color="#fafafa" loext:opacity="100%" style:font-name="Freesans" fo:font-size="15pt" fo:font-style="normal" style:text-underline-style="none" fo:font-weight="normal" officeooo:rsid="00f534de" officeooo:paragraph-rsid="00f534de" fo:background-color="transparent" style:font-size-asian="15pt" style:font-style-asian="normal" style:font-weight-asian="normal" style:font-size-complex="15pt" style:font-style-complex="normal" style:font-weight-complex="normal"/>
    </style:style>
    <style:style style:name="P45" style:family="paragraph" style:parent-style-name="Standard">
      <style:text-properties fo:color="#fafafa" loext:opacity="100%" style:font-name="Freesans" fo:font-size="15pt" fo:font-style="normal" style:text-underline-style="none" fo:font-weight="normal" officeooo:rsid="00c7ac68" officeooo:paragraph-rsid="00f77039" fo:background-color="transparent" style:font-size-asian="15pt" style:font-style-asian="normal" style:font-weight-asian="normal" style:font-size-complex="15pt" style:font-style-complex="normal" style:font-weight-complex="normal"/>
    </style:style>
    <style:style style:name="P46" style:family="paragraph" style:parent-style-name="Standard">
      <style:text-properties fo:color="#fafafa" loext:opacity="100%" style:font-name="Freesans" fo:font-size="15pt" fo:font-style="normal" style:text-underline-style="none" fo:font-weight="normal" officeooo:rsid="00c7ac68" officeooo:paragraph-rsid="00fb655f" fo:background-color="transparent" style:font-size-asian="15pt" style:font-style-asian="normal" style:font-weight-asian="normal" style:font-size-complex="15pt" style:font-style-complex="normal" style:font-weight-complex="normal"/>
    </style:style>
    <style:style style:name="P47" style:family="paragraph" style:parent-style-name="Standard">
      <style:text-properties fo:color="#fafafa" loext:opacity="100%" style:font-name="Freesans" fo:font-size="15pt" fo:font-style="normal" style:text-underline-style="none" fo:font-weight="normal" officeooo:rsid="00c7ac68" officeooo:paragraph-rsid="010f78ed" fo:background-color="transparent" style:font-size-asian="15pt" style:font-style-asian="normal" style:font-weight-asian="normal" style:font-size-complex="15pt" style:font-style-complex="normal" style:font-weight-complex="normal"/>
    </style:style>
    <style:style style:name="P48" style:family="paragraph" style:parent-style-name="Standard">
      <style:text-properties fo:color="#fafafa" loext:opacity="100%" style:font-name="Freesans" fo:font-size="15pt" fo:font-style="normal" style:text-underline-style="none" fo:font-weight="normal" officeooo:rsid="00fc38c4" officeooo:paragraph-rsid="00fc38c4" fo:background-color="transparent" style:font-size-asian="15pt" style:font-style-asian="normal" style:font-weight-asian="normal" style:font-size-complex="15pt" style:font-style-complex="normal" style:font-weight-complex="normal"/>
    </style:style>
    <style:style style:name="P49" style:family="paragraph" style:parent-style-name="Standard">
      <style:text-properties fo:color="#fafafa" loext:opacity="100%" style:font-name="Freesans" fo:font-size="15pt" fo:font-style="normal" style:text-underline-style="none" fo:font-weight="normal" officeooo:rsid="00fdb94d" officeooo:paragraph-rsid="00fdb94d" fo:background-color="transparent" style:font-size-asian="15pt" style:font-style-asian="normal" style:font-weight-asian="normal" style:font-size-complex="15pt" style:font-style-complex="normal" style:font-weight-complex="normal"/>
    </style:style>
    <style:style style:name="P50" style:family="paragraph" style:parent-style-name="Standard">
      <style:text-properties fo:color="#fafafa" loext:opacity="100%" style:font-name="Freesans" fo:font-size="15pt" fo:font-style="normal" style:text-underline-style="none" fo:font-weight="normal" officeooo:rsid="00fecf1f" officeooo:paragraph-rsid="00fecf1f" fo:background-color="transparent" style:font-size-asian="15pt" style:font-style-asian="normal" style:font-weight-asian="normal" style:font-size-complex="15pt" style:font-style-complex="normal" style:font-weight-complex="normal"/>
    </style:style>
    <style:style style:name="P51" style:family="paragraph" style:parent-style-name="Standard">
      <style:text-properties fo:color="#fafafa" loext:opacity="100%" style:font-name="Freesans" fo:font-size="15pt" fo:font-style="normal" style:text-underline-style="none" fo:font-weight="normal" officeooo:rsid="00359654" officeooo:paragraph-rsid="01052011" fo:background-color="transparent" style:font-size-asian="15pt" style:font-style-asian="normal" style:font-weight-asian="normal" style:font-size-complex="15pt" style:font-style-complex="normal" style:font-weight-complex="normal"/>
    </style:style>
    <style:style style:name="P52" style:family="paragraph" style:parent-style-name="Standard">
      <style:text-properties fo:color="#fafafa" loext:opacity="100%" style:font-name="Freesans" fo:font-size="15pt" fo:font-style="normal" style:text-underline-style="none" fo:font-weight="normal" officeooo:rsid="00359654" officeooo:paragraph-rsid="01079b2a" fo:background-color="transparent" style:font-size-asian="15pt" style:font-style-asian="normal" style:font-weight-asian="normal" style:font-size-complex="15pt" style:font-style-complex="normal" style:font-weight-complex="normal"/>
    </style:style>
    <style:style style:name="P53" style:family="paragraph" style:parent-style-name="Standard">
      <style:text-properties fo:color="#fafafa" loext:opacity="100%" style:font-name="Freesans" fo:font-size="15pt" fo:font-style="normal" style:text-underline-style="none" fo:font-weight="normal" officeooo:rsid="00359654" officeooo:paragraph-rsid="010cbbe2" fo:background-color="transparent" style:font-size-asian="15pt" style:font-style-asian="normal" style:font-weight-asian="normal" style:font-size-complex="15pt" style:font-style-complex="normal" style:font-weight-complex="normal"/>
    </style:style>
    <style:style style:name="P54" style:family="paragraph" style:parent-style-name="Standard">
      <style:text-properties fo:color="#fafafa" loext:opacity="100%" style:font-name="Freesans" fo:font-size="15pt" fo:font-style="normal" style:text-underline-style="none" fo:font-weight="normal" officeooo:rsid="00359654" officeooo:paragraph-rsid="010db524" fo:background-color="transparent" style:font-size-asian="15pt" style:font-style-asian="normal" style:font-weight-asian="normal" style:font-size-complex="15pt" style:font-style-complex="normal" style:font-weight-complex="normal"/>
    </style:style>
    <style:style style:name="P55" style:family="paragraph" style:parent-style-name="Standard">
      <style:paragraph-properties fo:break-before="page"/>
      <style:text-properties fo:color="#fafafa" loext:opacity="100%" style:font-name="Freesans" fo:font-size="15pt" fo:font-style="normal" style:text-underline-style="none" fo:font-weight="normal" officeooo:rsid="00359654" officeooo:paragraph-rsid="010f78ed" fo:background-color="transparent" style:font-size-asian="15pt" style:font-style-asian="normal" style:font-weight-asian="normal" style:font-size-complex="15pt" style:font-style-complex="normal" style:font-weight-complex="normal"/>
    </style:style>
    <style:style style:name="P56" style:family="paragraph" style:parent-style-name="Standard">
      <style:text-properties fo:color="#fafafa" loext:opacity="100%" style:font-name="Freesans" fo:font-size="15pt" fo:font-style="normal" style:text-underline-style="none" fo:font-weight="normal" officeooo:rsid="00359654" officeooo:paragraph-rsid="011062a4" fo:background-color="transparent" style:font-size-asian="15pt" style:font-style-asian="normal" style:font-weight-asian="normal" style:font-size-complex="15pt" style:font-style-complex="normal" style:font-weight-complex="normal"/>
    </style:style>
    <style:style style:name="P57" style:family="paragraph" style:parent-style-name="Standard">
      <style:text-properties fo:color="#fafafa" loext:opacity="100%" style:font-name="Freesans" fo:font-size="15pt" fo:font-style="normal" style:text-underline-style="none" fo:font-weight="normal" officeooo:rsid="00359654" officeooo:paragraph-rsid="0110ec1e" fo:background-color="transparent" style:font-size-asian="15pt" style:font-style-asian="normal" style:font-weight-asian="normal" style:font-size-complex="15pt" style:font-style-complex="normal" style:font-weight-complex="normal"/>
    </style:style>
    <style:style style:name="P58" style:family="paragraph" style:parent-style-name="Standard">
      <style:text-properties fo:color="#fafafa" loext:opacity="100%" style:font-name="Freesans" fo:font-size="15pt" fo:font-style="normal" style:text-underline-style="none" fo:font-weight="normal" officeooo:rsid="00359654" officeooo:paragraph-rsid="0111d9a0" fo:background-color="transparent" style:font-size-asian="15pt" style:font-style-asian="normal" style:font-weight-asian="normal" style:font-size-complex="15pt" style:font-style-complex="normal" style:font-weight-complex="normal"/>
    </style:style>
    <style:style style:name="P59" style:family="paragraph" style:parent-style-name="Standard">
      <style:text-properties fo:color="#fafafa" loext:opacity="100%" style:font-name="Freesans" fo:font-size="15pt" fo:font-style="normal" style:text-underline-style="none" fo:font-weight="normal" officeooo:rsid="0071baf4" officeooo:paragraph-rsid="00b73dfc" fo:background-color="transparent" style:font-size-asian="15pt" style:font-style-asian="normal" style:font-weight-asian="normal" style:font-size-complex="15pt" style:font-style-complex="normal" style:font-weight-complex="normal"/>
    </style:style>
    <style:style style:name="P60" style:family="paragraph" style:parent-style-name="Standard">
      <style:text-properties fo:color="#fafafa" loext:opacity="100%" style:font-name="Freesans" fo:font-size="15pt" fo:font-style="normal" style:text-underline-style="none" fo:font-weight="normal" officeooo:rsid="00a2ec43" officeooo:paragraph-rsid="00a4928f" fo:background-color="transparent" style:font-size-asian="15pt" style:font-style-asian="normal" style:font-weight-asian="normal" style:font-size-complex="15pt" style:font-style-complex="normal" style:font-weight-complex="normal"/>
    </style:style>
    <style:style style:name="P61" style:family="paragraph" style:parent-style-name="Standard">
      <style:text-properties fo:color="#fafafa" loext:opacity="100%" style:font-name="Freesans" fo:font-size="15pt" fo:font-style="italic" style:text-underline-style="none" fo:font-weight="normal" officeooo:rsid="00359654" officeooo:paragraph-rsid="01052011" fo:background-color="transparent" style:font-size-asian="15pt" style:font-style-asian="italic" style:font-weight-asian="normal" style:font-size-complex="15pt" style:font-style-complex="italic" style:font-weight-complex="normal"/>
    </style:style>
    <style:style style:name="P62" style:family="paragraph" style:parent-style-name="Standard">
      <style:text-properties fo:color="#fafafa" loext:opacity="100%" style:font-name="Freesans" fo:font-size="15pt" fo:font-style="italic" style:text-underline-style="none" fo:font-weight="normal" officeooo:rsid="00359654" officeooo:paragraph-rsid="0106b1a2" fo:background-color="transparent" style:font-size-asian="15pt" style:font-style-asian="italic" style:font-weight-asian="normal" style:font-size-complex="15pt" style:font-style-complex="italic" style:font-weight-complex="normal"/>
    </style:style>
    <style:style style:name="P63" style:family="paragraph" style:parent-style-name="Standard">
      <style:text-properties fo:color="#fafafa" loext:opacity="100%" style:font-name="Freesans" fo:font-size="15pt" fo:font-style="italic" style:text-underline-style="none" fo:font-weight="normal" officeooo:rsid="00359654" officeooo:paragraph-rsid="01079b2a" fo:background-color="transparent" style:font-size-asian="15pt" style:font-style-asian="italic" style:font-weight-asian="normal" style:font-size-complex="15pt" style:font-style-complex="italic" style:font-weight-complex="normal"/>
    </style:style>
    <style:style style:name="P64" style:family="paragraph" style:parent-style-name="Standard">
      <style:text-properties fo:color="#fafafa" loext:opacity="100%" style:font-name="Freesans" fo:font-size="15pt" fo:font-style="italic" style:text-underline-style="none" fo:font-weight="normal" officeooo:rsid="00359654" officeooo:paragraph-rsid="0109b1ec" fo:background-color="transparent" style:font-size-asian="15pt" style:font-style-asian="italic" style:font-weight-asian="normal" style:font-size-complex="15pt" style:font-style-complex="italic" style:font-weight-complex="normal"/>
    </style:style>
    <style:style style:name="P65" style:family="paragraph" style:parent-style-name="Standard">
      <style:text-properties fo:color="#fafafa" loext:opacity="100%" style:font-name="Freesans" fo:font-size="15pt" fo:font-style="italic" style:text-underline-style="none" fo:font-weight="normal" officeooo:rsid="00359654" officeooo:paragraph-rsid="010c1e52" fo:background-color="transparent" style:font-size-asian="15pt" style:font-style-asian="italic" style:font-weight-asian="normal" style:font-size-complex="15pt" style:font-style-complex="italic" style:font-weight-complex="normal"/>
    </style:style>
    <style:style style:name="P66" style:family="paragraph" style:parent-style-name="Standard">
      <style:text-properties fo:color="#fafafa" loext:opacity="100%" style:font-name="Freesans" fo:font-size="15pt" fo:font-style="italic" style:text-underline-style="none" fo:font-weight="normal" officeooo:rsid="00359654" officeooo:paragraph-rsid="010cbbe2" fo:background-color="transparent" style:font-size-asian="15pt" style:font-style-asian="italic" style:font-weight-asian="normal" style:font-size-complex="15pt" style:font-style-complex="italic" style:font-weight-complex="normal"/>
    </style:style>
    <style:style style:name="P67" style:family="paragraph" style:parent-style-name="Standard">
      <style:text-properties fo:color="#fafafa" loext:opacity="100%" style:font-name="Freesans" fo:font-size="15pt" fo:font-style="italic" style:text-underline-style="none" fo:font-weight="normal" officeooo:rsid="00359654" officeooo:paragraph-rsid="010db524" fo:background-color="transparent" style:font-size-asian="15pt" style:font-style-asian="italic" style:font-weight-asian="normal" style:font-size-complex="15pt" style:font-style-complex="italic" style:font-weight-complex="normal"/>
    </style:style>
    <style:style style:name="P68" style:family="paragraph" style:parent-style-name="Standard">
      <style:text-properties fo:color="#fafafa" loext:opacity="100%" style:font-name="Freesans" fo:font-size="15pt" fo:font-style="italic" style:text-underline-style="none" fo:font-weight="normal" officeooo:rsid="00359654" officeooo:paragraph-rsid="010f78ed" fo:background-color="transparent" style:font-size-asian="15pt" style:font-style-asian="italic" style:font-weight-asian="normal" style:font-size-complex="15pt" style:font-style-complex="italic" style:font-weight-complex="normal"/>
    </style:style>
    <style:style style:name="P69" style:family="paragraph" style:parent-style-name="Standard">
      <style:text-properties fo:color="#fafafa" loext:opacity="100%" style:font-name="Freesans" fo:font-size="15pt" fo:font-style="italic" style:text-underline-style="none" fo:font-weight="normal" officeooo:rsid="00359654" officeooo:paragraph-rsid="011062a4" fo:background-color="transparent" style:font-size-asian="15pt" style:font-style-asian="italic" style:font-weight-asian="normal" style:font-size-complex="15pt" style:font-style-complex="italic" style:font-weight-complex="normal"/>
    </style:style>
    <style:style style:name="P70" style:family="paragraph" style:parent-style-name="Standard">
      <style:text-properties fo:color="#fafafa" loext:opacity="100%" style:font-name="Freesans" fo:font-size="15pt" fo:font-style="italic" style:text-underline-style="none" fo:font-weight="normal" officeooo:rsid="00359654" officeooo:paragraph-rsid="0110ec1e" fo:background-color="transparent" style:font-size-asian="15pt" style:font-style-asian="italic" style:font-weight-asian="normal" style:font-size-complex="15pt" style:font-style-complex="italic" style:font-weight-complex="normal"/>
    </style:style>
    <style:style style:name="P71" style:family="paragraph" style:parent-style-name="Standard">
      <style:text-properties fo:color="#fafafa" loext:opacity="100%" style:font-name="Freesans" fo:font-size="15pt" fo:font-style="italic" style:text-underline-style="none" fo:font-weight="normal" officeooo:rsid="00359654" officeooo:paragraph-rsid="0111d9a0" fo:background-color="transparent" style:font-size-asian="15pt" style:font-style-asian="italic" style:font-weight-asian="normal" style:font-size-complex="15pt" style:font-style-complex="italic" style:font-weight-complex="normal"/>
    </style:style>
    <style:style style:name="P72" style:family="paragraph" style:parent-style-name="Standard" style:list-style-name="L3">
      <style:text-properties officeooo:paragraph-rsid="00bd971f"/>
    </style:style>
    <style:style style:name="P73" style:family="paragraph" style:parent-style-name="Standard">
      <style:text-properties fo:color="#ffccbc" loext:opacity="100%" style:font-name="Freesans" fo:font-size="20pt" fo:font-style="normal" style:text-underline-style="none" fo:font-weight="bold" officeooo:rsid="00ce7086" officeooo:paragraph-rsid="00f77039" fo:background-color="transparent" style:font-size-asian="20pt" style:font-style-asian="normal" style:font-weight-asian="bold" style:font-size-complex="20pt" style:font-style-complex="normal" style:font-weight-complex="bold"/>
    </style:style>
    <style:style style:name="P74" style:family="paragraph" style:parent-style-name="Standard">
      <style:text-properties fo:color="#ffccbc" loext:opacity="100%" style:font-name="Freesans" fo:font-size="15pt" style:text-underline-style="none" fo:font-weight="normal" officeooo:rsid="0034a88a" officeooo:paragraph-rsid="0034a88a" style:font-size-asian="15pt" style:font-weight-asian="normal" style:font-size-complex="15pt" style:font-weight-complex="normal"/>
    </style:style>
    <style:style style:name="P75" style:family="paragraph" style:parent-style-name="Standard" style:master-page-name="MP0">
      <style:paragraph-properties style:page-number="auto" fo:break-before="page"/>
      <style:text-properties fo:color="#ffcc80" loext:opacity="100%" style:font-name="FreeSans" fo:font-size="24pt" style:text-underline-style="none" fo:font-weight="normal" officeooo:rsid="00274ec5" officeooo:paragraph-rsid="009b8e6b" style:font-size-asian="24pt" style:font-weight-asian="normal" style:font-size-complex="24pt" style:font-weight-complex="normal"/>
    </style:style>
    <style:style style:name="P76" style:family="paragraph" style:parent-style-name="Standard">
      <style:text-properties fo:color="#ffcc80" loext:opacity="100%" style:font-name="Freesans" fo:font-size="20pt" fo:font-style="normal" style:text-underline-style="none" fo:font-weight="bold" officeooo:rsid="007174a0" officeooo:paragraph-rsid="007174a0" fo:background-color="transparent" style:font-size-asian="20pt" style:font-style-asian="normal" style:font-weight-asian="bold" style:font-size-complex="20pt" style:font-style-complex="normal" style:font-weight-complex="bold"/>
    </style:style>
    <style:style style:name="P77" style:family="paragraph" style:parent-style-name="Standard">
      <style:text-properties fo:color="#ffcc80" loext:opacity="100%" style:font-name="Freesans" fo:font-size="20pt" fo:font-style="normal" style:text-underline-style="none" fo:font-weight="bold" officeooo:rsid="00c6377f" officeooo:paragraph-rsid="01052011" fo:background-color="transparent" style:font-size-asian="20pt" style:font-style-asian="normal" style:font-weight-asian="bold" style:font-size-complex="20pt" style:font-style-complex="normal" style:font-weight-complex="bold"/>
    </style:style>
    <style:style style:name="P78" style:family="paragraph" style:parent-style-name="Standard">
      <style:text-properties fo:color="#ffcc80" loext:opacity="100%" style:font-name="Freesans" fo:font-size="20pt" fo:font-style="normal" style:text-underline-style="none" fo:font-weight="bold" officeooo:rsid="00c6377f" officeooo:paragraph-rsid="00c6377f" fo:background-color="transparent" style:font-size-asian="20pt" style:font-style-asian="normal" style:font-weight-asian="bold" style:font-size-complex="20pt" style:font-style-complex="normal" style:font-weight-complex="bold"/>
    </style:style>
    <style:style style:name="P79" style:family="paragraph" style:parent-style-name="Standard">
      <style:text-properties fo:color="#ffcc80" loext:opacity="100%" style:font-name="Freesans" fo:font-size="20pt" fo:font-style="normal" style:text-underline-style="none" fo:font-weight="bold" officeooo:rsid="00ce7086" officeooo:paragraph-rsid="00f77039" fo:background-color="transparent" style:font-size-asian="20pt" style:font-style-asian="normal" style:font-weight-asian="bold" style:font-size-complex="20pt" style:font-style-complex="normal" style:font-weight-complex="bold"/>
    </style:style>
    <style:style style:name="P80" style:family="paragraph" style:parent-style-name="Standard">
      <style:text-properties fo:color="#ffcc80" loext:opacity="100%" style:font-name="Freesans" fo:font-size="20pt" fo:font-style="normal" style:text-underline-style="none" fo:font-weight="bold" officeooo:rsid="00cf95cb" officeooo:paragraph-rsid="0101c255" fo:background-color="transparent" style:font-size-asian="20pt" style:font-style-asian="normal" style:font-weight-asian="bold" style:font-size-complex="20pt" style:font-style-complex="normal" style:font-weight-complex="bold"/>
    </style:style>
    <style:style style:name="P81" style:family="paragraph" style:parent-style-name="Standard">
      <style:text-properties fo:color="#ffcc80" loext:opacity="100%" style:font-name="Freesans" fo:font-size="15pt" fo:font-style="normal" style:text-underline-style="none" fo:font-weight="normal" officeooo:rsid="00c7ac68" officeooo:paragraph-rsid="00f77039" fo:background-color="transparent" style:font-size-asian="15pt" style:font-style-asian="normal" style:font-weight-asian="normal" style:font-size-complex="15pt" style:font-style-complex="normal" style:font-weight-complex="normal"/>
    </style:style>
    <style:style style:name="P82" style:family="paragraph" style:parent-style-name="Standard">
      <style:text-properties fo:color="#729fcf" loext:opacity="100%" style:font-name="FreeSans" fo:font-size="24pt" style:text-underline-style="none" fo:font-weight="bold" officeooo:rsid="00274ec5" officeooo:paragraph-rsid="009b8e6b" style:font-size-asian="24pt" style:font-weight-asian="bold" style:font-size-complex="24pt" style:font-weight-complex="bold"/>
    </style:style>
    <style:style style:name="T1" style:family="text">
      <style:text-properties fo:font-weight="normal" style:font-weight-asian="normal" style:font-weight-complex="normal"/>
    </style:style>
    <style:style style:name="T2" style:family="text">
      <style:text-properties fo:font-weight="normal" officeooo:rsid="005c7101" style:font-weight-asian="normal" style:font-weight-complex="normal"/>
    </style:style>
    <style:style style:name="T3" style:family="text">
      <style:text-properties officeooo:rsid="009e038c"/>
    </style:style>
    <style:style style:name="T4" style:family="text">
      <style:text-properties officeooo:rsid="00a5592a"/>
    </style:style>
    <style:style style:name="T5" style:family="text">
      <style:text-properties officeooo:rsid="00aae40a"/>
    </style:style>
    <style:style style:name="T6" style:family="text">
      <style:text-properties officeooo:rsid="00aeab08"/>
    </style:style>
    <style:style style:name="T7" style:family="text">
      <style:text-properties fo:color="#fafafa" loext:opacity="100%" style:font-name="Freesans" fo:font-size="15pt" fo:font-style="normal" style:text-underline-style="none" fo:font-weight="normal" officeooo:rsid="00b08d6a" fo:background-color="transparent" loext:char-shading-value="0" style:font-size-asian="15pt" style:font-style-asian="normal" style:font-weight-asian="normal" style:font-size-complex="15pt" style:font-style-complex="normal" style:font-weight-complex="normal"/>
    </style:style>
    <style:style style:name="T8" style:family="text">
      <style:text-properties fo:color="#fafafa" loext:opacity="100%" style:font-name="Freesans" fo:font-size="15pt" fo:font-style="normal" style:text-underline-style="none" fo:font-weight="normal" officeooo:rsid="00a84921" fo:background-color="transparent" loext:char-shading-value="0" style:font-size-asian="15pt" style:font-style-asian="normal" style:font-weight-asian="normal" style:font-size-complex="15pt" style:font-style-complex="normal" style:font-weight-complex="normal"/>
    </style:style>
    <style:style style:name="T9" style:family="text">
      <style:text-properties fo:color="#fafafa" loext:opacity="100%" style:font-name="Freesans" fo:font-size="15pt" fo:font-style="normal" style:text-underline-style="none" fo:font-weight="normal" officeooo:rsid="00a91773" fo:background-color="transparent" loext:char-shading-value="0" style:font-size-asian="15pt" style:font-style-asian="normal" style:font-weight-asian="normal" style:font-size-complex="15pt" style:font-style-complex="normal" style:font-weight-complex="normal"/>
    </style:style>
    <style:style style:name="T10" style:family="text">
      <style:text-properties fo:color="#fafafa" loext:opacity="100%" style:font-name="Freesans" fo:font-size="15pt" fo:font-style="normal" style:text-underline-style="none" fo:font-weight="normal" officeooo:rsid="00b73dfc" fo:background-color="transparent" loext:char-shading-value="0" style:font-size-asian="15pt" style:font-style-asian="normal" style:font-weight-asian="normal" style:font-size-complex="15pt" style:font-style-complex="normal" style:font-weight-complex="normal"/>
    </style:style>
    <style:style style:name="T11" style:family="text">
      <style:text-properties fo:color="#fafafa" loext:opacity="100%" style:font-name="Freesans" fo:font-size="15pt" fo:font-style="normal" style:text-underline-style="none" fo:font-weight="normal" officeooo:rsid="00bd1a1c" fo:background-color="transparent" loext:char-shading-value="0" style:font-size-asian="15pt" style:font-style-asian="normal" style:font-weight-asian="normal" style:font-size-complex="15pt" style:font-style-complex="normal" style:font-weight-complex="normal"/>
    </style:style>
    <style:style style:name="T12" style:family="text">
      <style:text-properties fo:color="#fafafa" loext:opacity="100%" style:font-name="Freesans" fo:font-size="15pt" fo:font-style="normal" style:text-underline-style="none" fo:font-weight="normal" officeooo:rsid="00bd971f" fo:background-color="transparent" loext:char-shading-value="0" style:font-size-asian="15pt" style:font-style-asian="normal" style:font-weight-asian="normal" style:font-size-complex="15pt" style:font-style-complex="normal" style:font-weight-complex="normal"/>
    </style:style>
    <style:style style:name="T13" style:family="text">
      <style:text-properties fo:color="#fafafa" loext:opacity="100%" style:font-name="Freesans" fo:font-size="15pt" fo:font-style="normal" style:text-underline-style="none" fo:font-weight="bold" officeooo:rsid="00a84921" fo:background-color="transparent" loext:char-shading-value="0" style:font-size-asian="15pt" style:font-style-asian="normal" style:font-weight-asian="bold" style:font-size-complex="15pt" style:font-style-complex="normal" style:font-weight-complex="bold"/>
    </style:style>
    <style:style style:name="T14" style:family="text">
      <style:text-properties fo:color="#fafafa" loext:opacity="100%" style:font-name="Freesans" fo:font-size="15pt" fo:font-style="normal" style:text-underline-style="none" fo:font-weight="bold" officeooo:rsid="00bd1a1c" fo:background-color="transparent" loext:char-shading-value="0" style:font-size-asian="15pt" style:font-style-asian="normal" style:font-weight-asian="bold" style:font-size-complex="15pt" style:font-style-complex="normal" style:font-weight-complex="bold"/>
    </style:style>
    <style:style style:name="T15" style:family="text">
      <style:text-properties fo:color="#fafafa" loext:opacity="100%" style:font-name="Freesans" fo:font-size="15pt" fo:font-style="normal" style:text-underline-style="none" fo:font-weight="bold" officeooo:rsid="00a91773" fo:background-color="transparent" loext:char-shading-value="0" style:font-size-asian="15pt" style:font-style-asian="normal" style:font-weight-asian="bold" style:font-size-complex="15pt" style:font-style-complex="normal" style:font-weight-complex="bold"/>
    </style:style>
    <style:style style:name="T16" style:family="text">
      <style:text-properties fo:color="#fafafa" loext:opacity="100%" fo:font-size="15pt" fo:font-weight="normal" officeooo:rsid="00c7ac68" style:font-size-asian="15pt" style:font-weight-asian="normal" style:font-size-complex="15pt" style:font-weight-complex="normal"/>
    </style:style>
    <style:style style:name="T17" style:family="text">
      <style:text-properties fo:color="#fafafa" loext:opacity="100%" fo:font-size="15pt" fo:font-weight="normal" officeooo:rsid="00f7cae0" style:font-size-asian="15pt" style:font-weight-asian="normal" style:font-size-complex="15pt" style:font-weight-complex="normal"/>
    </style:style>
    <style:style style:name="T18" style:family="text">
      <style:text-properties fo:color="#fafafa" loext:opacity="100%" fo:font-size="15pt" fo:font-weight="normal" officeooo:rsid="01179447" style:font-size-asian="15pt" style:font-weight-asian="normal" style:font-size-complex="15pt" style:font-weight-complex="normal"/>
    </style:style>
    <style:style style:name="T19" style:family="text">
      <style:text-properties officeooo:rsid="00aeb3f6"/>
    </style:style>
    <style:style style:name="T20" style:family="text">
      <style:text-properties officeooo:rsid="00b37df9"/>
    </style:style>
    <style:style style:name="T21" style:family="text">
      <style:text-properties officeooo:rsid="00b571fe"/>
    </style:style>
    <style:style style:name="T22" style:family="text">
      <style:text-properties officeooo:rsid="00a2ec43"/>
    </style:style>
    <style:style style:name="T23" style:family="text">
      <style:text-properties officeooo:rsid="00a84921"/>
    </style:style>
    <style:style style:name="T24" style:family="text">
      <style:text-properties officeooo:rsid="00b89664"/>
    </style:style>
    <style:style style:name="T25" style:family="text">
      <style:text-properties officeooo:rsid="00b90836"/>
    </style:style>
    <style:style style:name="T26" style:family="text">
      <style:text-properties officeooo:rsid="00b9100d"/>
    </style:style>
    <style:style style:name="T27" style:family="text">
      <style:text-properties officeooo:rsid="00baa7cd"/>
    </style:style>
    <style:style style:name="T28" style:family="text">
      <style:text-properties officeooo:rsid="00bc24b4"/>
    </style:style>
    <style:style style:name="T29" style:family="text">
      <style:text-properties officeooo:rsid="00bc3440"/>
    </style:style>
    <style:style style:name="T30" style:family="text">
      <style:text-properties officeooo:rsid="00bd971f"/>
    </style:style>
    <style:style style:name="T31" style:family="text">
      <style:text-properties officeooo:rsid="00a9a8dc"/>
    </style:style>
    <style:style style:name="T32" style:family="text">
      <style:text-properties officeooo:rsid="00bf2bf6"/>
    </style:style>
    <style:style style:name="T33" style:family="text">
      <style:text-properties officeooo:rsid="00bfd88d"/>
    </style:style>
    <style:style style:name="T34" style:family="text">
      <style:text-properties officeooo:rsid="00c1c84b"/>
    </style:style>
    <style:style style:name="T35" style:family="text">
      <style:text-properties officeooo:rsid="00c30d4e"/>
    </style:style>
    <style:style style:name="T36" style:family="text">
      <style:text-properties officeooo:rsid="00acda29"/>
    </style:style>
    <style:style style:name="T37" style:family="text">
      <style:text-properties officeooo:rsid="00c32811"/>
    </style:style>
    <style:style style:name="T38" style:family="text">
      <style:text-properties officeooo:rsid="00c45232"/>
    </style:style>
    <style:style style:name="T39" style:family="text">
      <style:text-properties officeooo:rsid="00c6377f"/>
    </style:style>
    <style:style style:name="T40" style:family="text">
      <style:text-properties officeooo:rsid="00c7ac68"/>
    </style:style>
    <style:style style:name="T41" style:family="text">
      <style:text-properties officeooo:rsid="00cb13cb"/>
    </style:style>
    <style:style style:name="T42" style:family="text">
      <style:text-properties officeooo:rsid="00cc6cda"/>
    </style:style>
    <style:style style:name="T43" style:family="text">
      <style:text-properties officeooo:rsid="00cf95cb"/>
    </style:style>
    <style:style style:name="T44" style:family="text">
      <style:text-properties officeooo:rsid="00d1017d"/>
    </style:style>
    <style:style style:name="T45" style:family="text">
      <style:text-properties officeooo:rsid="00d2bdea"/>
    </style:style>
    <style:style style:name="T46" style:family="text">
      <style:text-properties officeooo:rsid="00d446a5"/>
    </style:style>
    <style:style style:name="T47" style:family="text">
      <style:text-properties officeooo:rsid="00d532d2"/>
    </style:style>
    <style:style style:name="T48" style:family="text">
      <style:text-properties officeooo:rsid="00d5cc98"/>
    </style:style>
    <style:style style:name="T49" style:family="text">
      <style:text-properties officeooo:rsid="00d7a7e6"/>
    </style:style>
    <style:style style:name="T50" style:family="text">
      <style:text-properties officeooo:rsid="00d8bac3"/>
    </style:style>
    <style:style style:name="T51" style:family="text">
      <style:text-properties officeooo:rsid="00da625d"/>
    </style:style>
    <style:style style:name="T52" style:family="text">
      <style:text-properties officeooo:rsid="00dc2352"/>
    </style:style>
    <style:style style:name="T53" style:family="text">
      <style:text-properties officeooo:rsid="00dc8585"/>
    </style:style>
    <style:style style:name="T54" style:family="text">
      <style:text-properties officeooo:rsid="00de0174"/>
    </style:style>
    <style:style style:name="T55" style:family="text">
      <style:text-properties officeooo:rsid="00de4b84"/>
    </style:style>
    <style:style style:name="T56" style:family="text">
      <style:text-properties officeooo:rsid="00e04db1"/>
    </style:style>
    <style:style style:name="T57" style:family="text">
      <style:text-properties officeooo:rsid="00e17325"/>
    </style:style>
    <style:style style:name="T58" style:family="text">
      <style:text-properties officeooo:rsid="00e23e5d"/>
    </style:style>
    <style:style style:name="T59" style:family="text">
      <style:text-properties officeooo:rsid="00e5679f"/>
    </style:style>
    <style:style style:name="T60" style:family="text">
      <style:text-properties fo:font-weight="bold" style:font-weight-asian="bold" style:font-weight-complex="bold"/>
    </style:style>
    <style:style style:name="T61" style:family="text">
      <style:text-properties fo:font-weight="bold" officeooo:rsid="00b73dfc" style:font-weight-asian="bold" style:font-weight-complex="bold"/>
    </style:style>
    <style:style style:name="T62" style:family="text">
      <style:text-properties officeooo:rsid="00e749be"/>
    </style:style>
    <style:style style:name="T63" style:family="text">
      <style:text-properties officeooo:rsid="00e7ce55"/>
    </style:style>
    <style:style style:name="T64" style:family="text">
      <style:text-properties officeooo:rsid="00e834ab"/>
    </style:style>
    <style:style style:name="T65" style:family="text">
      <style:text-properties officeooo:rsid="00e89026"/>
    </style:style>
    <style:style style:name="T66" style:family="text">
      <style:text-properties officeooo:rsid="00eb5251"/>
    </style:style>
    <style:style style:name="T67" style:family="text">
      <style:text-properties officeooo:rsid="00ed7b6b"/>
    </style:style>
    <style:style style:name="T68" style:family="text">
      <style:text-properties officeooo:rsid="00ef6736"/>
    </style:style>
    <style:style style:name="T69" style:family="text">
      <style:text-properties officeooo:rsid="00f130d7"/>
    </style:style>
    <style:style style:name="T70" style:family="text">
      <style:text-properties officeooo:rsid="00f1a225"/>
    </style:style>
    <style:style style:name="T71" style:family="text">
      <style:text-properties officeooo:rsid="00f358f3"/>
    </style:style>
    <style:style style:name="T72" style:family="text">
      <style:text-properties officeooo:rsid="00f77039"/>
    </style:style>
    <style:style style:name="T73" style:family="text">
      <style:text-properties officeooo:rsid="00f9a65d"/>
    </style:style>
    <style:style style:name="T74" style:family="text">
      <style:text-properties officeooo:rsid="00acf49c"/>
    </style:style>
    <style:style style:name="T75" style:family="text">
      <style:text-properties officeooo:rsid="00f9c972"/>
    </style:style>
    <style:style style:name="T76" style:family="text">
      <style:text-properties officeooo:rsid="00fb655f"/>
    </style:style>
    <style:style style:name="T77" style:family="text">
      <style:text-properties officeooo:rsid="00fecf1f"/>
    </style:style>
    <style:style style:name="T78" style:family="text">
      <style:text-properties officeooo:rsid="0101996a"/>
    </style:style>
    <style:style style:name="T79" style:family="text">
      <style:text-properties officeooo:rsid="01052011"/>
    </style:style>
    <style:style style:name="T80" style:family="text">
      <style:text-properties officeooo:rsid="0105e776"/>
    </style:style>
    <style:style style:name="T81" style:family="text">
      <style:text-properties officeooo:rsid="0106b1a2"/>
    </style:style>
    <style:style style:name="T82" style:family="text">
      <style:text-properties officeooo:rsid="01079b2a"/>
    </style:style>
    <style:style style:name="T83" style:family="text">
      <style:text-properties officeooo:rsid="0108cd6e"/>
    </style:style>
    <style:style style:name="T84" style:family="text">
      <style:text-properties officeooo:rsid="010926f4"/>
    </style:style>
    <style:style style:name="T85" style:family="text">
      <style:text-properties officeooo:rsid="0109b1ec"/>
    </style:style>
    <style:style style:name="T86" style:family="text">
      <style:text-properties officeooo:rsid="010b55bb"/>
    </style:style>
    <style:style style:name="T87" style:family="text">
      <style:text-properties officeooo:rsid="010c1e52"/>
    </style:style>
    <style:style style:name="T88" style:family="text">
      <style:text-properties officeooo:rsid="010cbbe2"/>
    </style:style>
    <style:style style:name="T89" style:family="text">
      <style:text-properties officeooo:rsid="010db524"/>
    </style:style>
    <style:style style:name="T90" style:family="text">
      <style:text-properties officeooo:rsid="010f78ed"/>
    </style:style>
    <style:style style:name="T91" style:family="text">
      <style:text-properties officeooo:rsid="011062a4"/>
    </style:style>
    <style:style style:name="T92" style:family="text">
      <style:text-properties officeooo:rsid="0110ec1e"/>
    </style:style>
    <style:style style:name="T93" style:family="text">
      <style:text-properties officeooo:rsid="0111d9a0"/>
    </style:style>
    <style:style style:name="T94" style:family="text">
      <style:text-properties officeooo:rsid="01150d2a"/>
    </style:style>
    <style:style style:name="T95" style:family="text">
      <style:text-properties officeooo:rsid="0116174a"/>
    </style:style>
    <style:style style:name="T96" style:family="text">
      <style:text-properties officeooo:rsid="01171ae2"/>
    </style:style>
    <style:style style:name="T97" style:family="text">
      <style:text-properties officeooo:rsid="01176766"/>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
      <text:p text:style-name="P82"><text:span text:style-name="T1"><text:tab/><text:tab/></text:span>La génomique, reine du Big data ?</text:p>
      <text:p text:style-name="P1"/>
      <text:p text:style-name="P1"/>
      <text:p text:style-name="P1"/>
      <text:p text:style-name="P76">Introduction</text:p>
      <text:p text:style-name="P7"><text:tab/></text:p>
      <text:p text:style-name="P62"><text:tab/><text:span text:style-name="T80">pbq</text:span></text:p>
      <text:p text:style-name="P62"><text:span text:style-name="T81"><text:tab/>definitions</text:span></text:p>
      <text:p text:style-name="P6"><text:tab/></text:p>
      <text:p text:style-name="P7"/>
      <text:p text:style-name="P11">Je vais vous presenter mon expose de grand oral sur la problematique «La génomique, reine du Big data ?». <text:span text:style-name="T21">Alors pourquoi cette question et pourquoi c’est hypothese, avant d’y repondre il est important de bien comprendre les deux sujets de cette problematique </text:span><text:span text:style-name="T33">en commenceant par </text:span><text:span text:style-name="T56">le </text:span><text:span text:style-name="T33">Big Data</text:span><text:span text:style-name="T21">. </text:span></text:p>
      <text:p text:style-name="P11"/>
      <text:p text:style-name="P11"/>
      <text:p text:style-name="P11"/>
      <text:p text:style-name="P11"/>
      <text:p text:style-name="P77">Le Big Data</text:p>
      <text:p text:style-name="P51"/>
      <text:p text:style-name="P61"><text:tab/><text:span text:style-name="T79">big data anglais </text:span></text:p>
      <text:p text:style-name="P61"><text:span text:style-name="T79"><text:tab/>concept 2000 </text:span></text:p>
      <text:p text:style-name="P61"><text:span text:style-name="T79"><text:tab/>traditionel → moderne</text:span></text:p>
      <text:p text:style-name="P11"/>
      <text:p text:style-name="P11"><text:span text:style-name="T33">B</text:span><text:span text:style-name="T21">ig </text:span><text:span text:style-name="T33">D</text:span><text:span text:style-name="T21">ata c’est une expression anglophone qui se traduit literallement par Grosse</text:span><text:span text:style-name="T34">s</text:span><text:span text:style-name="T21"> Donnee</text:span><text:span text:style-name="T34">s</text:span><text:span text:style-name="T21"> ou plu</text:span><text:span text:style-name="T94">tot </text:span><text:span text:style-name="T21">par les megadonnees voir encore les donnees massives. Le Big Data est un concept qui nait environ au debut des annees 2000 a cause d’une situation bien precise. </text:span></text:p>
      <text:p text:style-name="P11"/>
      <text:p text:style-name="P11"><text:span text:style-name="T21">En fait, avec la hausse continue de production et de stockage de donnees informatiques, scientifiques et autres il devient impossible de traiter ces donnees de maniere traditionelle, lorsqu’</text:span><text:span text:style-name="T58">on parle </text:span><text:span text:style-name="T21">de maniere traditionelle </text:span><text:span text:style-name="T58">on veut dire</text:span><text:span text:style-name="T21"> par exemple avec un seul ordinateur et un seul disque dur. Comme cela n’etait plus possible de nouvelles facons de reflechir le traitement et le stockage des donnees ont ete mise en place et c’est suite a cela que le concept de </text:span><text:span text:style-name="T59">Big Data</text:span><text:span text:style-name="T21"> a ete invente. </text:span></text:p>
      <text:p text:style-name="P11"/>
      <text:p text:style-name="P11"/>
      <text:p text:style-name="P11"/>
      <text:p text:style-name="P11"/>
      <text:p text:style-name="P11"/>
      <text:p text:style-name="P78">Les 5 Grands V</text:p>
      <text:p text:style-name="P52"/>
      <text:p text:style-name="P63"><text:tab/><text:span text:style-name="T82">general</text:span><text:span text:style-name="T79"> </text:span></text:p>
      <text:p text:style-name="P63"><text:span text:style-name="T79"><text:tab/></text:span><text:span text:style-name="T82">5 grands V</text:span></text:p>
      <text:p text:style-name="P63"><text:tab/><text:tab/><text:span text:style-name="T82">volume</text:span></text:p>
      <text:p text:style-name="P63"><text:tab/><text:tab/><text:span text:style-name="T82">velocitee</text:span></text:p>
      <text:p text:style-name="P63"><text:tab/><text:tab/><text:span text:style-name="T82">varietee</text:span></text:p>
      <text:p text:style-name="P63"/>
      <text:p text:style-name="P63"><text:tab/><text:tab/><text:span text:style-name="T82">valeur</text:span></text:p>
      <text:p text:style-name="P63"><text:tab/><text:tab/><text:span text:style-name="T82">veracitee</text:span></text:p>
      <text:p text:style-name="P63"><text:tab/><text:span text:style-name="T83">mini </text:span><text:span text:style-name="T82">ccl</text:span></text:p>
      <text:p text:style-name="P11"/>
      <text:p text:style-name="P11"><text:span text:style-name="T5">D</text:span><text:span text:style-name="T4">e facon general </text:span><text:span text:style-name="T21">c</text:span><text:span text:style-name="T5">e concept </text:span><text:span text:style-name="T22">désigne </text:span><text:span text:style-name="T4">donc </text:span><text:span text:style-name="T22">d’un cote la production de plus en plus importante de données et de l’autre le développement de technologies capables de les traiter, </text:span><text:span text:style-name="T21">mais pour mieux comprendre en detail ce qu’il represente vraiment il faut forcement parler des 5 grands V du Big Data. </text:span><text:span text:style-name="T23">Les trois premiers sont les plus anciens et remontent a 2001;</text:span></text:p>
      <text:p text:style-name="P22"/>
      <text:list xml:id="list2517490922" text:style-name="L1">
        <text:list-item>
          <text:p text:style-name="P37"><text:span text:style-name="T7">E</text:span><text:span text:style-name="T8">n premier il y a le </text:span><text:span text:style-name="T13">Volume</text:span><text:span text:style-name="T8">, c’est l’</text:span><text:span text:style-name="T10">idee</text:span><text:span text:style-name="T8"> l</text:span><text:span text:style-name="T10">a plus transparente;</text:span><text:span text:style-name="T8"> il y a de plus en plus de donnees et elles representent un volume de plus en plus important. </text:span></text:p>
        </text:list-item>
      </text:list>
      <text:p text:style-name="P22"/>
      <text:list xml:id="list193730819182478" text:continue-numbering="true" text:style-name="L1">
        <text:list-item>
          <text:p text:style-name="P38">En deuxieme nous avons la <text:span text:style-name="T61">V</text:span><text:span text:style-name="T60">elocitee</text:span>, c’est a dire que des quantitees enormes de donnes sont generees tres rappidement, on peut penser par exemple a TikTok ou FaceBook ou des millions de personnes like des posts au meme instant pendant toute la journee. </text:p>
        </text:list-item>
      </text:list>
      <text:p text:style-name="P22"/>
      <text:list xml:id="list193730723069531" text:continue-numbering="true" text:style-name="L1">
        <text:list-item>
          <text:p text:style-name="P39"><text:span text:style-name="T95">Et e</text:span>n troisieme c’est la <text:span text:style-name="T60">Varietee</text:span> des donnees, c’est a dire que les informations ne sont plus seulement stockees dans des formats texte<text:span text:style-name="T24">s</text:span> ou tableurs mais dans des formats tres variees. <text:span text:style-name="T24">O</text:span>n appele ces donnes les donnes non structurees qui peuvent etre par exemple des images des audios ou des videos et qui s’opposent aux donnees structurees plus traditionelles. </text:p>
        </text:list-item>
      </text:list>
      <text:p text:style-name="P21"/>
      <text:p text:style-name="P26">Meme si ces trois points <text:span text:style-name="T24">pourraient suffir a comprendre le</text:span> Big Data, les choses changent <text:span text:style-name="T24">tres vite </text:span>et <text:span text:style-name="T25">il me semble important </text:span><text:span text:style-name="T26">aujourdhui </text:span><text:span text:style-name="T25">de </text:span>rajouter deux autres <text:span text:style-name="T25">grands </text:span>V a sa definition. </text:p>
      <text:p text:style-name="P22"/>
      <text:list xml:id="list4183676621" text:style-name="L2">
        <text:list-item>
          <text:p text:style-name="P40"><text:span text:style-name="T27">En</text:span> quatrieme serait donc la <text:span text:style-name="T60">Valeur</text:span>; si les <text:span text:style-name="T27">mega</text:span>donnees n’avaient pas de valeurs, <text:span text:style-name="T27">toutes les infrastructures materielles mais aussi les projets de recherche et bien d’autres choses ne pourraient pas exister et meme faire des profits. </text:span><text:span text:style-name="T96">P</text:span>our la SNCF par exemple, les donnees sur les positions de leurs trains sont indispensables pour pouvoir organiser et gerer leurs lignes <text:span text:style-name="T29">et </text:span><text:span text:style-name="T28">ca aussi c’est du Big Data</text:span>. </text:p>
        </text:list-item>
      </text:list>
      <text:p text:style-name="P22"/>
      <text:list xml:id="list566303782" text:style-name="L3">
        <text:list-item>
          <text:p text:style-name="P72"><text:span text:style-name="T9">Enfin le cinquieme V </text:span><text:span text:style-name="T11">n’</text:span><text:span text:style-name="T9">est </text:span><text:span text:style-name="T11">autre que </text:span><text:span text:style-name="T9">la </text:span><text:span text:style-name="T14">V</text:span><text:span text:style-name="T15">eracitee</text:span><text:span text:style-name="T9">, c’est a dire a quel point la donnee est fiable puisque les sources de production de donnees se multiplient il faut faire le tri et ne pas enregistrer de </text:span><text:span text:style-name="T12">fausses</text:span><text:span text:style-name="T9"> donnees. </text:span></text:p>
        </text:list-item>
      </text:list>
      <text:p text:style-name="P10"/>
      <text:p text:style-name="P17"/>
      <text:p text:style-name="P20"><text:span text:style-name="T31">Evidement ces 5 V ne sont pas representatifs de l’entieretee du Big Data mais il</text:span><text:span text:style-name="T30">s</text:span><text:span text:style-name="T31"> permettent de mieux comprendre ce que cela signifie en allant </text:span><text:span text:style-name="T32">un peu plus loins. </text:span><text:span text:style-name="T5">Mais alors quel lien faire avec la gen</text:span><text:span text:style-name="T35">omique</text:span><text:span text:style-name="T5"> et puis tout d’abord </text:span><text:span text:style-name="T35">c’est quoi la genomique ?</text:span></text:p>
      <text:p text:style-name="P19"/>
      <text:p text:style-name="P19"/>
      <text:p text:style-name="P19"/>
      <text:p text:style-name="P19"/>
      <text:p text:style-name="P19"/>
      <text:p text:style-name="P78">Le genome et l’ADN</text:p>
      <text:p text:style-name="P52"/>
      <text:p text:style-name="P63"><text:tab/><text:span text:style-name="T84">intro bases</text:span></text:p>
      <text:p text:style-name="P64"><text:span text:style-name="T79"><text:tab/></text:span><text:span text:style-name="T85">molecule d’ADN</text:span></text:p>
      <text:p text:style-name="P64"><text:span text:style-name="T79"><text:tab/></text:span><text:span text:style-name="T85">genes</text:span></text:p>
      <text:p text:style-name="P65"><text:span text:style-name="T79"><text:tab/></text:span><text:span text:style-name="T85">definition genomique </text:span><text:span text:style-name="T86">+ lien big data</text:span></text:p>
      <text:p text:style-name="P65"><text:span text:style-name="T79"><text:tab/></text:span><text:span text:style-name="T87">transition 5V</text:span><text:span text:style-name="T79"> </text:span></text:p>
      <text:p text:style-name="P19"/>
      <text:p text:style-name="P29">Avant d’expliquer ce qu’est vraiment la genomique, il faut d’abord <text:span text:style-name="T40">bien comprendre</text:span> ce qu’est le genome et l’ADN. <text:span text:style-name="T36">Comme </text:span><text:span text:style-name="T63">vous le savez peut etre</text:span><text:span text:style-name="T36">, les organismes vivants sont composes de cellules, </text:span><text:span text:style-name="T62">et </text:span>c<text:span text:style-name="T36">haque cellule contient un noyau </text:span><text:span text:style-name="T37">qui</text:span><text:span text:style-name="T36"> contient </text:span><text:span text:style-name="T37">son</text:span><text:span text:style-name="T36"> l’ADN </text:span><text:span text:style-name="T64">(</text:span><text:span text:style-name="T36">ou aci</text:span><text:span text:style-name="T6">d</text:span><text:span text:style-name="T36">e desoxyribonucleique</text:span><text:span text:style-name="T64">)</text:span><text:span text:style-name="T36">. </text:span></text:p>
      <text:p text:style-name="P29"/>
      <text:p text:style-name="P31">L’ADN est une molecule et elle a une structure de double brin, chaque brin est compose d’une suite des quattres briques elementaires appelees nucleotides et symbolisees par les lettres ATCG. Les deux brins d’ADN sont complementaires l’un de l’autre. A chaque A d’un brin correspond un T sur l’autre et a chaque C un G. </text:p>
      <text:p text:style-name="P31"/>
      <text:p text:style-name="P31">Mais ce message est tres long et il est donc organise en differentes parties que l’on appel genes, <text:span text:style-name="T39">il y en a au total environ </text:span><text:span text:style-name="T97">30</text:span><text:span text:style-name="T39">000 chez l’etre humain et </text:span><text:span text:style-name="T97">presque tous</text:span><text:span text:style-name="T39"> contiennent</text:span> la recette en quelque sorte a la production d’une proteine particulliere. <text:span text:style-name="T38">Un gene c’est donc un segment de notre ADN et les genes sont tres importants </text:span><text:span text:style-name="T39">a</text:span><text:span text:style-name="T38"> notre corps et notre santee, par exemple on dit souvent qu’un gene va determiner la couleur de nos yeux mais il faut faire attention car ce sont en realitee plusieurs genes ensembles qui peuvent affecter la couleurs de nos yeux. Et cela nous ammene au genome, le genome c’est non pas seulement un gene mais l’entieretee du materiel genetique d’un organisme, c’est a dire tout les genes mais aussi le reste de notre ADN. </text:span></text:p>
      <text:p text:style-name="P30"/>
      <text:p text:style-name="P41">Maintenant que cela a ete mis au clair je l’espere, nous pouvons revenir a notre definition de base sur la genomique. <text:span text:style-name="T68">L</text:span>a genomique <text:span text:style-name="T68">est donc</text:span> l’etude du fonctionement par exemple d’un organisme a l’echelle du genome entier. <text:span text:style-name="T40">C’est a dire qu’on ne s’interesse pas seulement a un gene mais a toute la composition genetique d’un individu et comme vous l’avez surement devine cela fait donc beaucoups de donne</text:span><text:span text:style-name="T65">es </text:span><text:span text:style-name="T40">bien plus que lors de comparaison de genes. </text:span><text:span text:style-name="T69">C’est la qu’est l</text:span><text:span text:style-name="T40">e lien entre genomique et big data, l’ADN est une donnee en soit mais son etude seuls ne releve pas du domaine de la megadonnee c’est l’etude et l’archivage de milliers de genomes qui font entrer l’ADN dans </text:span><text:span text:style-name="T70">le domaine du Big </text:span><text:span text:style-name="T71">Data</text:span><text:span text:style-name="T40">. </text:span></text:p>
      <text:p text:style-name="P41"/>
      <text:p text:style-name="P44">Maintenant que nous avons compris pourquoi la genomique releve bel et bien du domaine du Big Data il est temps de prouver si celle-ci est en est bel et bien la reine ? <text:span text:style-name="T72">Pour cela nous allons revenir a nos 5 grands V mais cette fois ci en se penchant sur la genomique.</text:span></text:p>
      <text:p text:style-name="P32"/>
      <text:p text:style-name="P32"/>
      <text:p text:style-name="P32"/>
      <text:p text:style-name="P32"/>
      <text:p text:style-name="P32"/>
      <text:p text:style-name="P79">Volume</text:p>
      <text:p text:style-name="P53"/>
      <text:p text:style-name="P66"><text:tab/><text:span text:style-name="T88">stocker</text:span></text:p>
      <text:p text:style-name="P66"><text:span text:style-name="T79"><text:tab/></text:span><text:span text:style-name="T88">ex : EGA + comparaison biblioteque</text:span><text:span text:style-name="T79"> </text:span></text:p>
      <text:p text:style-name="P66"><text:span text:style-name="T79"><text:tab/></text:span></text:p>
      <text:p text:style-name="P73"><text:span text:style-name="T16">Commenceons par le plus transparent, le </text:span><text:span text:style-name="T17">volume du </text:span><text:span text:style-name="T16">stockage informatique des genomes. En effet, peut importe ce que nous voullons faire en genomique le stockage des genomes est indispensable. Pour comprendre comment cela marche je vais prendre un exemple tres concret c’est a dire l’EGA qui est entre autre l’archive europeene des genomes humains. Cette archive detient actuelement 13 millions de </text:span><text:span text:style-name="T18">gi</text:span><text:span text:style-name="T16">gaoctets pour un peu plus de 3 millions de fichiers. Dit comme ca on mesure que c’est une quantite importante mais il faut bien comprendre que ce type d’archive </text:span><text:span text:style-name="T18">ne peut exister que sur des centaines de disques durs qui</text:span><text:span text:style-name="T16"> occupent des hangards de la taille de terrains de foot </text:span><text:span text:style-name="T18">aussi </text:span><text:span text:style-name="T16">appeles data center. Ce qui est surtout impressionant c’est que l’ADN qui est donc une molecule minuscule represente en realitee une quantitee de donnees absurde qui depasse de tres tres loin nos capacitees de stockage actuelles, si on compare par exemple a la place que prennent les 14 millions de livres de la librairie britanique ceux-ci represente environ 14 000 gigaoctets c’est a dire moins de 0.1% de la taille que represente seulement 1 millions de genomes et pourtant dans les deux cas on ne parle que de suites de lettres.</text:span></text:p>
      <text:p text:style-name="P73"><text:span text:style-name="T16"/></text:p>
      <text:p text:style-name="P73"><text:span text:style-name="T16"/></text:p>
      <text:p text:style-name="P73"><text:span text:style-name="T16"/></text:p>
      <text:p text:style-name="P73"><text:span text:style-name="T16"/></text:p>
      <text:p text:style-name="P73"><text:span text:style-name="T16"/></text:p>
      <text:p text:style-name="P79">Velocitee</text:p>
      <text:p text:style-name="P54"/>
      <text:p text:style-name="P67"><text:tab/><text:span text:style-name="T89">etudier genomes</text:span></text:p>
      <text:p text:style-name="P67"><text:tab/><text:span text:style-name="T89">sequencage d’ADN</text:span></text:p>
      <text:p text:style-name="P67"/>
      <text:p text:style-name="P46"><text:span text:style-name="T73">A l’inverse lorqu’il s’agit de la velocitee de la genomique les choses sont bien differentes. </text:span><text:span text:style-name="T44">C</text:span><text:span text:style-name="T74">oncretement pour realiser l’etude d’un genome </text:span><text:span text:style-name="T46">o</text:span><text:span text:style-name="T6">n peut par exemple </text:span><text:span text:style-name="T46">le </text:span><text:span text:style-name="T6">comparer a d’autres </text:span><text:span text:style-name="T46">genomes</text:span><text:span text:style-name="T6"> </text:span><text:span text:style-name="T48">comme</text:span><text:span text:style-name="T6"> entre </text:span><text:span text:style-name="T46">des patients malades et saints</text:span><text:span text:style-name="T6"> pour essayer de reperer a partir des differences </text:span><text:span text:style-name="T49">entre</text:span><text:span text:style-name="T6"> leurs genomes d’ou p</text:span><text:span text:style-name="T50">ourrai</text:span><text:span text:style-name="T6">t provenir la maladie, </text:span><text:span text:style-name="T47">mais</text:span><text:span text:style-name="T6"> </text:span><text:span text:style-name="T74">il va </text:span><text:span text:style-name="T47">avant tout falloir le lire</text:span><text:span text:style-name="T6">, </text:span><text:span text:style-name="T73">et pour lire un genome</text:span><text:span text:style-name="T6"> nous devons sequencer </text:span><text:span text:style-name="T45">de </text:span><text:span text:style-name="T6">l’ADN. </text:span><text:span text:style-name="T75">Le processus de sequencage est une technologie recentes</text:span><text:span text:style-name="T6">, </text:span><text:span text:style-name="T75">dans les annees 90</text:span><text:span text:style-name="T6"> ce processus coutait des centaines de millions d’euros pour un </text:span><text:span text:style-name="T51">seul </text:span><text:span text:style-name="T6">genome humain, </text:span><text:span text:style-name="T52">heureusement</text:span><text:span text:style-name="T6"> l</text:span><text:span text:style-name="T52">es</text:span><text:span text:style-name="T6"> technologie</text:span><text:span text:style-name="T52">s de sequencages d’ADN</text:span><text:span text:style-name="T6"> evolue</text:span><text:span text:style-name="T52">nt</text:span><text:span text:style-name="T6"> a une vitesse sans precedent et aujourdhui le sequencage d’un genome humain ne coute plus que quelques centaines d’euros et se deroule bien plus rappidement </text:span><text:span text:style-name="T53">qu’il y a </text:span><text:span text:style-name="T66">a </text:span><text:span text:style-name="T53">peine </text:span><text:span text:style-name="T54">10ans. </text:span><text:span text:style-name="T76">Mais cela reste un processus long autant dans sa lecture que dans les procedures qui l’entoure. La genomique est donc pour l’instant lente en production et traitement des donnees meme si les choses changent tres vite.</text:span></text:p>
      <text:p text:style-name="P46"/>
      <text:p text:style-name="P46"/>
      <text:p text:style-name="P46"/>
      <text:p text:style-name="P45"><text:span text:style-name="T16"/></text:p>
      <text:p text:style-name="P79">Varietee</text:p>
      <text:p text:style-name="P55"/>
      <text:p text:style-name="P68"><text:tab/><text:span text:style-name="T90">adn variee &amp; conservee</text:span></text:p>
      <text:p text:style-name="P68"><text:tab/><text:span text:style-name="T90">almost only adn</text:span></text:p>
      <text:p text:style-name="P43"/>
      <text:p text:style-name="P48">Quand a la varietee et bien la encore la genomique n’est certainement pas la plus forte, certe notre ADN est tres variee est c’est encore plus le cas chez les autres etres vivants nous commenceons seulement a s’interesser a l’ADN d’autres especes et apprennons déjà beaucoup. De plus, l’ADN se conserve tres longtemps et aujourdhui encore nous pouvons sequencer des genomes entiers date a plusieurs centaines de milliers d’annees mais il reste important de faire remarquer que la genomique meme s’il est possible d’y lier d’autres domaines scientifiques reste avant tout basee sur le genome et donc des donnees relativement peu variee comparee a tout ce que nous pouvons actuelement stocker informatiquement. </text:p>
      <text:p text:style-name="P45"/>
      <text:p text:style-name="P45"/>
      <text:p text:style-name="P45"/>
      <text:p text:style-name="P45"/>
      <text:p text:style-name="P79">Valeur</text:p>
      <text:p text:style-name="P56"/>
      <text:p text:style-name="P69"><text:tab/><text:span text:style-name="T91">ADN = vie</text:span></text:p>
      <text:p text:style-name="P69"><text:tab/><text:span text:style-name="T91">future</text:span></text:p>
      <text:p text:style-name="P43"/>
      <text:p text:style-name="P48">Mais il y a bien un domaine ou la genomique est sans aucun doute imbattable et c’est celui de la valeur. Il est difficile de donner un valeur a notre ADN meme tellement elle nous est importante, la genomique s’interesse non seulement a notre ADN mais tente de lui donner un sens et plus enore de venir a bout des maladies les plus grave pour l’etre humain mais aussi pour toute la biodiversitee qui nous entoure. Avec le changement climatique la genomique pourrait permettre de sauver des especes entiere de plantes et d’arbres en comprenant pourquoi certains resistent aux challeurs extremes et d’autres non et en selectionnant petit a petit certains individus des ecosystemes entiers pourraient etre preserver. Alors la valeurs de la genomique est sans aucun doute plus qu’importante mais indispensable et elle le restera aussi longtemps que la vie existera sur terre. </text:p>
      <text:p text:style-name="P45"/>
      <text:p text:style-name="P45"/>
      <text:p text:style-name="P45"/>
      <text:p text:style-name="P81"/>
      <text:p text:style-name="P79">Veracitee</text:p>
      <text:p text:style-name="P57"/>
      <text:p text:style-name="P70"><text:tab/><text:span text:style-name="T92">erreurs humaine + molecule</text:span></text:p>
      <text:p text:style-name="P43"/>
      <text:p text:style-name="P49">Enfin, le dernier point est celui de la veracitee <text:span text:style-name="T77">et malheureusement la genomique a la encore des proggres a faire. Malgres leurs efforts les sequenceurs actuels par exemple peuvent encore faire des erreurs lors de la lecture, la plupart du temps celles-ci ne sont pas grave et sont meme parfois corrigees mais l’ADN etant une molecule vivante elle est heureusement assez fiable mais reste victime de diverses mutations et autres soucis de fiabilitee au cours de son existence et de sa lecture.</text:span></text:p>
      <text:p text:style-name="P49"/>
      <text:p text:style-name="P49"/>
      <text:p text:style-name="P49"/>
      <text:p text:style-name="P49"/>
      <text:p text:style-name="P80">Conclusion</text:p>
      <text:p text:style-name="P58"/>
      <text:p text:style-name="P71"><text:tab/><text:span text:style-name="T93">not reine but important</text:span></text:p>
      <text:p text:style-name="P71"><text:tab/><text:span text:style-name="T93">IA + future</text:span></text:p>
      <text:p text:style-name="P49"/>
      <text:p text:style-name="P50">Alors certe la genomique n’est pas parfaite et elle n’est pas non plus la reine du big data, il est de toute facon difficile de placer quelque chose en haut de ce domaine <text:span text:style-name="T78">recent et en constante evolution. Il est certain que la genomique joue un rôle majeur et participe d’ailleurs toujours a l’evolution du monde du Big Data en ce moment on parle enormement d’IA ces algorithmes complexes font justement partis du future de la genomique et sont déjà un petit peu utilise en recherche pour accelerer et automatiser certaines taches de comparaisons et autre. Finallement la genomique n’est peut etre pas reine de l’entieretee du Big Data mais elle joue certainement un rôle important et qui sait ce que le future peut nous reserver. Merci de m’avoir ecoute!</text:span></text:p>
      <text:p text:style-name="P45"/>
      <text:p text:style-name="P73"><text:span text:style-name="T16"/></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47"/>
      <text:p text:style-name="P47"><text:span text:style-name="T55">Cependant, actuelement le sequencage d’un genome se fait d’une maniere un petit peu particuliere, du entre autre a la faible vitesse de lecture des sequenceurs le genome lu va etre separe en des milliers de petites parties puis va etre reconstitue dans son ensemble a l’aide de programmes informatiques. </text:span><text:span text:style-name="T67">La lecture d’un genome est donc un processus informatise qui utilise des programmes complexes melants a la fois biologie chimie informatique et mathematiques afin de pouvoir lire et comprendre les genomes. Au dela de la lecture il y a en effet un tout autre processus de classification et de disection du genome pour identifier des parties utiles liees aux systemes de defenses de l’orgnanisme par exemple et aux parties moins utiles par exemples les genes en charge de la couleurs de yeux. Ce processus est long et requiert des systemes et des serveurs d’une certaines puissance et s’entremelle d’ailleurs tres bien avec ce que l’on appelle l’intelligence artificielle qui commence déjà et continuera tres probablement a travailler sur les genomes dans le but de mieux les comprendre et les analyser mais surtout d’augmenter les vitesses des analyses. </text:span></text:p>
      <text:p text:style-name="P73"/>
      <text:p text:style-name="P32"/>
      <text:p text:style-name="P34"><text:span text:style-name="T41">Au dela du volume de l’ADN son stockage fait aussi debat, </text:span><text:span text:style-name="T42">de nombreuses archives sont semi-publiques ce qui veut dire qu’elles se partagent au seins des scientifiques et chercheurs du monde entier mais aussi qu’il y a des risques de securites avec leur stockage en particuliers lorsque l’on parle d’ADN humaine et c’est la que notre 2eme sujet arrive, l’ADN est certe </text:span><text:span text:style-name="T43">une donnee importante, volumineuse, dense, variee, produite en continue, en constante evolution depuis des millions d’annees mais qu’en est-il de son utilisation?</text:span></text:p>
      <text:p text:style-name="P33"/>
      <text:p text:style-name="P25"><text:span text:style-name="T44">C</text:span>oncretement pour realiser l’etude d’un genome <text:span text:style-name="T46">o</text:span><text:span text:style-name="T6">n peut par exemple </text:span><text:span text:style-name="T46">le </text:span><text:span text:style-name="T6">comparer a d’autres </text:span><text:span text:style-name="T46">genomes</text:span><text:span text:style-name="T6"> </text:span><text:span text:style-name="T48">comme</text:span><text:span text:style-name="T6"> entre </text:span><text:span text:style-name="T46">des patients malades et saints</text:span><text:span text:style-name="T6"> pour essayer de reperer a partir des differences </text:span><text:span text:style-name="T49">entre</text:span><text:span text:style-name="T6"> leurs genomes d’ou p</text:span><text:span text:style-name="T50">ourrai</text:span><text:span text:style-name="T6">t provenir la maladie, </text:span><text:span text:style-name="T47">mais</text:span><text:span text:style-name="T6"> </text:span>il va <text:span text:style-name="T47">avant tout falloir le lire</text:span><text:span text:style-name="T6">, pour faire cela nous devons sequencer </text:span><text:span text:style-name="T45">de </text:span><text:span text:style-name="T6">l’ADN. Ce qui est important a savoir a propos du sequencage c’est que c’est une technologie relativement recente, c’est un projet americain appele the human genome qui marque le tout debut du sequencage d’ADN, a l’epoque ce processus coutait des centaines de millions d’euros pour un </text:span><text:span text:style-name="T51">seul </text:span><text:span text:style-name="T6">genome humain, </text:span><text:span text:style-name="T52">heureusement</text:span><text:span text:style-name="T6"> l</text:span><text:span text:style-name="T52">es</text:span><text:span text:style-name="T6"> technologie</text:span><text:span text:style-name="T52">s de sequencages d’ADN</text:span><text:span text:style-name="T6"> evolue</text:span><text:span text:style-name="T52">nt</text:span><text:span text:style-name="T6"> a une vitesse sans precedent et aujourdhui le sequencage d’un genome humain ne coute plus que quelques centaines d’euros et se deroule bien plus rappidement </text:span><text:span text:style-name="T53">qu’il y a </text:span><text:span text:style-name="T66">a </text:span><text:span text:style-name="T53">peine </text:span><text:span text:style-name="T54">10ans. </text:span><text:span text:style-name="T55">Cependant, actuelement le sequencage d’un genome se fait d’une maniere un petit peu particuliere, du entre autre a la faible vitesse de lecture des sequenceurs le genome lu va etre separe en des milliers de petites parties puis va etre reconstitue dans son ensemble a l’aide de programmes informatiques. </text:span><text:span text:style-name="T67">La lecture d’un genome est donc un processus informatise qui utilise des programmes complexes melants a la fois biologie chimie informatique et mathematiques afin de pouvoir lire et comprendre les genomes. Au dela de la lecture il y a en effet un tout autre processus de classification et de disection du genome pour identifier des parties utiles liees aux systemes de defenses de l’orgnanisme par exemple et aux parties moins utiles par exemples les genes en charge de la couleurs de yeux. Ce processus est long et requiert des systemes et des serveurs d’une certaines puissance et s’entremelle d’ailleurs tres bien avec ce que l’on appelle l’intelligence artificielle qui commence déjà et continuera tres probablement a travailler sur les genomes dans le but de mieux les comprendre et les analyser mais surtout d’augmenter les vitesses des analyses. </text:span></text:p>
      <text:p text:style-name="P35"/>
      <text:p text:style-name="P35"/>
      <text:p text:style-name="P5">Critique</text:p>
      <text:p text:style-name="P33"/>
      <text:p text:style-name="P36">Finallement, c’est interessant d’apporter le sujet des IA car c’est peut etre a cela que se heurte la genomique dans sa course au trone du Big Data. Nous avons vu que ce domaine est imbattable sur plusieurs points mais pas sur tous, la genomique est certe un sujet important a nous tous puisqu’elle concerne la vie tout court mais le Big Data c’est avant tout la quantite certe mais la varietee des donnees et face a des modeles d’IA se basant sur des videos, des photos, tout les ecrits possible de trouver sur internet, la genomique elle n’a que le code source de la vie. La genomique doit prendre en compte </text:p>
      <text:p text:style-name="P4"/>
      <text:p text:style-name="P5">Conclusion</text:p>
      <text:p text:style-name="P33"/>
      <text:p text:style-name="P35">Commenceons </text:p>
      <text:p text:style-name="P3"/>
      <text:p text:style-name="P3"/>
      <text:p text:style-name="P2">La genomique</text:p>
      <text:p text:style-name="P23"/>
      <text:p text:style-name="P24"/>
      <text:p text:style-name="P24"/>
      <text:p text:style-name="P27"/>
      <text:p text:style-name="P27">Et c’est la que la genomique entre dans le domaine du Big Data, en effet presque depuis ses debuts la genomique rentre dans presque toutes les cases de ce que l’on appel Big Data. C’est une donnee volumineuse puisque l’ADN a une des densitees de stockage les plus importantes que nous connaissions, <text:span text:style-name="T19">elle est bien sur variee, sa valeure est inclassable tant son rôle est indispensable a la survie de notre planete toute entiere, et sa veracitee n’est pas negligeable. Mais finnalement c’est surtout l’evolution des technologies de sequencages d’ADN entre autre qui font peut-etre d’elle la reine du big data ?</text:span></text:p>
      <text:p text:style-name="P27"/>
      <text:p text:style-name="P27"/>
      <text:p text:style-name="P28"/>
      <text:p text:style-name="P27"/>
      <text:p text:style-name="P27"/>
      <text:p text:style-name="P27">Vous l’avez peut etre devinne cette evolution du coup et du temps de sequencage a permis de sequencer beaucoup plus de genomes qu’ils soient humains ou non et de les etudier puis les archiver dans d’enormes bases de donnees. </text:p>
      <text:p text:style-name="P24"/>
      <text:p text:style-name="P24"/>
      <text:p text:style-name="P24"/>
      <text:p text:style-name="P18"/>
      <text:p text:style-name="P18"/>
      <text:p text:style-name="P15">comprendre ce que signifie la big data et pourquoi faire un lien avec la genetique</text:p>
      <text:p text:style-name="P15"/>
      <text:p text:style-name="P15">expliquer déjà pourquoi l’ADN est une donnee et comment on la lit etc</text:p>
      <text:p text:style-name="P15"/>
      <text:p text:style-name="P15">montrer la transformation de <text:span text:style-name="T20">la genomique</text:span> en qqc qui releve de la big data</text:p>
      <text:p text:style-name="P15"/>
      <text:p text:style-name="P15">expliquer les recherches actuels en genomiques</text:p>
      <text:p text:style-name="P15"/>
      <text:p text:style-name="P15">conclusion; not queen mais certainement un domaine majeur et prometteur de la big data</text:p>
      <text:p text:style-name="P14"/>
      <text:p text:style-name="P14"/>
      <text:p text:style-name="P14"/>
      <text:p text:style-name="P14"/>
      <text:p text:style-name="P14"/>
      <text:p text:style-name="P16">key concepts :</text:p>
      <text:p text:style-name="P16"/>
      <text:p text:style-name="P16">advancement in tech made it possible for dna to join the big data world</text:p>
      <text:p text:style-name="P14"/>
      <text:p text:style-name="P14"/>
      <text:p text:style-name="P14"/>
      <text:p text:style-name="P14"/>
      <text:p text:style-name="P14">Big Data désigne à la fois la production de</text:p>
      <text:p text:style-name="P14">données massives et le développement de technologies capables de les traiter</text:p>
      <text:p text:style-name="P14">afin d’en extraire des corrélations ou du sens <text:span text:style-name="T3">v</text:span></text:p>
      <text:p text:style-name="P14"/>
      <text:p text:style-name="P14"/>
      <text:p text:style-name="P14"/>
      <text:p text:style-name="P16"/>
      <text:p text:style-name="P14"/>
      <text:p text:style-name="P14"/>
      <text:p text:style-name="P14"/>
      <text:p text:style-name="P14">Depuis la fin des années 1990 et le projet « génome humain », les technologies</text:p>
      <text:p text:style-name="P14">de séquençage de l’ADN connaissent une véritable révolution qui fait aujourd’hui</text:p>
      <text:p text:style-name="P14">entrer la génomique dans l’ère du Big Data.</text:p>
      <text:p text:style-name="P14"/>
      <text:p text:style-name="P14">D epuis une quinzaine d’années, le volume</text:p>
      <text:p text:style-name="P14">des données générées dans le domaine</text:p>
      <text:p text:style-name="P14">de la génomique a crû en proportion</text:p>
      <text:p text:style-name="P14">inverse du coût du séquençage [1] : ainsi,</text:p>
      <text:p text:style-name="P14">le plan France Médecine Génomique 2025, annoncé</text:p>
      <text:p text:style-name="P14">en 2016, prévoit de produire plusieurs dizaines de Po</text:p>
      <text:p text:style-name="P14">de données par an d’ici 5 ans. Leur stockage, leur</text:p>
      <text:p text:style-name="P14">accessibilité et leur exploitation sont donc des</text:p>
      <text:p text:style-name="P14">problématiques à part entière. Trois domaines sont</text:p>
      <text:p text:style-name="P14">particulièrement concernés : l’exploration de la</text:p>
      <text:p text:style-name="P14">diversité du vivant et des écosystèmes complexes, la</text:p>
      <text:p text:style-name="P14">génomique fonctionnelle (voir encadrés) et la méde-</text:p>
      <text:p text:style-name="P14">cine génomique de précision, qui implique la re-</text:p>
      <text:p text:style-name="P14">cherche de biomarqueurs par l’analyse d’ensembles</text:p>
      <text:p text:style-name="P14">de données hétérogènes. La question du volume des</text:p>
      <text:p text:style-name="P14">données est par ailleurs indissociable de celle de leur</text:p>
      <text:p text:style-name="P14">accumulation au cours de projets s’étalant sur plu-</text:p>
      <text:p text:style-name="P14">sieurs années : dans le cas de la médecine de préci-</text:p>
      <text:p text:style-name="P14">sion, c’est l’enrichissement des bases de données,</text:p>
      <text:p text:style-name="P14">avec des données de séquences, phénotypiques,</text:p>
      <text:p text:style-name="P14">environnementales, médicales, et leur confrontation</text:p>
      <text:p text:style-name="P14">permanente avec celles précédemment acquises qui</text:p>
      <text:p text:style-name="P14">permet, par un mécanisme d’auto-apprentissage,</text:p>
      <text:p text:style-name="P14">d’affiner les diagnostics et d’identifier des biomar-</text:p>
      <text:p text:style-name="P14">queurs originaux.</text:p>
      <text:p text:style-name="P14">Pour le traitement des données, deux grands types</text:p>
      <text:p text:style-name="P14">d’usages ont de gros besoins en calcul : l’assemblage</text:p>
      <text:p text:style-name="P14">(la reconstitution de novo de génomes à partir de</text:p>
      <text:p text:style-name="P14">données brutes de séquençage) et la comparaison de</text:p>
      <text:p text:style-name="P14">séquences avec celles déjà connues (Fig. 1). Ces deux</text:p>
      <text:p text:style-name="P14">approches ont en partage l’importante quantité de</text:p>
      <text:p text:style-name="P14">données à manipuler et la quasi-impossibilité de</text:p>
      <text:p text:style-name="P14">calibrer le temps d’exécution. Il s’agit de To de don-</text:p>
      <text:p text:style-name="P14">nées et de fichiers de plusieurs dizaines ou centaines</text:p>
      <text:p text:style-name="P14">de Go, ce qui impose qu’elles soient au plus près des</text:p>
      <text:p text:style-name="P14">moyens de calcul, avec des capacités en lecture/écri-</text:p>
      <text:p text:style-name="P14">ture adaptées [2]. Pour les projets génomiques</text:p>
      <text:p text:style-name="P14">d’envergure, l’utilisation des technologies du cloud</text:p>
      <text:p text:style-name="P14">computing en coordination avec les systèmes HPC</text:p>
      <text:p text:style-name="P14">bien connu du monde de la physique ou plus préci-</text:p>
      <text:p text:style-name="P14">sément leur évolution HTC permettra de bénéficier</text:p>
      <text:p text:style-name="P14">des points forts de ces différents modèles, à savoir</text:p>
      <text:p text:style-name="P14">la performance en termes d’entrées/sorties et de</text:p>
      <text:p text:style-name="P14">calcul pour le HTC, et les caractéristique d’élasticité et</text:p>
      <text:p text:style-name="P14">d’adaptation à la demande du cloud computing [3].</text:p>
      <text:p text:style-name="P14">Pour finir, revenons sur deux enjeux essentiels en</text:p>
      <text:p text:style-name="P14">génomique humaine. En premier lieu, le partage des</text:p>
      <text:p text:style-name="P14">données : étant donnée la rareté des événements</text:p>
      <text:p text:style-name="P14">génétiques, les données générées pour un individu</text:p>
      <text:p text:style-name="P14">ne prennent de sens et de valeur que si elles peuvent</text:p>
      <text:p text:style-name="P14">être croisées avec de nombreuses bases de données,</text:p>
      <text:p text:style-name="P14">idéalement avec l’ensemble des génomes connus [4].</text:p>
      <text:p text:style-name="P14">En second lieu, la confidentialité des données : rien</text:p>
      <text:p text:style-name="P14">n’est plus identifiant que la séquence génomique</text:p>
      <text:p text:style-name="P14">d’un individu qui porte des informations prédictives,</text:p>
      <text:p text:style-name="P14">et même au-delà des informations touchant ses des-</text:p>
      <text:p text:style-name="P14">cendants, ascendants ou sa fratrie. Cet aspect reste</text:p>
      <text:p text:style-name="P14">critique et des solutions élégantes émergent, comme</text:p>
      <text:p text:style-name="P14">le chiffrement homomorphe, qui permet de calculer</text:p>
      <text:p text:style-name="P14">sur une donnée chiffrée et d’obtenir un résultat lui-</text:p>
      <text:p text:style-name="P14">même chiffré.</text:p>
      <text:p text:style-name="P14"/>
      <text:p text:style-name="P14"/>
      <text:p text:style-name="P14">BOOM FUSION WSHWSH</text:p>
      <text:p text:style-name="P14"/>
      <text:p text:style-name="P14"/>
      <text:p text:style-name="P7"/>
      <text:p text:style-name="P9"/>
      <text:p text:style-name="P8"/>
      <text:p text:style-name="P8"/>
      <text:p text:style-name="P12">Liens:</text:p>
      <text:p text:style-name="P12"/>
      <text:p text:style-name="P12"><text:a xlink:type="simple" xlink:href="https://www.cea.fr/multimedia/Documents/publications/clefs-cea/CLEFS64-BIGDATA.pdf" text:style-name="Internet_20_link" text:visited-style-name="Visited_20_Internet_20_Link">https://www.cea.fr/multimedia/Documents/publications/clefs-cea/CLEFS64-BIGDATA.pdf</text:a></text:p>
      <text:p text:style-name="P12"/>
      <text:p text:style-name="P13"><text:a xlink:type="simple" xlink:href="https://www.pasteur.fr/fr/file/18077/download" text:style-name="Internet_20_link" text:visited-style-name="Visited_20_Internet_20_Link">https://www.pasteur.fr/fr/file/18077/download</text:a></text:p>
      <text:p text:style-name="P12"/>
      <text:p text:style-name="P12"><text:a xlink:type="simple" xlink:href="https://theconversation.com/la-genomique-reine-du-big-data-84155" text:style-name="Internet_20_link" text:visited-style-name="Visited_20_Internet_20_Link">https://theconversation.com/la-genomique-reine-du-big-data-84155</text:a></text:p>
      <text:p text:style-name="P12"/>
      <text:p text:style-name="P12"><text:a xlink:type="simple" xlink:href="https://www.pasteur.fr/fr/journal-recherche/dossiers/comment-big-data-revolutionne-recherche-sante" text:style-name="Internet_20_link" text:visited-style-name="Visited_20_Internet_20_Link">https://www.pasteur.fr/fr/journal-recherche/dossiers/comment-big-data-revolutionne-recherche-sante</text:a></text:p>
      <text:p text:style-name="P12"/>
      <text:p text:style-name="P12"><text:a xlink:type="simple" xlink:href="https://www.youtube.com/watch?v=kyMzPwS88F8" text:style-name="Internet_20_link" text:visited-style-name="Visited_20_Internet_20_Link">https://www.youtube.com/watch?v=kyMzPwS88F8</text:a></text:p>
      <text:p text:style-name="P12"/>
      <text:p text:style-name="P12"><text:a xlink:type="simple" xlink:href="https://www.youtube.com/watch?v=UFnoxLN17ko" text:style-name="Internet_20_link" text:visited-style-name="Visited_20_Internet_20_Link">https://www.youtube.com/watch?v=UFnoxLN17ko</text:a></text:p>
      <text:p text:style-name="P12"/>
      <text:p text:style-name="P12"/>
      <text:p text:style-name="P12"/>
      <text:p text:style-name="P12"/>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orbel" svg:font-family="Corbel" style:font-family-generic="swiss" style:font-pitch="variable"/>
    <style:font-face style:name="DejaVu Sans" svg:font-family="'DejaVu Sans'" style:font-family-generic="system" style:font-pitch="variable"/>
    <style:font-face style:name="FreeSans" svg:font-family="FreeSans" style:font-family-generic="swiss" style:font-pitch="variable"/>
    <style:font-face style:name="Freesans" svg:font-family="Freesans"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wiss" style:font-pitch="variable"/>
    <style:font-face style:name="Noto Sans1" svg:font-family="'Noto Sans'" style:font-family-generic="system" style:font-pitch="variable"/>
    <style:font-face style:name="Noto Serif CJK SC" svg:font-family="'Noto Serif CJK SC'" style:font-family-generic="roman" style:font-pitch="variable"/>
    <style:font-face style:name="Noto Serif CJK SC1" svg:font-family="'Noto Serif CJK SC'" style:font-family-generic="system" style:font-pitch="variable"/>
    <style:font-face style:name="OpenSymbol" svg:font-family="OpenSymbol" style:font-charset="x-symbol"/>
    <style:font-face style:name="Tahoma" svg:font-family="Tahoma" style:font-family-generic="roman"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1" fo:font-family="'Liberation Sans'" style:font-family-generic="swiss" style:font-pitch="variable" fo:font-size="14pt" style:font-name-asian="Noto Sans CJK SC" style:font-family-asian="'Noto Sans CJK SC'"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tyle_20_de_20_dessin_20_par_20_défaut" style:display-name="Style de dessin par défaut" style:family="paragraph">
      <style:paragraph-properties style:line-height-at-least="0.139in" fo:hyphenation-ladder-count="no-limit"/>
      <style:text-properties style:font-name="Lohit Devanagari" fo:font-family="'Lohit Devanagari'" style:font-family-generic="system" style:font-pitch="variable" fo:font-size="18pt" style:font-name-asian="DejaVu Sans" style:font-family-asian="'DejaVu Sans'" style:font-family-generic-asian="system" style:font-pitch-asian="variable" style:font-size-asian="18pt" style:font-name-complex="Noto Sans" style:font-family-complex="'Noto Sans'" style:font-family-generic-complex="swiss" style:font-pitch-complex="variable" fo:hyphenate="false" loext:hyphenation-no-caps="false"/>
    </style:style>
    <style:style style:name="Objet_20_sans_20_remplissage" style:display-name="Objet sans remplissage" style:family="paragraph" style:parent-style-name="Style_20_de_20_dessin_20_par_20_défau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Objet_20_sans_20_remplissage_20_et_20_sans_20_ligne" style:display-name="Objet sans remplissage et sans ligne" style:family="paragraph" style:parent-style-name="Style_20_de_20_dessin_20_par_20_défau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A4" style:family="paragraph" style:parent-style-name="Text">
      <style:paragraph-properties fo:hyphenation-ladder-count="no-limit"/>
      <style:text-properties style:font-name="Noto Sans" fo:font-family="'Noto Sans'" style:font-family-generic="swiss" style:font-pitch="variable" fo:font-size="18pt" style:font-name-asian="Noto Sans" style:font-family-asian="'Noto Sans'" style:font-family-generic-asian="swiss" style:font-pitch-asian="variable" style:font-size-asian="18pt" style:font-name-complex="Noto Sans" style:font-family-complex="'Noto Sans'" style:font-family-generic-complex="swiss" style:font-pitch-complex="variable" fo:hyphenate="false" loext:hyphenation-no-caps="false"/>
    </style:style>
    <style:style style:name="Text" style:family="paragraph" style:parent-style-name="Caption" style:class="extra">
      <style:paragraph-properties fo:hyphenation-ladder-count="no-limit"/>
      <style:text-properties fo:hyphenate="false" loext:hyphenation-no-caps="false"/>
    </style:style>
    <style:style style:name="Titre_20_A4" style:display-name="Titre A4" style:family="paragraph" style:parent-style-name="A4">
      <style:paragraph-properties fo:hyphenation-ladder-count="no-limit"/>
      <style:text-properties fo:font-size="43.5pt" style:font-size-asian="43.5pt" fo:hyphenate="false" loext:hyphenation-no-caps="false"/>
    </style:style>
    <style:style style:name="En-tête_20_A4" style:display-name="En-tête A4" style:family="paragraph" style:parent-style-name="A4">
      <style:paragraph-properties fo:hyphenation-ladder-count="no-limit"/>
      <style:text-properties fo:font-size="24pt" style:font-size-asian="24pt" fo:hyphenate="false" loext:hyphenation-no-caps="false"/>
    </style:style>
    <style:style style:name="Texte_20_A4" style:display-name="Texte A4" style:family="paragraph" style:parent-style-name="A4">
      <style:paragraph-properties fo:hyphenation-ladder-count="no-limit"/>
      <style:text-properties fo:hyphenate="false" loext:hyphenation-no-caps="false"/>
    </style:style>
    <style:style style:name="A0" style:family="paragraph" style:parent-style-name="Text">
      <style:paragraph-properties fo:hyphenation-ladder-count="no-limit"/>
      <style:text-properties style:font-name="Noto Sans" fo:font-family="'Noto Sans'" style:font-family-generic="swiss" style:font-pitch="variable" fo:font-size="47.5pt" style:font-name-asian="Noto Sans" style:font-family-asian="'Noto Sans'" style:font-family-generic-asian="swiss" style:font-pitch-asian="variable" style:font-size-asian="47.5pt" style:font-name-complex="Noto Sans" style:font-family-complex="'Noto Sans'" style:font-family-generic-complex="swiss" style:font-pitch-complex="variable" fo:hyphenate="false" loext:hyphenation-no-caps="false"/>
    </style:style>
    <style:style style:name="Titre_20_A0" style:display-name="Titre A0" style:family="paragraph" style:parent-style-name="A0">
      <style:paragraph-properties fo:hyphenation-ladder-count="no-limit"/>
      <style:text-properties fo:font-size="95.5pt" style:font-size-asian="95.5pt" fo:hyphenate="false" loext:hyphenation-no-caps="false"/>
    </style:style>
    <style:style style:name="En-tête_20_A0" style:display-name="En-tête A0" style:family="paragraph" style:parent-style-name="A0">
      <style:paragraph-properties fo:hyphenation-ladder-count="no-limit"/>
      <style:text-properties fo:font-size="71.5pt" style:font-size-asian="71.5pt" fo:hyphenate="false" loext:hyphenation-no-caps="false"/>
    </style:style>
    <style:style style:name="Texte_20_A0" style:display-name="Texte A0" style:family="paragraph" style:parent-style-name="A0">
      <style:paragraph-properties fo:hyphenation-ladder-count="no-limit"/>
      <style:text-properties fo:hyphenate="false" loext:hyphenation-no-caps="false"/>
    </style:style>
    <style:style style:name="Image" style:family="paragraph">
      <style:paragraph-properties fo:hyphenation-ladder-count="no-limit"/>
      <style:text-properties style:font-name="Liberation Sans1" fo:font-family="'Liberation Sans'" style:font-family-generic="swiss" style:font-pitch="variable" fo:font-size="18pt" style:font-name-asian="DejaVu Sans" style:font-family-asian="'DejaVu Sans'" style:font-family-generic-asian="system" style:font-pitch-asian="variable" style:font-size-asian="18pt" style:font-name-complex="Noto Sans" style:font-family-complex="'Noto Sans'" style:font-family-generic-complex="swiss" style:font-pitch-complex="variable" fo:hyphenate="false" loext:hyphenation-no-caps="false"/>
    </style:style>
    <style:style style:name="Formes" style:family="paragraph" style:parent-style-name="Image">
      <style:paragraph-properties fo:hyphenation-ladder-count="no-limit"/>
      <style:text-properties fo:font-size="14pt" fo:font-weight="bold" style:font-name-asian="Liberation Sans1" style:font-family-asian="'Liberation Sans'" style:font-family-generic-asian="swiss" style:font-pitch-asian="variable" style:font-size-asian="14pt" style:font-weight-asian="bold" style:font-name-complex="Liberation Sans1" style:font-family-complex="'Liberation Sans'" style:font-family-generic-complex="swiss" style:font-pitch-complex="variable" fo:hyphenate="false" loext:hyphenation-no-caps="false"/>
    </style:style>
    <style:style style:name="Plein" style:family="paragraph" style:parent-style-name="Formes">
      <style:paragraph-properties fo:hyphenation-ladder-count="no-limit"/>
      <style:text-properties fo:hyphenate="false" loext:hyphenation-no-caps="false"/>
    </style:style>
    <style:style style:name="Plein_20_bleu" style:display-name="Plein bleu" style:family="paragraph" style:parent-style-name="Plein">
      <style:paragraph-properties fo:hyphenation-ladder-count="no-limit"/>
      <style:text-properties fo:color="#ffffff" loext:opacity="100%" fo:hyphenate="false" loext:hyphenation-no-caps="false"/>
    </style:style>
    <style:style style:name="Plein_20_vert" style:display-name="Plein vert" style:family="paragraph" style:parent-style-name="Plein">
      <style:paragraph-properties fo:hyphenation-ladder-count="no-limit"/>
      <style:text-properties fo:color="#ffffff" loext:opacity="100%" fo:hyphenate="false" loext:hyphenation-no-caps="false"/>
    </style:style>
    <style:style style:name="Plein_20_rouge" style:display-name="Plein rouge" style:family="paragraph" style:parent-style-name="Plein">
      <style:paragraph-properties fo:hyphenation-ladder-count="no-limit"/>
      <style:text-properties fo:color="#ffffff" loext:opacity="100%" fo:hyphenate="false" loext:hyphenation-no-caps="false"/>
    </style:style>
    <style:style style:name="Plein_20_jaune" style:display-name="Plein jaune" style:family="paragraph" style:parent-style-name="Plein">
      <style:paragraph-properties fo:hyphenation-ladder-count="no-limit"/>
      <style:text-properties fo:color="#ffffff" loext:opacity="100%" fo:hyphenate="false" loext:hyphenation-no-caps="false"/>
    </style:style>
    <style:style style:name="Contour" style:family="paragraph" style:parent-style-name="Formes">
      <style:paragraph-properties fo:hyphenation-ladder-count="no-limit"/>
      <style:text-properties fo:hyphenate="false" loext:hyphenation-no-caps="false"/>
    </style:style>
    <style:style style:name="Contour_20_bleu" style:display-name="Contour bleu" style:family="paragraph" style:parent-style-name="Contour">
      <style:paragraph-properties fo:hyphenation-ladder-count="no-limit"/>
      <style:text-properties fo:color="#355269" loext:opacity="100%" fo:hyphenate="false" loext:hyphenation-no-caps="false"/>
    </style:style>
    <style:style style:name="Contour_20_vert" style:display-name="Contour vert" style:family="paragraph" style:parent-style-name="Contour">
      <style:paragraph-properties fo:hyphenation-ladder-count="no-limit"/>
      <style:text-properties fo:color="#127622" loext:opacity="100%" fo:hyphenate="false" loext:hyphenation-no-caps="false"/>
    </style:style>
    <style:style style:name="Contour_20_rouge" style:display-name="Contour rouge" style:family="paragraph" style:parent-style-name="Contour">
      <style:paragraph-properties fo:hyphenation-ladder-count="no-limit"/>
      <style:text-properties fo:color="#c9211e" loext:opacity="100%" fo:hyphenate="false" loext:hyphenation-no-caps="false"/>
    </style:style>
    <style:style style:name="Contour_20_jaune" style:display-name="Contour jaune" style:family="paragraph" style:parent-style-name="Contour">
      <style:paragraph-properties fo:hyphenation-ladder-count="no-limit"/>
      <style:text-properties fo:color="#b47804" loext:opacity="100%" fo:hyphenate="false" loext:hyphenation-no-caps="false"/>
    </style:style>
    <style:style style:name="Lignes" style:family="paragraph" style:parent-style-name="Image">
      <style:paragraph-properties fo:hyphenation-ladder-count="no-limit"/>
      <style:text-properties style:font-name-asian="Liberation Sans1" style:font-family-asian="'Liberation Sans'" style:font-family-generic-asian="swiss" style:font-pitch-asian="variable" style:font-name-complex="Liberation Sans1" style:font-family-complex="'Liberation Sans'" style:font-family-generic-complex="swiss" style:font-pitch-complex="variable" fo:hyphenate="false" loext:hyphenation-no-caps="false"/>
    </style:style>
    <style:style style:name="Ligne_20_fléchée" style:display-name="Ligne fléchée" style:family="paragraph" style:parent-style-name="Lignes">
      <style:paragraph-properties fo:hyphenation-ladder-count="no-limit"/>
      <style:text-properties fo:hyphenate="false" loext:hyphenation-no-caps="false"/>
    </style:style>
    <style:style style:name="Ligne_20_en_20_pointillés" style:display-name="Ligne en pointillés" style:family="paragraph" style:parent-style-name="Lignes">
      <style:paragraph-properties fo:hyphenation-ladder-count="no-limit"/>
      <style:text-properties fo:hyphenate="false" loext:hyphenation-no-caps="false"/>
    </style:style>
    <style:style style:name="Diapositive_20_de_20_titre_7e_LT_7e_Gliederung_20_1" style:display-name="Diapositive de titre~LT~Gliederung 1" style:family="paragraph">
      <style:paragraph-properties fo:margin-top="0.1965in" fo:margin-bottom="0in" style:contextual-spacing="false" fo:line-height="90%" fo:hyphenation-ladder-count="no-limit"/>
      <style:text-properties fo:color="#ededed" loext:opacity="100%" style:font-name="Lohit Devanagari" fo:font-family="'Lohit Devanagari'" style:font-family-generic="system" style:font-pitch="variable" fo:font-size="28pt" style:font-name-asian="DejaVu Sans" style:font-family-asian="'DejaVu Sans'" style:font-family-generic-asian="system" style:font-pitch-asian="variable" style:font-size-asian="28pt" style:font-name-complex="Noto Sans" style:font-family-complex="'Noto Sans'" style:font-family-generic-complex="swiss" style:font-pitch-complex="variable" fo:hyphenate="false" loext:hyphenation-no-caps="false"/>
    </style:style>
    <style:style style:name="Diapositive_20_de_20_titre_7e_LT_7e_Gliederung_20_2" style:display-name="Diapositive de titre~LT~Gliederung 2" style:family="paragraph" style:parent-style-name="Diapositive_20_de_20_titre_7e_LT_7e_Gliederung_20_1">
      <style:paragraph-properties fo:margin-top="0.1575in" fo:margin-bottom="0in" style:contextual-spacing="false" fo:hyphenation-ladder-count="no-limit"/>
      <style:text-properties fo:font-size="20pt" style:font-name-asian="Lohit Devanagari" style:font-family-asian="'Lohit Devanagari'" style:font-family-generic-asian="system" style:font-pitch-asian="variable" style:font-size-asian="20pt" style:font-name-complex="Lohit Devanagari" style:font-family-complex="'Lohit Devanagari'" style:font-family-generic-complex="system" style:font-pitch-complex="variable" fo:hyphenate="false" loext:hyphenation-no-caps="false"/>
    </style:style>
    <style:style style:name="Diapositive_20_de_20_titre_7e_LT_7e_Gliederung_20_3" style:display-name="Diapositive de titre~LT~Gliederung 3" style:family="paragraph" style:parent-style-name="Diapositive_20_de_20_titre_7e_LT_7e_Gliederung_20_2">
      <style:paragraph-properties fo:margin-top="0.1181in" fo:margin-bottom="0in" style:contextual-spacing="false" fo:hyphenation-ladder-count="no-limit"/>
      <style:text-properties fo:font-size="18pt" style:font-size-asian="18pt" fo:hyphenate="false" loext:hyphenation-no-caps="false"/>
    </style:style>
    <style:style style:name="Diapositive_20_de_20_titre_7e_LT_7e_Gliederung_20_4" style:display-name="Diapositive de titre~LT~Gliederung 4" style:family="paragraph" style:parent-style-name="Diapositive_20_de_20_titre_7e_LT_7e_Gliederung_20_3">
      <style:paragraph-properties fo:margin-top="0.0783in" fo:margin-bottom="0in" style:contextual-spacing="false" fo:hyphenation-ladder-count="no-limit"/>
      <style:text-properties fo:hyphenate="false" loext:hyphenation-no-caps="false"/>
    </style:style>
    <style:style style:name="Diapositive_20_de_20_titre_7e_LT_7e_Gliederung_20_5" style:display-name="Diapositive de titre~LT~Gliederung 5" style:family="paragraph" style:parent-style-name="Diapositive_20_de_20_titre_7e_LT_7e_Gliederung_20_4">
      <style:paragraph-properties fo:margin-top="0.0398in" fo:margin-bottom="0in" style:contextual-spacing="false" fo:hyphenation-ladder-count="no-limit"/>
      <style:text-properties fo:font-size="20pt" style:font-size-asian="20pt" fo:hyphenate="false" loext:hyphenation-no-caps="false"/>
    </style:style>
    <style:style style:name="Diapositive_20_de_20_titre_7e_LT_7e_Gliederung_20_6" style:display-name="Diapositive de titre~LT~Gliederung 6" style:family="paragraph" style:parent-style-name="Diapositive_20_de_20_titre_7e_LT_7e_Gliederung_20_5">
      <style:paragraph-properties fo:hyphenation-ladder-count="no-limit"/>
      <style:text-properties fo:hyphenate="false" loext:hyphenation-no-caps="false"/>
    </style:style>
    <style:style style:name="Diapositive_20_de_20_titre_7e_LT_7e_Gliederung_20_7" style:display-name="Diapositive de titre~LT~Gliederung 7" style:family="paragraph" style:parent-style-name="Diapositive_20_de_20_titre_7e_LT_7e_Gliederung_20_6">
      <style:paragraph-properties fo:hyphenation-ladder-count="no-limit"/>
      <style:text-properties fo:hyphenate="false" loext:hyphenation-no-caps="false"/>
    </style:style>
    <style:style style:name="Diapositive_20_de_20_titre_7e_LT_7e_Gliederung_20_8" style:display-name="Diapositive de titre~LT~Gliederung 8" style:family="paragraph" style:parent-style-name="Diapositive_20_de_20_titre_7e_LT_7e_Gliederung_20_7">
      <style:paragraph-properties fo:hyphenation-ladder-count="no-limit"/>
      <style:text-properties fo:hyphenate="false" loext:hyphenation-no-caps="false"/>
    </style:style>
    <style:style style:name="Diapositive_20_de_20_titre_7e_LT_7e_Gliederung_20_9" style:display-name="Diapositive de titre~LT~Gliederung 9" style:family="paragraph" style:parent-style-name="Diapositive_20_de_20_titre_7e_LT_7e_Gliederung_20_8">
      <style:paragraph-properties fo:hyphenation-ladder-count="no-limit"/>
      <style:text-properties fo:hyphenate="false" loext:hyphenation-no-caps="false"/>
    </style:style>
    <style:style style:name="Diapositive_20_de_20_titre_7e_LT_7e_Titel" style:display-name="Diapositive de titre~LT~Titel" style:family="paragraph">
      <style:paragraph-properties style:line-height-at-least="0.139in" fo:hyphenation-ladder-count="no-limit"/>
      <style:text-properties fo:color="#ffffff" loext:opacity="100%" style:font-name="Lohit Devanagari" fo:font-family="'Lohit Devanagari'" style:font-family-generic="system" style:font-pitch="variable" fo:font-size="18pt" style:font-name-asian="DejaVu Sans" style:font-family-asian="'DejaVu Sans'" style:font-family-generic-asian="system" style:font-pitch-asian="variable" style:font-size-asian="18pt" style:font-name-complex="Noto Sans" style:font-family-complex="'Noto Sans'" style:font-family-generic-complex="swiss" style:font-pitch-complex="variable" fo:hyphenate="false" loext:hyphenation-no-caps="false"/>
    </style:style>
    <style:style style:name="Diapositive_20_de_20_titre_7e_LT_7e_Untertitel" style:display-name="Diapositive de titre~LT~Untertitel" style:family="paragraph">
      <style:paragraph-properties fo:text-align="center" style:justify-single-word="false" fo:hyphenation-ladder-count="no-limit"/>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style:style>
    <style:style style:name="Diapositive_20_de_20_titre_7e_LT_7e_Notizen" style:display-name="Diapositive de titre~LT~Notizen" style:family="paragraph">
      <style:paragraph-properties fo:margin-left="0.2362in" fo:margin-right="0in" fo:hyphenation-ladder-count="no-limit" fo:text-indent="-0.2362in"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Diapositive_20_de_20_titre_7e_LT_7e_Hintergrundobjekte" style:display-name="Diapositive de titre~LT~Hintergrundobjekte"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iapositive_20_de_20_titre_7e_LT_7e_Hintergrund" style:display-name="Diapositive de titre~LT~Hintergrund"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efault" style:family="paragraph">
      <style:paragraph-properties style:line-height-at-least="0.139in" fo:hyphenation-ladder-count="no-limit"/>
      <style:text-properties style:font-name="Lohit Devanagari" fo:font-family="'Lohit Devanagari'" style:font-family-generic="system" style:font-pitch="variable" fo:font-size="18pt" style:font-name-asian="DejaVu Sans" style:font-family-asian="'DejaVu Sans'" style:font-family-generic-asian="system" style:font-pitch-asian="variable" style:font-size-asian="18pt" style:font-name-complex="Noto Sans" style:font-family-complex="'Noto Sans'" style:font-family-generic-complex="swiss" style:font-pitch-complex="variable" fo:hyphenate="false" loext:hyphenation-no-caps="false"/>
    </style:style>
    <style:style style:name="gray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gray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gray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w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w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w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orange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orange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orange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turquoise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turquoise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turquoise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lue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lue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blue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un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un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un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earth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earth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earth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green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green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green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eetang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eetang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seetang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lightblue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lightblue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lightblue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yellow1"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yellow2"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yellow3" style:family="paragraph" style:parent-style-name="default">
      <style:paragraph-properties fo:hyphenation-ladder-count="no-limit"/>
      <style:text-properties style:font-name-asian="Lohit Devanagari" style:font-family-asian="'Lohit Devanagari'" style:font-family-generic-asian="system" style:font-pitch-asian="variable" style:font-name-complex="Lohit Devanagari" style:font-family-complex="'Lohit Devanagari'" style:font-family-generic-complex="system" style:font-pitch-complex="variable" fo:hyphenate="false" loext:hyphenation-no-caps="false"/>
    </style:style>
    <style:style style:name="Objets_20_d_27_arrière-plan" style:display-name="Objets d'arrière-plan"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Arrière-plan"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Notes" style:family="paragraph">
      <style:paragraph-properties fo:margin-left="0.2362in" fo:margin-right="0in" fo:hyphenation-ladder-count="no-limit" fo:text-indent="-0.2362in"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Plan_20_1" style:display-name="Plan 1" style:family="paragraph">
      <style:paragraph-properties fo:margin-top="0.1965in" fo:margin-bottom="0in" style:contextual-spacing="false" fo:line-height="90%" fo:hyphenation-ladder-count="no-limit"/>
      <style:text-properties fo:color="#ededed" loext:opacity="100%" style:font-name="Lohit Devanagari" fo:font-family="'Lohit Devanagari'" style:font-family-generic="system" style:font-pitch="variable" fo:font-size="28pt" style:font-name-asian="DejaVu Sans" style:font-family-asian="'DejaVu Sans'" style:font-family-generic-asian="system" style:font-pitch-asian="variable" style:font-size-asian="28pt" style:font-name-complex="Noto Sans" style:font-family-complex="'Noto Sans'" style:font-family-generic-complex="swiss" style:font-pitch-complex="variable" fo:hyphenate="false" loext:hyphenation-no-caps="false"/>
    </style:style>
    <style:style style:name="Plan_20_2" style:display-name="Plan 2" style:family="paragraph" style:parent-style-name="Plan_20_1">
      <style:paragraph-properties fo:margin-top="0.1575in" fo:margin-bottom="0in" style:contextual-spacing="false" fo:hyphenation-ladder-count="no-limit"/>
      <style:text-properties fo:font-size="20pt" style:font-name-asian="Lohit Devanagari" style:font-family-asian="'Lohit Devanagari'" style:font-family-generic-asian="system" style:font-pitch-asian="variable" style:font-size-asian="20pt" style:font-name-complex="Lohit Devanagari" style:font-family-complex="'Lohit Devanagari'" style:font-family-generic-complex="system" style:font-pitch-complex="variable" fo:hyphenate="false" loext:hyphenation-no-caps="false"/>
    </style:style>
    <style:style style:name="Plan_20_3" style:display-name="Plan 3" style:family="paragraph" style:parent-style-name="Plan_20_2">
      <style:paragraph-properties fo:margin-top="0.1181in" fo:margin-bottom="0in" style:contextual-spacing="false" fo:hyphenation-ladder-count="no-limit"/>
      <style:text-properties fo:font-size="18pt" style:font-size-asian="18pt" fo:hyphenate="false" loext:hyphenation-no-caps="false"/>
    </style:style>
    <style:style style:name="Plan_20_4" style:display-name="Plan 4" style:family="paragraph" style:parent-style-name="Plan_20_3">
      <style:paragraph-properties fo:margin-top="0.0783in" fo:margin-bottom="0in" style:contextual-spacing="false" fo:hyphenation-ladder-count="no-limit"/>
      <style:text-properties fo:hyphenate="false" loext:hyphenation-no-caps="false"/>
    </style:style>
    <style:style style:name="Plan_20_5" style:display-name="Plan 5" style:family="paragraph" style:parent-style-name="Plan_20_4">
      <style:paragraph-properties fo:margin-top="0.0398in" fo:margin-bottom="0in" style:contextual-spacing="false" fo:hyphenation-ladder-count="no-limit"/>
      <style:text-properties fo:font-size="20pt" style:font-size-asian="20pt" fo:hyphenate="false" loext:hyphenation-no-caps="false"/>
    </style:style>
    <style:style style:name="Plan_20_6" style:display-name="Plan 6" style:family="paragraph" style:parent-style-name="Plan_20_5">
      <style:paragraph-properties fo:hyphenation-ladder-count="no-limit"/>
      <style:text-properties fo:hyphenate="false" loext:hyphenation-no-caps="false"/>
    </style:style>
    <style:style style:name="Plan_20_7" style:display-name="Plan 7" style:family="paragraph" style:parent-style-name="Plan_20_6">
      <style:paragraph-properties fo:hyphenation-ladder-count="no-limit"/>
      <style:text-properties fo:hyphenate="false" loext:hyphenation-no-caps="false"/>
    </style:style>
    <style:style style:name="Plan_20_8" style:display-name="Plan 8" style:family="paragraph" style:parent-style-name="Plan_20_7">
      <style:paragraph-properties fo:hyphenation-ladder-count="no-limit"/>
      <style:text-properties fo:hyphenate="false" loext:hyphenation-no-caps="false"/>
    </style:style>
    <style:style style:name="Plan_20_9" style:display-name="Plan 9" style:family="paragraph" style:parent-style-name="Plan_20_8">
      <style:paragraph-properties fo:hyphenation-ladder-count="no-limit"/>
      <style:text-properties fo:hyphenate="false" loext:hyphenation-no-caps="false"/>
    </style:style>
    <style:style style:name="Titre_20_et_20_contenu_7e_LT_7e_Gliederung_20_1" style:display-name="Titre et contenu~LT~Gliederung 1" style:family="paragraph">
      <style:paragraph-properties fo:margin-top="0.1965in" fo:margin-bottom="0in" style:contextual-spacing="false" fo:line-height="90%" fo:hyphenation-ladder-count="no-limit"/>
      <style:text-properties fo:color="#ededed" loext:opacity="100%" style:font-name="Lohit Devanagari" fo:font-family="'Lohit Devanagari'" style:font-family-generic="system" style:font-pitch="variable" fo:font-size="28pt" style:font-name-asian="DejaVu Sans" style:font-family-asian="'DejaVu Sans'" style:font-family-generic-asian="system" style:font-pitch-asian="variable" style:font-size-asian="28pt" style:font-name-complex="Noto Sans" style:font-family-complex="'Noto Sans'" style:font-family-generic-complex="swiss" style:font-pitch-complex="variable" fo:hyphenate="false" loext:hyphenation-no-caps="false"/>
    </style:style>
    <style:style style:name="Titre_20_et_20_contenu_7e_LT_7e_Gliederung_20_2" style:display-name="Titre et contenu~LT~Gliederung 2" style:family="paragraph" style:parent-style-name="Titre_20_et_20_contenu_7e_LT_7e_Gliederung_20_1">
      <style:paragraph-properties fo:margin-top="0.1575in" fo:margin-bottom="0in" style:contextual-spacing="false" fo:hyphenation-ladder-count="no-limit"/>
      <style:text-properties fo:font-size="20pt" style:font-name-asian="Lohit Devanagari" style:font-family-asian="'Lohit Devanagari'" style:font-family-generic-asian="system" style:font-pitch-asian="variable" style:font-size-asian="20pt" style:font-name-complex="Lohit Devanagari" style:font-family-complex="'Lohit Devanagari'" style:font-family-generic-complex="system" style:font-pitch-complex="variable" fo:hyphenate="false" loext:hyphenation-no-caps="false"/>
    </style:style>
    <style:style style:name="Titre_20_et_20_contenu_7e_LT_7e_Gliederung_20_3" style:display-name="Titre et contenu~LT~Gliederung 3" style:family="paragraph" style:parent-style-name="Titre_20_et_20_contenu_7e_LT_7e_Gliederung_20_2">
      <style:paragraph-properties fo:margin-top="0.1181in" fo:margin-bottom="0in" style:contextual-spacing="false" fo:hyphenation-ladder-count="no-limit"/>
      <style:text-properties fo:font-size="18pt" style:font-size-asian="18pt" fo:hyphenate="false" loext:hyphenation-no-caps="false"/>
    </style:style>
    <style:style style:name="Titre_20_et_20_contenu_7e_LT_7e_Gliederung_20_4" style:display-name="Titre et contenu~LT~Gliederung 4" style:family="paragraph" style:parent-style-name="Titre_20_et_20_contenu_7e_LT_7e_Gliederung_20_3">
      <style:paragraph-properties fo:margin-top="0.0783in" fo:margin-bottom="0in" style:contextual-spacing="false" fo:hyphenation-ladder-count="no-limit"/>
      <style:text-properties fo:hyphenate="false" loext:hyphenation-no-caps="false"/>
    </style:style>
    <style:style style:name="Titre_20_et_20_contenu_7e_LT_7e_Gliederung_20_5" style:display-name="Titre et contenu~LT~Gliederung 5" style:family="paragraph" style:parent-style-name="Titre_20_et_20_contenu_7e_LT_7e_Gliederung_20_4">
      <style:paragraph-properties fo:margin-top="0.0398in" fo:margin-bottom="0in" style:contextual-spacing="false" fo:hyphenation-ladder-count="no-limit"/>
      <style:text-properties fo:font-size="20pt" style:font-size-asian="20pt" fo:hyphenate="false" loext:hyphenation-no-caps="false"/>
    </style:style>
    <style:style style:name="Titre_20_et_20_contenu_7e_LT_7e_Gliederung_20_6" style:display-name="Titre et contenu~LT~Gliederung 6" style:family="paragraph" style:parent-style-name="Titre_20_et_20_contenu_7e_LT_7e_Gliederung_20_5">
      <style:paragraph-properties fo:hyphenation-ladder-count="no-limit"/>
      <style:text-properties fo:hyphenate="false" loext:hyphenation-no-caps="false"/>
    </style:style>
    <style:style style:name="Titre_20_et_20_contenu_7e_LT_7e_Gliederung_20_7" style:display-name="Titre et contenu~LT~Gliederung 7" style:family="paragraph" style:parent-style-name="Titre_20_et_20_contenu_7e_LT_7e_Gliederung_20_6">
      <style:paragraph-properties fo:hyphenation-ladder-count="no-limit"/>
      <style:text-properties fo:hyphenate="false" loext:hyphenation-no-caps="false"/>
    </style:style>
    <style:style style:name="Titre_20_et_20_contenu_7e_LT_7e_Gliederung_20_8" style:display-name="Titre et contenu~LT~Gliederung 8" style:family="paragraph" style:parent-style-name="Titre_20_et_20_contenu_7e_LT_7e_Gliederung_20_7">
      <style:paragraph-properties fo:hyphenation-ladder-count="no-limit"/>
      <style:text-properties fo:hyphenate="false" loext:hyphenation-no-caps="false"/>
    </style:style>
    <style:style style:name="Titre_20_et_20_contenu_7e_LT_7e_Gliederung_20_9" style:display-name="Titre et contenu~LT~Gliederung 9" style:family="paragraph" style:parent-style-name="Titre_20_et_20_contenu_7e_LT_7e_Gliederung_20_8">
      <style:paragraph-properties fo:hyphenation-ladder-count="no-limit"/>
      <style:text-properties fo:hyphenate="false" loext:hyphenation-no-caps="false"/>
    </style:style>
    <style:style style:name="Titre_20_et_20_contenu_7e_LT_7e_Titel" style:display-name="Titre et contenu~LT~Titel" style:family="paragraph">
      <style:paragraph-properties style:line-height-at-least="0.139in" fo:hyphenation-ladder-count="no-limit"/>
      <style:text-properties fo:color="#ffffff" loext:opacity="100%" style:font-name="Lohit Devanagari" fo:font-family="'Lohit Devanagari'" style:font-family-generic="system" style:font-pitch="variable" fo:font-size="18pt" style:font-name-asian="DejaVu Sans" style:font-family-asian="'DejaVu Sans'" style:font-family-generic-asian="system" style:font-pitch-asian="variable" style:font-size-asian="18pt" style:font-name-complex="Noto Sans" style:font-family-complex="'Noto Sans'" style:font-family-generic-complex="swiss" style:font-pitch-complex="variable" fo:hyphenate="false" loext:hyphenation-no-caps="false"/>
    </style:style>
    <style:style style:name="Titre_20_et_20_contenu_7e_LT_7e_Untertitel" style:display-name="Titre et contenu~LT~Untertitel" style:family="paragraph">
      <style:paragraph-properties fo:text-align="center" style:justify-single-word="false" fo:hyphenation-ladder-count="no-limit"/>
      <style:text-properties style:font-name="Lohit Devanagari" fo:font-family="'Lohit Devanagari'" style:font-family-generic="system" style:font-pitch="variable" fo:font-size="32pt" style:font-name-asian="DejaVu Sans" style:font-family-asian="'DejaVu Sans'" style:font-family-generic-asian="system" style:font-pitch-asian="variable" style:font-size-asian="32pt" style:font-name-complex="Noto Sans" style:font-family-complex="'Noto Sans'" style:font-family-generic-complex="swiss" style:font-pitch-complex="variable" fo:hyphenate="false" loext:hyphenation-no-caps="false"/>
    </style:style>
    <style:style style:name="Titre_20_et_20_contenu_7e_LT_7e_Notizen" style:display-name="Titre et contenu~LT~Notizen" style:family="paragraph">
      <style:paragraph-properties fo:margin-left="0.2362in" fo:margin-right="0in" fo:hyphenation-ladder-count="no-limit" fo:text-indent="-0.2362in" style:auto-text-indent="false">
        <style:tab-stops/>
      </style:paragraph-properties>
      <style:text-properties style:font-name="Lohit Devanagari" fo:font-family="'Lohit Devanagari'" style:font-family-generic="system" style:font-pitch="variable" fo:font-size="20pt" style:font-name-asian="DejaVu Sans" style:font-family-asian="'DejaVu Sans'" style:font-family-generic-asian="system" style:font-pitch-asian="variable" style:font-size-asian="20pt" style:font-name-complex="Noto Sans" style:font-family-complex="'Noto Sans'" style:font-family-generic-complex="swiss" style:font-pitch-complex="variable" fo:hyphenate="false" loext:hyphenation-no-caps="false"/>
    </style:style>
    <style:style style:name="Titre_20_et_20_contenu_7e_LT_7e_Hintergrundobjekte" style:display-name="Titre et contenu~LT~Hintergrundobjekte"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Titre_20_et_20_contenu_7e_LT_7e_Hintergrund" style:display-name="Titre et contenu~LT~Hintergrund" style:family="paragraph">
      <style:paragraph-properties fo:hyphenation-ladder-count="no-limit"/>
      <style:text-properties style:font-name-asian="DejaVu Sans" style:font-family-asian="'DejaVu Sans'" style:font-family-generic-asian="system" style:font-pitch-asian="variable" style:font-name-complex="Noto Sans" style:font-family-complex="'Noto Sans'" style:font-family-generic-complex="swiss" style:font-pitch-complex="variable" fo:hyphenate="false" loext:hyphenation-no-caps="false"/>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roman"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0_A4" style:display-name="Title A4" style:family="paragraph" style:parent-style-name="A4">
      <style:text-properties style:font-name="Noto Sans" fo:font-family="'Noto Sans'" style:font-family-generic="swiss" style:font-pitch="variable" fo:font-size="43.5pt" style:font-size-asian="43.5pt"/>
    </style:style>
    <style:style style:name="Heading_20_A4" style:display-name="Heading A4" style:family="paragraph" style:parent-style-name="A4">
      <style:text-properties style:font-name="Noto Sans" fo:font-family="'Noto Sans'" style:font-family-generic="swiss" style:font-pitch="variable" fo:font-size="24pt" style:font-size-asian="24pt"/>
    </style:style>
    <style:style style:name="Text_20_A4" style:display-name="Text A4" style:family="paragraph" style:parent-style-name="A4">
      <style:text-properties style:font-name="Noto Sans" fo:font-family="'Noto Sans'" style:font-family-generic="swiss" style:font-pitch="variable" fo:font-size="18pt" style:font-size-asian="18pt"/>
    </style:style>
    <style:style style:name="Title_20_A0" style:display-name="Title A0" style:family="paragraph" style:parent-style-name="A0">
      <style:text-properties style:font-name="Noto Sans" fo:font-family="'Noto Sans'" style:font-family-generic="swiss" style:font-pitch="variable" fo:font-size="95.5pt" style:font-size-asian="95.5pt"/>
    </style:style>
    <style:style style:name="Heading_20_A0" style:display-name="Heading A0" style:family="paragraph" style:parent-style-name="A0">
      <style:text-properties style:font-name="Noto Sans" fo:font-family="'Noto Sans'" style:font-family-generic="swiss" style:font-pitch="variable" fo:font-size="71.5pt" style:font-size-asian="71.5pt"/>
    </style:style>
    <style:style style:name="Text_20_A0" style:display-name="Text A0" style:family="paragraph" style:parent-style-name="A0">
      <style:text-properties style:font-name="Noto Sans" fo:font-family="'Noto Sans'" style:font-family-generic="swiss"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Tahoma" style:font-family-asian="Tahoma" style:font-family-generic-asian="roman"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g-none" style:family="paragraph" style:parent-style-name="default">
      <style:text-properties style:use-window-font-color="true" loext:opacity="0%" style:font-name="Arial1" fo:font-family="Arial" style:font-family-generic="system" style:font-pitch="variable" fo:font-size="18pt" style:letter-kerning="true" style:font-size-asian="18pt"/>
    </style:style>
    <style:style style:name="gray" style:family="paragraph" style:parent-style-name="default">
      <style:text-properties style:use-window-font-color="true" loext:opacity="0%" style:font-name="Arial1" fo:font-family="Arial" style:font-family-generic="system" style:font-pitch="variable" fo:font-size="18pt" style:letter-kerning="true" style:font-size-asian="18pt"/>
    </style:style>
    <style:style style:name="dark-gray" style:family="paragraph" style:parent-style-name="default">
      <style:text-properties style:use-window-font-color="true" loext:opacity="0%" style:font-name="Arial1" fo:font-family="Arial" style:font-family-generic="system" style:font-pitch="variable" fo:font-size="18pt" style:letter-kerning="true" style:font-size-asian="18pt"/>
    </style:style>
    <style:style style:name="black" style:family="paragraph" style:parent-style-name="default">
      <style:text-properties fo:color="#ffffff" loext:opacity="100%" style:font-name="Arial1" fo:font-family="Arial" style:font-family-generic="system" style:font-pitch="variable" fo:font-size="18pt" style:letter-kerning="true" style:font-size-asian="18pt"/>
    </style:style>
    <style:style style:name="black-with-border" style:family="paragraph" style:parent-style-name="default">
      <style:text-properties fo:color="#ffffff" loext:opacity="100%" style:font-name="Arial1" fo:font-family="Arial" style:font-family-generic="system" style:font-pitch="variable" fo:font-size="18pt" style:letter-kerning="true" style:font-size-asian="18pt"/>
    </style:style>
    <style:style style:name="gray-with-border" style:family="paragraph" style:parent-style-name="default">
      <style:text-properties style:use-window-font-color="true" loext:opacity="0%" style:font-name="Arial1" fo:font-family="Arial" style:font-family-generic="system" style:font-pitch="variable" fo:font-size="18pt" style:letter-kerning="true" style:font-size-asian="18pt"/>
    </style:style>
    <style:style style:name="white" style:family="paragraph" style:parent-style-name="default">
      <style:text-properties style:use-window-font-color="true" loext:opacity="0%" style:font-name="Arial1" fo:font-family="Arial" style:font-family-generic="system" style:font-pitch="variable" fo:font-size="18pt" style:letter-kerning="true" style:font-size-asian="18pt"/>
    </style:style>
    <style:style style:name="white-with-border" style:family="paragraph" style:parent-style-name="default">
      <style:text-properties style:use-window-font-color="true" loext:opacity="0%" style:font-name="Arial1" fo:font-family="Arial" style:font-family-generic="system" style:font-pitch="variable" fo:font-size="18pt" style:letter-kerning="true" style:font-size-asian="18pt"/>
    </style:style>
    <style:style style:name="blue-title" style:family="paragraph" style:parent-style-name="default">
      <style:text-properties fo:color="#ffffff" loext:opacity="100%" style:font-name="Arial1" fo:font-family="Arial" style:font-family-generic="system" style:font-pitch="variable" fo:font-size="18pt" style:letter-kerning="true" style:font-size-asian="18pt"/>
    </style:style>
    <style:style style:name="blue-title-with-border" style:family="paragraph" style:parent-style-name="default">
      <style:text-properties fo:color="#ffffff" loext:opacity="100%" style:font-name="Arial1" fo:font-family="Arial" style:font-family-generic="system" style:font-pitch="variable" fo:font-size="18pt" style:letter-kerning="true" style:font-size-asian="18pt"/>
    </style:style>
    <style:style style:name="blue-banded" style:family="paragraph" style:parent-style-name="default">
      <style:text-properties style:use-window-font-color="true" loext:opacity="0%" style:font-name="Arial1" fo:font-family="Arial" style:font-family-generic="system" style:font-pitch="variable" fo:font-size="18pt" style:letter-kerning="true" style:font-size-asian="18pt"/>
    </style:style>
    <style:style style:name="blue-normal" style:family="paragraph" style:parent-style-name="default">
      <style:text-properties style:use-window-font-color="true" loext:opacity="0%" style:font-name="Arial1" fo:font-family="Arial" style:font-family-generic="system" style:font-pitch="variable" fo:font-size="18pt" style:letter-kerning="true" style:font-size-asian="18pt"/>
    </style:style>
    <style:style style:name="orange-title" style:family="paragraph" style:parent-style-name="default">
      <style:text-properties fo:color="#ffffff" loext:opacity="100%" style:font-name="Arial1" fo:font-family="Arial" style:font-family-generic="system" style:font-pitch="variable" fo:font-size="18pt" style:letter-kerning="true" style:font-size-asian="18pt"/>
    </style:style>
    <style:style style:name="orange-title-with-border" style:family="paragraph" style:parent-style-name="default">
      <style:text-properties fo:color="#ffffff" loext:opacity="100%" style:font-name="Arial1" fo:font-family="Arial" style:font-family-generic="system" style:font-pitch="variable" fo:font-size="18pt" style:letter-kerning="true" style:font-size-asian="18pt"/>
    </style:style>
    <style:style style:name="orange-banded" style:family="paragraph" style:parent-style-name="default">
      <style:text-properties style:use-window-font-color="true" loext:opacity="0%" style:font-name="Arial1" fo:font-family="Arial" style:font-family-generic="system" style:font-pitch="variable" fo:font-size="18pt" style:letter-kerning="true" style:font-size-asian="18pt"/>
    </style:style>
    <style:style style:name="orange-normal" style:family="paragraph" style:parent-style-name="default">
      <style:text-properties style:use-window-font-color="true" loext:opacity="0%" style:font-name="Arial1" fo:font-family="Arial" style:font-family-generic="system" style:font-pitch="variable" fo:font-size="18pt" style:letter-kerning="true" style:font-size-asian="18pt"/>
    </style:style>
    <style:style style:name="teal-title" style:family="paragraph" style:parent-style-name="default">
      <style:text-properties fo:color="#ffffff" loext:opacity="100%" style:font-name="Arial1" fo:font-family="Arial" style:font-family-generic="system" style:font-pitch="variable" fo:font-size="18pt" style:letter-kerning="true" style:font-size-asian="18pt"/>
    </style:style>
    <style:style style:name="teal-title-with-border" style:family="paragraph" style:parent-style-name="default">
      <style:text-properties fo:color="#ffffff" loext:opacity="100%" style:font-name="Arial1" fo:font-family="Arial" style:font-family-generic="system" style:font-pitch="variable" fo:font-size="18pt" style:letter-kerning="true" style:font-size-asian="18pt"/>
    </style:style>
    <style:style style:name="teal-banded" style:family="paragraph" style:parent-style-name="default">
      <style:text-properties style:use-window-font-color="true" loext:opacity="0%" style:font-name="Arial1" fo:font-family="Arial" style:font-family-generic="system" style:font-pitch="variable" fo:font-size="18pt" style:letter-kerning="true" style:font-size-asian="18pt"/>
    </style:style>
    <style:style style:name="teal-normal" style:family="paragraph" style:parent-style-name="default">
      <style:text-properties style:use-window-font-color="true" loext:opacity="0%" style:font-name="Arial1" fo:font-family="Arial" style:font-family-generic="system" style:font-pitch="variable" fo:font-size="18pt" style:letter-kerning="true" style:font-size-asian="18pt"/>
    </style:style>
    <style:style style:name="magenta-title" style:family="paragraph" style:parent-style-name="default">
      <style:text-properties fo:color="#ffffff" loext:opacity="100%" style:font-name="Arial1" fo:font-family="Arial" style:font-family-generic="system" style:font-pitch="variable" fo:font-size="18pt" style:letter-kerning="true" style:font-size-asian="18pt"/>
    </style:style>
    <style:style style:name="magenta-title-with-border" style:family="paragraph" style:parent-style-name="default">
      <style:text-properties fo:color="#ffffff" loext:opacity="100%" style:font-name="Arial1" fo:font-family="Arial" style:font-family-generic="system" style:font-pitch="variable" fo:font-size="18pt" style:letter-kerning="true" style:font-size-asian="18pt"/>
    </style:style>
    <style:style style:name="magenta-banded" style:family="paragraph" style:parent-style-name="default">
      <style:text-properties style:use-window-font-color="true" loext:opacity="0%" style:font-name="Arial1" fo:font-family="Arial" style:font-family-generic="system" style:font-pitch="variable" fo:font-size="18pt" style:letter-kerning="true" style:font-size-asian="18pt"/>
    </style:style>
    <style:style style:name="magenta-normal" style:family="paragraph" style:parent-style-name="default">
      <style:text-properties style:use-window-font-color="true" loext:opacity="0%" style:font-name="Arial1" fo:font-family="Arial" style:font-family-generic="system"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Outline_20_1" style:display-name="Outline 1" style:family="paragraph">
      <style:paragraph-properties fo:margin-top="0.196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roman"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mage_20_panoramique_20_avec_20_légende_7e_LT_7e_Gliederung_20_1" style:display-name="Image panoramique avec légende~LT~Gliederung 1" style:family="paragraph">
      <style:paragraph-properties fo:margin-top="0.196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roman"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Image_20_panoramique_20_avec_20_légende_7e_LT_7e_Gliederung_20_2" style:display-name="Image panoramique avec légende~LT~Gliederung 2" style:family="paragraph" style:parent-style-name="Image_20_panoramique_20_avec_20_légende_7e_LT_7e_Gliederung_20_1">
      <style:paragraph-properties fo:margin-top="0.157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mage_20_panoramique_20_avec_20_légende_7e_LT_7e_Gliederung_20_3" style:display-name="Image panoramique avec légende~LT~Gliederung 3" style:family="paragraph" style:parent-style-name="Image_20_panoramique_20_avec_20_légende_7e_LT_7e_Gliederung_20_2">
      <style:paragraph-properties fo:margin-top="0.1181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Image_20_panoramique_20_avec_20_légende_7e_LT_7e_Gliederung_20_4" style:display-name="Image panoramique avec légende~LT~Gliederung 4" style:family="paragraph" style:parent-style-name="Image_20_panoramique_20_avec_20_légende_7e_LT_7e_Gliederung_20_3">
      <style:paragraph-properties fo:margin-top="0.0783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Image_20_panoramique_20_avec_20_légende_7e_LT_7e_Gliederung_20_5" style:display-name="Image panoramique avec légende~LT~Gliederung 5" style:family="paragraph" style:parent-style-name="Image_20_panoramique_20_avec_20_légende_7e_LT_7e_Gliederung_20_4">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mage_20_panoramique_20_avec_20_légende_7e_LT_7e_Gliederung_20_6" style:display-name="Image panoramique avec légende~LT~Gliederung 6" style:family="paragraph" style:parent-style-name="Image_20_panoramique_20_avec_20_légende_7e_LT_7e_Gliederung_20_5">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mage_20_panoramique_20_avec_20_légende_7e_LT_7e_Gliederung_20_7" style:display-name="Image panoramique avec légende~LT~Gliederung 7" style:family="paragraph" style:parent-style-name="Image_20_panoramique_20_avec_20_légende_7e_LT_7e_Gliederung_20_6">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mage_20_panoramique_20_avec_20_légende_7e_LT_7e_Gliederung_20_8" style:display-name="Image panoramique avec légende~LT~Gliederung 8" style:family="paragraph" style:parent-style-name="Image_20_panoramique_20_avec_20_légende_7e_LT_7e_Gliederung_20_7">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mage_20_panoramique_20_avec_20_légende_7e_LT_7e_Gliederung_20_9" style:display-name="Image panoramique avec légende~LT~Gliederung 9" style:family="paragraph" style:parent-style-name="Image_20_panoramique_20_avec_20_légende_7e_LT_7e_Gliederung_20_8">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mage_20_panoramique_20_avec_20_légende_7e_LT_7e_Titel" style:display-name="Image panoramique avec légende~LT~Titel" style:family="paragraph">
      <style:paragraph-properties style:line-height-at-least="0.139in" fo:text-align="start" style:justify-single-word="false" style:writing-mode="lr-tb"/>
      <style:text-properties fo:color="#ffffff"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roman"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Image_20_panoramique_20_avec_20_légende_7e_LT_7e_Untertitel" style:display-name="Image panoramique avec légende~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roman"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Image_20_panoramique_20_avec_20_légende_7e_LT_7e_Notizen" style:display-name="Image panoramique avec légend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roman"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Image_20_panoramique_20_avec_20_légende_7e_LT_7e_Hintergrundobjekte" style:display-name="Image panoramique avec légende~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Image_20_panoramique_20_avec_20_légende_7e_LT_7e_Hintergrund" style:display-name="Image panoramique avec légende~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Titre_20_et_20_légende_7e_LT_7e_Gliederung_20_1" style:display-name="Titre et légende~LT~Gliederung 1" style:family="paragraph">
      <style:paragraph-properties fo:margin-top="0.196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roman"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Titre_20_et_20_légende_7e_LT_7e_Gliederung_20_2" style:display-name="Titre et légende~LT~Gliederung 2" style:family="paragraph" style:parent-style-name="Titre_20_et_20_légende_7e_LT_7e_Gliederung_20_1">
      <style:paragraph-properties fo:margin-top="0.157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légende_7e_LT_7e_Gliederung_20_3" style:display-name="Titre et légende~LT~Gliederung 3" style:family="paragraph" style:parent-style-name="Titre_20_et_20_légende_7e_LT_7e_Gliederung_20_2">
      <style:paragraph-properties fo:margin-top="0.1181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re_20_et_20_légende_7e_LT_7e_Gliederung_20_4" style:display-name="Titre et légende~LT~Gliederung 4" style:family="paragraph" style:parent-style-name="Titre_20_et_20_légende_7e_LT_7e_Gliederung_20_3">
      <style:paragraph-properties fo:margin-top="0.0783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re_20_et_20_légende_7e_LT_7e_Gliederung_20_5" style:display-name="Titre et légende~LT~Gliederung 5" style:family="paragraph" style:parent-style-name="Titre_20_et_20_légende_7e_LT_7e_Gliederung_20_4">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légende_7e_LT_7e_Gliederung_20_6" style:display-name="Titre et légende~LT~Gliederung 6" style:family="paragraph" style:parent-style-name="Titre_20_et_20_légende_7e_LT_7e_Gliederung_20_5">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légende_7e_LT_7e_Gliederung_20_7" style:display-name="Titre et légende~LT~Gliederung 7" style:family="paragraph" style:parent-style-name="Titre_20_et_20_légende_7e_LT_7e_Gliederung_20_6">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légende_7e_LT_7e_Gliederung_20_8" style:display-name="Titre et légende~LT~Gliederung 8" style:family="paragraph" style:parent-style-name="Titre_20_et_20_légende_7e_LT_7e_Gliederung_20_7">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légende_7e_LT_7e_Gliederung_20_9" style:display-name="Titre et légende~LT~Gliederung 9" style:family="paragraph" style:parent-style-name="Titre_20_et_20_légende_7e_LT_7e_Gliederung_20_8">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légende_7e_LT_7e_Titel" style:display-name="Titre et légende~LT~Titel" style:family="paragraph">
      <style:paragraph-properties style:line-height-at-least="0.139in" fo:text-align="start" style:justify-single-word="false" style:writing-mode="lr-tb"/>
      <style:text-properties fo:color="#ffffff"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roman"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itre_20_et_20_légende_7e_LT_7e_Untertitel" style:display-name="Titre et légende~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roman"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re_20_et_20_légende_7e_LT_7e_Notizen" style:display-name="Titre et légend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roman"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re_20_et_20_légende_7e_LT_7e_Hintergrundobjekte" style:display-name="Titre et légende~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Titre_20_et_20_légende_7e_LT_7e_Hintergrund" style:display-name="Titre et légende~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Citation_20_avec_20_légende_7e_LT_7e_Gliederung_20_1" style:display-name="Citation avec légende~LT~Gliederung 1" style:family="paragraph">
      <style:paragraph-properties fo:margin-top="0.196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roman"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Citation_20_avec_20_légende_7e_LT_7e_Gliederung_20_2" style:display-name="Citation avec légende~LT~Gliederung 2" style:family="paragraph" style:parent-style-name="Citation_20_avec_20_légende_7e_LT_7e_Gliederung_20_1">
      <style:paragraph-properties fo:margin-top="0.157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itation_20_avec_20_légende_7e_LT_7e_Gliederung_20_3" style:display-name="Citation avec légende~LT~Gliederung 3" style:family="paragraph" style:parent-style-name="Citation_20_avec_20_légende_7e_LT_7e_Gliederung_20_2">
      <style:paragraph-properties fo:margin-top="0.1181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Citation_20_avec_20_légende_7e_LT_7e_Gliederung_20_4" style:display-name="Citation avec légende~LT~Gliederung 4" style:family="paragraph" style:parent-style-name="Citation_20_avec_20_légende_7e_LT_7e_Gliederung_20_3">
      <style:paragraph-properties fo:margin-top="0.0783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Citation_20_avec_20_légende_7e_LT_7e_Gliederung_20_5" style:display-name="Citation avec légende~LT~Gliederung 5" style:family="paragraph" style:parent-style-name="Citation_20_avec_20_légende_7e_LT_7e_Gliederung_20_4">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itation_20_avec_20_légende_7e_LT_7e_Gliederung_20_6" style:display-name="Citation avec légende~LT~Gliederung 6" style:family="paragraph" style:parent-style-name="Citation_20_avec_20_légende_7e_LT_7e_Gliederung_20_5">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itation_20_avec_20_légende_7e_LT_7e_Gliederung_20_7" style:display-name="Citation avec légende~LT~Gliederung 7" style:family="paragraph" style:parent-style-name="Citation_20_avec_20_légende_7e_LT_7e_Gliederung_20_6">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itation_20_avec_20_légende_7e_LT_7e_Gliederung_20_8" style:display-name="Citation avec légende~LT~Gliederung 8" style:family="paragraph" style:parent-style-name="Citation_20_avec_20_légende_7e_LT_7e_Gliederung_20_7">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itation_20_avec_20_légende_7e_LT_7e_Gliederung_20_9" style:display-name="Citation avec légende~LT~Gliederung 9" style:family="paragraph" style:parent-style-name="Citation_20_avec_20_légende_7e_LT_7e_Gliederung_20_8">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itation_20_avec_20_légende_7e_LT_7e_Titel" style:display-name="Citation avec légende~LT~Titel" style:family="paragraph">
      <style:paragraph-properties style:line-height-at-least="0.139in" fo:text-align="start" style:justify-single-word="false" style:writing-mode="lr-tb"/>
      <style:text-properties fo:color="#ffffff"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roman"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Citation_20_avec_20_légende_7e_LT_7e_Untertitel" style:display-name="Citation avec légende~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roman"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Citation_20_avec_20_légende_7e_LT_7e_Notizen" style:display-name="Citation avec légend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roman"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Citation_20_avec_20_légende_7e_LT_7e_Hintergrundobjekte" style:display-name="Citation avec légende~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Citation_20_avec_20_légende_7e_LT_7e_Hintergrund" style:display-name="Citation avec légende~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Carte_20_nom_7e_LT_7e_Gliederung_20_1" style:display-name="Carte nom~LT~Gliederung 1" style:family="paragraph">
      <style:paragraph-properties fo:margin-top="0.196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roman"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Carte_20_nom_7e_LT_7e_Gliederung_20_2" style:display-name="Carte nom~LT~Gliederung 2" style:family="paragraph" style:parent-style-name="Carte_20_nom_7e_LT_7e_Gliederung_20_1">
      <style:paragraph-properties fo:margin-top="0.157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rte_20_nom_7e_LT_7e_Gliederung_20_3" style:display-name="Carte nom~LT~Gliederung 3" style:family="paragraph" style:parent-style-name="Carte_20_nom_7e_LT_7e_Gliederung_20_2">
      <style:paragraph-properties fo:margin-top="0.1181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Carte_20_nom_7e_LT_7e_Gliederung_20_4" style:display-name="Carte nom~LT~Gliederung 4" style:family="paragraph" style:parent-style-name="Carte_20_nom_7e_LT_7e_Gliederung_20_3">
      <style:paragraph-properties fo:margin-top="0.0783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Carte_20_nom_7e_LT_7e_Gliederung_20_5" style:display-name="Carte nom~LT~Gliederung 5" style:family="paragraph" style:parent-style-name="Carte_20_nom_7e_LT_7e_Gliederung_20_4">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rte_20_nom_7e_LT_7e_Gliederung_20_6" style:display-name="Carte nom~LT~Gliederung 6" style:family="paragraph" style:parent-style-name="Carte_20_nom_7e_LT_7e_Gliederung_20_5">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rte_20_nom_7e_LT_7e_Gliederung_20_7" style:display-name="Carte nom~LT~Gliederung 7" style:family="paragraph" style:parent-style-name="Carte_20_nom_7e_LT_7e_Gliederung_20_6">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rte_20_nom_7e_LT_7e_Gliederung_20_8" style:display-name="Carte nom~LT~Gliederung 8" style:family="paragraph" style:parent-style-name="Carte_20_nom_7e_LT_7e_Gliederung_20_7">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rte_20_nom_7e_LT_7e_Gliederung_20_9" style:display-name="Carte nom~LT~Gliederung 9" style:family="paragraph" style:parent-style-name="Carte_20_nom_7e_LT_7e_Gliederung_20_8">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rte_20_nom_7e_LT_7e_Titel" style:display-name="Carte nom~LT~Titel" style:family="paragraph">
      <style:paragraph-properties style:line-height-at-least="0.139in" fo:text-align="start" style:justify-single-word="false" style:writing-mode="lr-tb"/>
      <style:text-properties fo:color="#ffffff"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roman"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Carte_20_nom_7e_LT_7e_Untertitel" style:display-name="Carte nom~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roman"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Carte_20_nom_7e_LT_7e_Notizen" style:display-name="Carte nom~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roman"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Carte_20_nom_7e_LT_7e_Hintergrundobjekte" style:display-name="Carte nom~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Carte_20_nom_7e_LT_7e_Hintergrund" style:display-name="Carte nom~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_33__a0_colonnes_7e_LT_7e_Gliederung_20_1" style:display-name="3 colonnes~LT~Gliederung 1" style:family="paragraph">
      <style:paragraph-properties fo:margin-top="0.196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roman"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_33__a0_colonnes_7e_LT_7e_Gliederung_20_2" style:display-name="3 colonnes~LT~Gliederung 2" style:family="paragraph" style:parent-style-name="_33__a0_colonnes_7e_LT_7e_Gliederung_20_1">
      <style:paragraph-properties fo:margin-top="0.157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a0_colonnes_7e_LT_7e_Gliederung_20_3" style:display-name="3 colonnes~LT~Gliederung 3" style:family="paragraph" style:parent-style-name="_33__a0_colonnes_7e_LT_7e_Gliederung_20_2">
      <style:paragraph-properties fo:margin-top="0.1181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_33__a0_colonnes_7e_LT_7e_Gliederung_20_4" style:display-name="3 colonnes~LT~Gliederung 4" style:family="paragraph" style:parent-style-name="_33__a0_colonnes_7e_LT_7e_Gliederung_20_3">
      <style:paragraph-properties fo:margin-top="0.0783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_33__a0_colonnes_7e_LT_7e_Gliederung_20_5" style:display-name="3 colonnes~LT~Gliederung 5" style:family="paragraph" style:parent-style-name="_33__a0_colonnes_7e_LT_7e_Gliederung_20_4">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a0_colonnes_7e_LT_7e_Gliederung_20_6" style:display-name="3 colonnes~LT~Gliederung 6" style:family="paragraph" style:parent-style-name="_33__a0_colonnes_7e_LT_7e_Gliederung_20_5">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a0_colonnes_7e_LT_7e_Gliederung_20_7" style:display-name="3 colonnes~LT~Gliederung 7" style:family="paragraph" style:parent-style-name="_33__a0_colonnes_7e_LT_7e_Gliederung_20_6">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a0_colonnes_7e_LT_7e_Gliederung_20_8" style:display-name="3 colonnes~LT~Gliederung 8" style:family="paragraph" style:parent-style-name="_33__a0_colonnes_7e_LT_7e_Gliederung_20_7">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a0_colonnes_7e_LT_7e_Gliederung_20_9" style:display-name="3 colonnes~LT~Gliederung 9" style:family="paragraph" style:parent-style-name="_33__a0_colonnes_7e_LT_7e_Gliederung_20_8">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a0_colonnes_7e_LT_7e_Titel" style:display-name="3 colonnes~LT~Titel" style:family="paragraph">
      <style:paragraph-properties style:line-height-at-least="0.139in" fo:text-align="start" style:justify-single-word="false" style:writing-mode="lr-tb"/>
      <style:text-properties fo:color="#ffffff"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roman"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_33__a0_colonnes_7e_LT_7e_Untertitel" style:display-name="3 colonnes~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roman"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_33__a0_colonnes_7e_LT_7e_Notizen" style:display-name="3 colonnes~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roman"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_33__a0_colonnes_7e_LT_7e_Hintergrundobjekte" style:display-name="3 colonnes~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_33__a0_colonnes_7e_LT_7e_Hintergrund" style:display-name="3 colonnes~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_33__a0_colonnes_20_d_2019_image_7e_LT_7e_Gliederung_20_1" style:display-name="3 colonnes d’image~LT~Gliederung 1" style:family="paragraph">
      <style:paragraph-properties fo:margin-top="0.196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roman"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_33__a0_colonnes_20_d_2019_image_7e_LT_7e_Gliederung_20_2" style:display-name="3 colonnes d’image~LT~Gliederung 2" style:family="paragraph" style:parent-style-name="_33__a0_colonnes_20_d_2019_image_7e_LT_7e_Gliederung_20_1">
      <style:paragraph-properties fo:margin-top="0.157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a0_colonnes_20_d_2019_image_7e_LT_7e_Gliederung_20_3" style:display-name="3 colonnes d’image~LT~Gliederung 3" style:family="paragraph" style:parent-style-name="_33__a0_colonnes_20_d_2019_image_7e_LT_7e_Gliederung_20_2">
      <style:paragraph-properties fo:margin-top="0.1181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_33__a0_colonnes_20_d_2019_image_7e_LT_7e_Gliederung_20_4" style:display-name="3 colonnes d’image~LT~Gliederung 4" style:family="paragraph" style:parent-style-name="_33__a0_colonnes_20_d_2019_image_7e_LT_7e_Gliederung_20_3">
      <style:paragraph-properties fo:margin-top="0.0783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_33__a0_colonnes_20_d_2019_image_7e_LT_7e_Gliederung_20_5" style:display-name="3 colonnes d’image~LT~Gliederung 5" style:family="paragraph" style:parent-style-name="_33__a0_colonnes_20_d_2019_image_7e_LT_7e_Gliederung_20_4">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a0_colonnes_20_d_2019_image_7e_LT_7e_Gliederung_20_6" style:display-name="3 colonnes d’image~LT~Gliederung 6" style:family="paragraph" style:parent-style-name="_33__a0_colonnes_20_d_2019_image_7e_LT_7e_Gliederung_20_5">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a0_colonnes_20_d_2019_image_7e_LT_7e_Gliederung_20_7" style:display-name="3 colonnes d’image~LT~Gliederung 7" style:family="paragraph" style:parent-style-name="_33__a0_colonnes_20_d_2019_image_7e_LT_7e_Gliederung_20_6">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a0_colonnes_20_d_2019_image_7e_LT_7e_Gliederung_20_8" style:display-name="3 colonnes d’image~LT~Gliederung 8" style:family="paragraph" style:parent-style-name="_33__a0_colonnes_20_d_2019_image_7e_LT_7e_Gliederung_20_7">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a0_colonnes_20_d_2019_image_7e_LT_7e_Gliederung_20_9" style:display-name="3 colonnes d’image~LT~Gliederung 9" style:family="paragraph" style:parent-style-name="_33__a0_colonnes_20_d_2019_image_7e_LT_7e_Gliederung_20_8">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_33__a0_colonnes_20_d_2019_image_7e_LT_7e_Titel" style:display-name="3 colonnes d’image~LT~Titel" style:family="paragraph">
      <style:paragraph-properties style:line-height-at-least="0.139in" fo:text-align="start" style:justify-single-word="false" style:writing-mode="lr-tb"/>
      <style:text-properties fo:color="#ffffff"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roman"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_33__a0_colonnes_20_d_2019_image_7e_LT_7e_Untertitel" style:display-name="3 colonnes d’image~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roman"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_33__a0_colonnes_20_d_2019_image_7e_LT_7e_Notizen" style:display-name="3 colonnes d’imag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roman"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_33__a0_colonnes_20_d_2019_image_7e_LT_7e_Hintergrundobjekte" style:display-name="3 colonnes d’image~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_33__a0_colonnes_20_d_2019_image_7e_LT_7e_Hintergrund" style:display-name="3 colonnes d’image~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Titre_20_et_20_texte_20_vertical_7e_LT_7e_Gliederung_20_1" style:display-name="Titre et texte vertical~LT~Gliederung 1" style:family="paragraph">
      <style:paragraph-properties fo:margin-top="0.196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roman"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Titre_20_et_20_texte_20_vertical_7e_LT_7e_Gliederung_20_2" style:display-name="Titre et texte vertical~LT~Gliederung 2" style:family="paragraph" style:parent-style-name="Titre_20_et_20_texte_20_vertical_7e_LT_7e_Gliederung_20_1">
      <style:paragraph-properties fo:margin-top="0.157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texte_20_vertical_7e_LT_7e_Gliederung_20_3" style:display-name="Titre et texte vertical~LT~Gliederung 3" style:family="paragraph" style:parent-style-name="Titre_20_et_20_texte_20_vertical_7e_LT_7e_Gliederung_20_2">
      <style:paragraph-properties fo:margin-top="0.1181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re_20_et_20_texte_20_vertical_7e_LT_7e_Gliederung_20_4" style:display-name="Titre et texte vertical~LT~Gliederung 4" style:family="paragraph" style:parent-style-name="Titre_20_et_20_texte_20_vertical_7e_LT_7e_Gliederung_20_3">
      <style:paragraph-properties fo:margin-top="0.0783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re_20_et_20_texte_20_vertical_7e_LT_7e_Gliederung_20_5" style:display-name="Titre et texte vertical~LT~Gliederung 5" style:family="paragraph" style:parent-style-name="Titre_20_et_20_texte_20_vertical_7e_LT_7e_Gliederung_20_4">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texte_20_vertical_7e_LT_7e_Gliederung_20_6" style:display-name="Titre et texte vertical~LT~Gliederung 6" style:family="paragraph" style:parent-style-name="Titre_20_et_20_texte_20_vertical_7e_LT_7e_Gliederung_20_5">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texte_20_vertical_7e_LT_7e_Gliederung_20_7" style:display-name="Titre et texte vertical~LT~Gliederung 7" style:family="paragraph" style:parent-style-name="Titre_20_et_20_texte_20_vertical_7e_LT_7e_Gliederung_20_6">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texte_20_vertical_7e_LT_7e_Gliederung_20_8" style:display-name="Titre et texte vertical~LT~Gliederung 8" style:family="paragraph" style:parent-style-name="Titre_20_et_20_texte_20_vertical_7e_LT_7e_Gliederung_20_7">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texte_20_vertical_7e_LT_7e_Gliederung_20_9" style:display-name="Titre et texte vertical~LT~Gliederung 9" style:family="paragraph" style:parent-style-name="Titre_20_et_20_texte_20_vertical_7e_LT_7e_Gliederung_20_8">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texte_20_vertical_7e_LT_7e_Titel" style:display-name="Titre et texte vertical~LT~Titel" style:family="paragraph">
      <style:paragraph-properties style:line-height-at-least="0.139in" fo:text-align="start" style:justify-single-word="false" style:writing-mode="lr-tb"/>
      <style:text-properties fo:color="#ffffff"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roman"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itre_20_et_20_texte_20_vertical_7e_LT_7e_Untertitel" style:display-name="Titre et texte vertical~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roman"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re_20_et_20_texte_20_vertical_7e_LT_7e_Notizen" style:display-name="Titre et texte vertical~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roman"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re_20_et_20_texte_20_vertical_7e_LT_7e_Hintergrundobjekte" style:display-name="Titre et texte vertical~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Titre_20_et_20_texte_20_vertical_7e_LT_7e_Hintergrund" style:display-name="Titre et texte vertical~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Titre_20_vertical_20_et_20_texte_7e_LT_7e_Gliederung_20_1" style:display-name="Titre vertical et texte~LT~Gliederung 1" style:family="paragraph">
      <style:paragraph-properties fo:margin-top="0.196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roman"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Titre_20_vertical_20_et_20_texte_7e_LT_7e_Gliederung_20_2" style:display-name="Titre vertical et texte~LT~Gliederung 2" style:family="paragraph" style:parent-style-name="Titre_20_vertical_20_et_20_texte_7e_LT_7e_Gliederung_20_1">
      <style:paragraph-properties fo:margin-top="0.157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vertical_20_et_20_texte_7e_LT_7e_Gliederung_20_3" style:display-name="Titre vertical et texte~LT~Gliederung 3" style:family="paragraph" style:parent-style-name="Titre_20_vertical_20_et_20_texte_7e_LT_7e_Gliederung_20_2">
      <style:paragraph-properties fo:margin-top="0.1181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re_20_vertical_20_et_20_texte_7e_LT_7e_Gliederung_20_4" style:display-name="Titre vertical et texte~LT~Gliederung 4" style:family="paragraph" style:parent-style-name="Titre_20_vertical_20_et_20_texte_7e_LT_7e_Gliederung_20_3">
      <style:paragraph-properties fo:margin-top="0.0783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re_20_vertical_20_et_20_texte_7e_LT_7e_Gliederung_20_5" style:display-name="Titre vertical et texte~LT~Gliederung 5" style:family="paragraph" style:parent-style-name="Titre_20_vertical_20_et_20_texte_7e_LT_7e_Gliederung_20_4">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vertical_20_et_20_texte_7e_LT_7e_Gliederung_20_6" style:display-name="Titre vertical et texte~LT~Gliederung 6" style:family="paragraph" style:parent-style-name="Titre_20_vertical_20_et_20_texte_7e_LT_7e_Gliederung_20_5">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vertical_20_et_20_texte_7e_LT_7e_Gliederung_20_7" style:display-name="Titre vertical et texte~LT~Gliederung 7" style:family="paragraph" style:parent-style-name="Titre_20_vertical_20_et_20_texte_7e_LT_7e_Gliederung_20_6">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vertical_20_et_20_texte_7e_LT_7e_Gliederung_20_8" style:display-name="Titre vertical et texte~LT~Gliederung 8" style:family="paragraph" style:parent-style-name="Titre_20_vertical_20_et_20_texte_7e_LT_7e_Gliederung_20_7">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vertical_20_et_20_texte_7e_LT_7e_Gliederung_20_9" style:display-name="Titre vertical et texte~LT~Gliederung 9" style:family="paragraph" style:parent-style-name="Titre_20_vertical_20_et_20_texte_7e_LT_7e_Gliederung_20_8">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vertical_20_et_20_texte_7e_LT_7e_Titel" style:display-name="Titre vertical et texte~LT~Titel" style:family="paragraph">
      <style:paragraph-properties style:line-height-at-least="0.139in" fo:text-align="start" style:justify-single-word="false" style:writing-mode="lr-tb"/>
      <style:text-properties fo:color="#ffffff"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roman"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itre_20_vertical_20_et_20_texte_7e_LT_7e_Untertitel" style:display-name="Titre vertical et texte~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roman"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re_20_vertical_20_et_20_texte_7e_LT_7e_Notizen" style:display-name="Titre vertical et text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roman"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re_20_vertical_20_et_20_texte_7e_LT_7e_Hintergrundobjekte" style:display-name="Titre vertical et texte~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Titre_20_vertical_20_et_20_texte_7e_LT_7e_Hintergrund" style:display-name="Titre vertical et texte~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Titre_20_de_20_section_7e_LT_7e_Gliederung_20_1" style:display-name="Titre de section~LT~Gliederung 1" style:family="paragraph">
      <style:paragraph-properties fo:margin-top="0.196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roman"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Titre_20_de_20_section_7e_LT_7e_Gliederung_20_2" style:display-name="Titre de section~LT~Gliederung 2" style:family="paragraph" style:parent-style-name="Titre_20_de_20_section_7e_LT_7e_Gliederung_20_1">
      <style:paragraph-properties fo:margin-top="0.157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de_20_section_7e_LT_7e_Gliederung_20_3" style:display-name="Titre de section~LT~Gliederung 3" style:family="paragraph" style:parent-style-name="Titre_20_de_20_section_7e_LT_7e_Gliederung_20_2">
      <style:paragraph-properties fo:margin-top="0.1181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re_20_de_20_section_7e_LT_7e_Gliederung_20_4" style:display-name="Titre de section~LT~Gliederung 4" style:family="paragraph" style:parent-style-name="Titre_20_de_20_section_7e_LT_7e_Gliederung_20_3">
      <style:paragraph-properties fo:margin-top="0.0783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re_20_de_20_section_7e_LT_7e_Gliederung_20_5" style:display-name="Titre de section~LT~Gliederung 5" style:family="paragraph" style:parent-style-name="Titre_20_de_20_section_7e_LT_7e_Gliederung_20_4">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de_20_section_7e_LT_7e_Gliederung_20_6" style:display-name="Titre de section~LT~Gliederung 6" style:family="paragraph" style:parent-style-name="Titre_20_de_20_section_7e_LT_7e_Gliederung_20_5">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de_20_section_7e_LT_7e_Gliederung_20_7" style:display-name="Titre de section~LT~Gliederung 7" style:family="paragraph" style:parent-style-name="Titre_20_de_20_section_7e_LT_7e_Gliederung_20_6">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de_20_section_7e_LT_7e_Gliederung_20_8" style:display-name="Titre de section~LT~Gliederung 8" style:family="paragraph" style:parent-style-name="Titre_20_de_20_section_7e_LT_7e_Gliederung_20_7">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de_20_section_7e_LT_7e_Gliederung_20_9" style:display-name="Titre de section~LT~Gliederung 9" style:family="paragraph" style:parent-style-name="Titre_20_de_20_section_7e_LT_7e_Gliederung_20_8">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de_20_section_7e_LT_7e_Titel" style:display-name="Titre de section~LT~Titel" style:family="paragraph">
      <style:paragraph-properties style:line-height-at-least="0.139in" fo:text-align="start" style:justify-single-word="false" style:writing-mode="lr-tb"/>
      <style:text-properties fo:color="#ffffff"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roman"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itre_20_de_20_section_7e_LT_7e_Untertitel" style:display-name="Titre de section~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roman"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re_20_de_20_section_7e_LT_7e_Notizen" style:display-name="Titre de section~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roman"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re_20_de_20_section_7e_LT_7e_Hintergrundobjekte" style:display-name="Titre de section~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Titre_20_de_20_section_7e_LT_7e_Hintergrund" style:display-name="Titre de section~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Deux_20_contenus_7e_LT_7e_Gliederung_20_1" style:display-name="Deux contenus~LT~Gliederung 1" style:family="paragraph">
      <style:paragraph-properties fo:margin-top="0.196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roman"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Deux_20_contenus_7e_LT_7e_Gliederung_20_2" style:display-name="Deux contenus~LT~Gliederung 2" style:family="paragraph" style:parent-style-name="Deux_20_contenus_7e_LT_7e_Gliederung_20_1">
      <style:paragraph-properties fo:margin-top="0.157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ux_20_contenus_7e_LT_7e_Gliederung_20_3" style:display-name="Deux contenus~LT~Gliederung 3" style:family="paragraph" style:parent-style-name="Deux_20_contenus_7e_LT_7e_Gliederung_20_2">
      <style:paragraph-properties fo:margin-top="0.1181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Deux_20_contenus_7e_LT_7e_Gliederung_20_4" style:display-name="Deux contenus~LT~Gliederung 4" style:family="paragraph" style:parent-style-name="Deux_20_contenus_7e_LT_7e_Gliederung_20_3">
      <style:paragraph-properties fo:margin-top="0.0783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Deux_20_contenus_7e_LT_7e_Gliederung_20_5" style:display-name="Deux contenus~LT~Gliederung 5" style:family="paragraph" style:parent-style-name="Deux_20_contenus_7e_LT_7e_Gliederung_20_4">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ux_20_contenus_7e_LT_7e_Gliederung_20_6" style:display-name="Deux contenus~LT~Gliederung 6" style:family="paragraph" style:parent-style-name="Deux_20_contenus_7e_LT_7e_Gliederung_20_5">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ux_20_contenus_7e_LT_7e_Gliederung_20_7" style:display-name="Deux contenus~LT~Gliederung 7" style:family="paragraph" style:parent-style-name="Deux_20_contenus_7e_LT_7e_Gliederung_20_6">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ux_20_contenus_7e_LT_7e_Gliederung_20_8" style:display-name="Deux contenus~LT~Gliederung 8" style:family="paragraph" style:parent-style-name="Deux_20_contenus_7e_LT_7e_Gliederung_20_7">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ux_20_contenus_7e_LT_7e_Gliederung_20_9" style:display-name="Deux contenus~LT~Gliederung 9" style:family="paragraph" style:parent-style-name="Deux_20_contenus_7e_LT_7e_Gliederung_20_8">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ux_20_contenus_7e_LT_7e_Titel" style:display-name="Deux contenus~LT~Titel" style:family="paragraph">
      <style:paragraph-properties style:line-height-at-least="0.139in" fo:text-align="start" style:justify-single-word="false" style:writing-mode="lr-tb"/>
      <style:text-properties fo:color="#ffffff"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roman"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Deux_20_contenus_7e_LT_7e_Untertitel" style:display-name="Deux contenus~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roman"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ux_20_contenus_7e_LT_7e_Notizen" style:display-name="Deux contenus~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roman"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eux_20_contenus_7e_LT_7e_Hintergrundobjekte" style:display-name="Deux contenus~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Deux_20_contenus_7e_LT_7e_Hintergrund" style:display-name="Deux contenus~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Comparaison_7e_LT_7e_Gliederung_20_1" style:display-name="Comparaison~LT~Gliederung 1" style:family="paragraph">
      <style:paragraph-properties fo:margin-top="0.196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roman"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Comparaison_7e_LT_7e_Gliederung_20_2" style:display-name="Comparaison~LT~Gliederung 2" style:family="paragraph" style:parent-style-name="Comparaison_7e_LT_7e_Gliederung_20_1">
      <style:paragraph-properties fo:margin-top="0.157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aison_7e_LT_7e_Gliederung_20_3" style:display-name="Comparaison~LT~Gliederung 3" style:family="paragraph" style:parent-style-name="Comparaison_7e_LT_7e_Gliederung_20_2">
      <style:paragraph-properties fo:margin-top="0.1181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Comparaison_7e_LT_7e_Gliederung_20_4" style:display-name="Comparaison~LT~Gliederung 4" style:family="paragraph" style:parent-style-name="Comparaison_7e_LT_7e_Gliederung_20_3">
      <style:paragraph-properties fo:margin-top="0.0783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Comparaison_7e_LT_7e_Gliederung_20_5" style:display-name="Comparaison~LT~Gliederung 5" style:family="paragraph" style:parent-style-name="Comparaison_7e_LT_7e_Gliederung_20_4">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aison_7e_LT_7e_Gliederung_20_6" style:display-name="Comparaison~LT~Gliederung 6" style:family="paragraph" style:parent-style-name="Comparaison_7e_LT_7e_Gliederung_20_5">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aison_7e_LT_7e_Gliederung_20_7" style:display-name="Comparaison~LT~Gliederung 7" style:family="paragraph" style:parent-style-name="Comparaison_7e_LT_7e_Gliederung_20_6">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aison_7e_LT_7e_Gliederung_20_8" style:display-name="Comparaison~LT~Gliederung 8" style:family="paragraph" style:parent-style-name="Comparaison_7e_LT_7e_Gliederung_20_7">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aison_7e_LT_7e_Gliederung_20_9" style:display-name="Comparaison~LT~Gliederung 9" style:family="paragraph" style:parent-style-name="Comparaison_7e_LT_7e_Gliederung_20_8">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aison_7e_LT_7e_Titel" style:display-name="Comparaison~LT~Titel" style:family="paragraph">
      <style:paragraph-properties style:line-height-at-least="0.139in" fo:text-align="start" style:justify-single-word="false" style:writing-mode="lr-tb"/>
      <style:text-properties fo:color="#ffffff"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roman"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Comparaison_7e_LT_7e_Untertitel" style:display-name="Comparaison~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roman"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Comparaison_7e_LT_7e_Notizen" style:display-name="Comparaison~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roman"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Comparaison_7e_LT_7e_Hintergrundobjekte" style:display-name="Comparaison~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Comparaison_7e_LT_7e_Hintergrund" style:display-name="Comparaison~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Titre_20_seul_7e_LT_7e_Gliederung_20_1" style:display-name="Titre seul~LT~Gliederung 1" style:family="paragraph">
      <style:paragraph-properties fo:margin-top="0.196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roman"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Titre_20_seul_7e_LT_7e_Gliederung_20_2" style:display-name="Titre seul~LT~Gliederung 2" style:family="paragraph" style:parent-style-name="Titre_20_seul_7e_LT_7e_Gliederung_20_1">
      <style:paragraph-properties fo:margin-top="0.157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seul_7e_LT_7e_Gliederung_20_3" style:display-name="Titre seul~LT~Gliederung 3" style:family="paragraph" style:parent-style-name="Titre_20_seul_7e_LT_7e_Gliederung_20_2">
      <style:paragraph-properties fo:margin-top="0.1181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re_20_seul_7e_LT_7e_Gliederung_20_4" style:display-name="Titre seul~LT~Gliederung 4" style:family="paragraph" style:parent-style-name="Titre_20_seul_7e_LT_7e_Gliederung_20_3">
      <style:paragraph-properties fo:margin-top="0.0783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re_20_seul_7e_LT_7e_Gliederung_20_5" style:display-name="Titre seul~LT~Gliederung 5" style:family="paragraph" style:parent-style-name="Titre_20_seul_7e_LT_7e_Gliederung_20_4">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seul_7e_LT_7e_Gliederung_20_6" style:display-name="Titre seul~LT~Gliederung 6" style:family="paragraph" style:parent-style-name="Titre_20_seul_7e_LT_7e_Gliederung_20_5">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seul_7e_LT_7e_Gliederung_20_7" style:display-name="Titre seul~LT~Gliederung 7" style:family="paragraph" style:parent-style-name="Titre_20_seul_7e_LT_7e_Gliederung_20_6">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seul_7e_LT_7e_Gliederung_20_8" style:display-name="Titre seul~LT~Gliederung 8" style:family="paragraph" style:parent-style-name="Titre_20_seul_7e_LT_7e_Gliederung_20_7">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seul_7e_LT_7e_Gliederung_20_9" style:display-name="Titre seul~LT~Gliederung 9" style:family="paragraph" style:parent-style-name="Titre_20_seul_7e_LT_7e_Gliederung_20_8">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seul_7e_LT_7e_Titel" style:display-name="Titre seul~LT~Titel" style:family="paragraph">
      <style:paragraph-properties style:line-height-at-least="0.139in" fo:text-align="start" style:justify-single-word="false" style:writing-mode="lr-tb"/>
      <style:text-properties fo:color="#ffffff"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roman"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itre_20_seul_7e_LT_7e_Untertitel" style:display-name="Titre seul~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roman"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re_20_seul_7e_LT_7e_Notizen" style:display-name="Titre seul~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roman"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re_20_seul_7e_LT_7e_Hintergrundobjekte" style:display-name="Titre seul~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Titre_20_seul_7e_LT_7e_Hintergrund" style:display-name="Titre seul~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Vide_7e_LT_7e_Gliederung_20_1" style:display-name="Vide~LT~Gliederung 1" style:family="paragraph">
      <style:paragraph-properties fo:margin-top="0.196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roman"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Vide_7e_LT_7e_Gliederung_20_2" style:display-name="Vide~LT~Gliederung 2" style:family="paragraph" style:parent-style-name="Vide_7e_LT_7e_Gliederung_20_1">
      <style:paragraph-properties fo:margin-top="0.157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3" style:display-name="Vide~LT~Gliederung 3" style:family="paragraph" style:parent-style-name="Vide_7e_LT_7e_Gliederung_20_2">
      <style:paragraph-properties fo:margin-top="0.1181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ide_7e_LT_7e_Gliederung_20_4" style:display-name="Vide~LT~Gliederung 4" style:family="paragraph" style:parent-style-name="Vide_7e_LT_7e_Gliederung_20_3">
      <style:paragraph-properties fo:margin-top="0.0783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ide_7e_LT_7e_Gliederung_20_5" style:display-name="Vide~LT~Gliederung 5" style:family="paragraph" style:parent-style-name="Vide_7e_LT_7e_Gliederung_20_4">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6" style:display-name="Vide~LT~Gliederung 6" style:family="paragraph" style:parent-style-name="Vide_7e_LT_7e_Gliederung_20_5">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7" style:display-name="Vide~LT~Gliederung 7" style:family="paragraph" style:parent-style-name="Vide_7e_LT_7e_Gliederung_20_6">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8" style:display-name="Vide~LT~Gliederung 8" style:family="paragraph" style:parent-style-name="Vide_7e_LT_7e_Gliederung_20_7">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9" style:display-name="Vide~LT~Gliederung 9" style:family="paragraph" style:parent-style-name="Vide_7e_LT_7e_Gliederung_20_8">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Titel" style:display-name="Vide~LT~Titel" style:family="paragraph">
      <style:paragraph-properties style:line-height-at-least="0.139in" fo:text-align="start" style:justify-single-word="false" style:writing-mode="lr-tb"/>
      <style:text-properties fo:color="#ffffff"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roman"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Vide_7e_LT_7e_Untertitel" style:display-name="Vide~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roman"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Vide_7e_LT_7e_Notizen" style:display-name="Vid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roman"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Vide_7e_LT_7e_Hintergrundobjekte" style:display-name="Vide~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Vide_7e_LT_7e_Hintergrund" style:display-name="Vide~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Contenu_20_avec_20_légende_7e_LT_7e_Gliederung_20_1" style:display-name="Contenu avec légende~LT~Gliederung 1" style:family="paragraph">
      <style:paragraph-properties fo:margin-top="0.196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roman"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Contenu_20_avec_20_légende_7e_LT_7e_Gliederung_20_2" style:display-name="Contenu avec légende~LT~Gliederung 2" style:family="paragraph" style:parent-style-name="Contenu_20_avec_20_légende_7e_LT_7e_Gliederung_20_1">
      <style:paragraph-properties fo:margin-top="0.157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enu_20_avec_20_légende_7e_LT_7e_Gliederung_20_3" style:display-name="Contenu avec légende~LT~Gliederung 3" style:family="paragraph" style:parent-style-name="Contenu_20_avec_20_légende_7e_LT_7e_Gliederung_20_2">
      <style:paragraph-properties fo:margin-top="0.1181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Contenu_20_avec_20_légende_7e_LT_7e_Gliederung_20_4" style:display-name="Contenu avec légende~LT~Gliederung 4" style:family="paragraph" style:parent-style-name="Contenu_20_avec_20_légende_7e_LT_7e_Gliederung_20_3">
      <style:paragraph-properties fo:margin-top="0.0783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Contenu_20_avec_20_légende_7e_LT_7e_Gliederung_20_5" style:display-name="Contenu avec légende~LT~Gliederung 5" style:family="paragraph" style:parent-style-name="Contenu_20_avec_20_légende_7e_LT_7e_Gliederung_20_4">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enu_20_avec_20_légende_7e_LT_7e_Gliederung_20_6" style:display-name="Contenu avec légende~LT~Gliederung 6" style:family="paragraph" style:parent-style-name="Contenu_20_avec_20_légende_7e_LT_7e_Gliederung_20_5">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enu_20_avec_20_légende_7e_LT_7e_Gliederung_20_7" style:display-name="Contenu avec légende~LT~Gliederung 7" style:family="paragraph" style:parent-style-name="Contenu_20_avec_20_légende_7e_LT_7e_Gliederung_20_6">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enu_20_avec_20_légende_7e_LT_7e_Gliederung_20_8" style:display-name="Contenu avec légende~LT~Gliederung 8" style:family="paragraph" style:parent-style-name="Contenu_20_avec_20_légende_7e_LT_7e_Gliederung_20_7">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enu_20_avec_20_légende_7e_LT_7e_Gliederung_20_9" style:display-name="Contenu avec légende~LT~Gliederung 9" style:family="paragraph" style:parent-style-name="Contenu_20_avec_20_légende_7e_LT_7e_Gliederung_20_8">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ntenu_20_avec_20_légende_7e_LT_7e_Titel" style:display-name="Contenu avec légende~LT~Titel" style:family="paragraph">
      <style:paragraph-properties style:line-height-at-least="0.139in" fo:text-align="start" style:justify-single-word="false" style:writing-mode="lr-tb"/>
      <style:text-properties fo:color="#ffffff"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roman"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Contenu_20_avec_20_légende_7e_LT_7e_Untertitel" style:display-name="Contenu avec légende~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roman"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Contenu_20_avec_20_légende_7e_LT_7e_Notizen" style:display-name="Contenu avec légend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roman"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Contenu_20_avec_20_légende_7e_LT_7e_Hintergrundobjekte" style:display-name="Contenu avec légende~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Contenu_20_avec_20_légende_7e_LT_7e_Hintergrund" style:display-name="Contenu avec légende~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Image_20_avec_20_légende_7e_LT_7e_Gliederung_20_1" style:display-name="Image avec légende~LT~Gliederung 1" style:family="paragraph">
      <style:paragraph-properties fo:margin-top="0.196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8pt" fo:letter-spacing="normal" fo:font-style="normal" fo:text-shadow="none" style:text-underline-style="none" fo:font-weight="normal" style:letter-kerning="true" style:font-name-asian="Tahoma" style:font-family-asian="Tahoma" style:font-family-generic-asian="roman"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Image_20_avec_20_légende_7e_LT_7e_Gliederung_20_2" style:display-name="Image avec légende~LT~Gliederung 2" style:family="paragraph" style:parent-style-name="Image_20_avec_20_légende_7e_LT_7e_Gliederung_20_1">
      <style:paragraph-properties fo:margin-top="0.1575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mage_20_avec_20_légende_7e_LT_7e_Gliederung_20_3" style:display-name="Image avec légende~LT~Gliederung 3" style:family="paragraph" style:parent-style-name="Image_20_avec_20_légende_7e_LT_7e_Gliederung_20_2">
      <style:paragraph-properties fo:margin-top="0.1181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Image_20_avec_20_légende_7e_LT_7e_Gliederung_20_4" style:display-name="Image avec légende~LT~Gliederung 4" style:family="paragraph" style:parent-style-name="Image_20_avec_20_légende_7e_LT_7e_Gliederung_20_3">
      <style:paragraph-properties fo:margin-top="0.0783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Image_20_avec_20_légende_7e_LT_7e_Gliederung_20_5" style:display-name="Image avec légende~LT~Gliederung 5" style:family="paragraph" style:parent-style-name="Image_20_avec_20_légende_7e_LT_7e_Gliederung_20_4">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mage_20_avec_20_légende_7e_LT_7e_Gliederung_20_6" style:display-name="Image avec légende~LT~Gliederung 6" style:family="paragraph" style:parent-style-name="Image_20_avec_20_légende_7e_LT_7e_Gliederung_20_5">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mage_20_avec_20_légende_7e_LT_7e_Gliederung_20_7" style:display-name="Image avec légende~LT~Gliederung 7" style:family="paragraph" style:parent-style-name="Image_20_avec_20_légende_7e_LT_7e_Gliederung_20_6">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mage_20_avec_20_légende_7e_LT_7e_Gliederung_20_8" style:display-name="Image avec légende~LT~Gliederung 8" style:family="paragraph" style:parent-style-name="Image_20_avec_20_légende_7e_LT_7e_Gliederung_20_7">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mage_20_avec_20_légende_7e_LT_7e_Gliederung_20_9" style:display-name="Image avec légende~LT~Gliederung 9" style:family="paragraph" style:parent-style-name="Image_20_avec_20_légende_7e_LT_7e_Gliederung_20_8">
      <style:paragraph-properties fo:margin-top="0.0398in" fo:margin-bottom="0in" style:contextual-spacing="false" fo:line-height="90%" fo:text-align="start" style:justify-single-word="false" style:writing-mode="lr-tb"/>
      <style:text-properties fo:color="#ededed"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mage_20_avec_20_légende_7e_LT_7e_Titel" style:display-name="Image avec légende~LT~Titel" style:family="paragraph">
      <style:paragraph-properties style:line-height-at-least="0.139in" fo:text-align="start" style:justify-single-word="false" style:writing-mode="lr-tb"/>
      <style:text-properties fo:color="#ffffff" loext:opacity="100%" style:text-outline="false" style:text-line-through-style="none" style:text-line-through-type="none" style:font-name="Arial" fo:font-family="Arial" style:font-family-generic="roman" style:font-pitch="variable" fo:font-size="18pt" fo:letter-spacing="normal" fo:font-style="normal" fo:text-shadow="none" style:text-underline-style="none" fo:font-weight="normal" style:letter-kerning="true" style:font-name-asian="Tahoma" style:font-family-asian="Tahoma" style:font-family-generic-asian="roman"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Image_20_avec_20_légende_7e_LT_7e_Untertitel" style:display-name="Image avec légende~LT~Untertitel" style:family="paragraph">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roman"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Image_20_avec_20_légende_7e_LT_7e_Notizen" style:display-name="Image avec légend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roman"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Image_20_avec_20_légende_7e_LT_7e_Hintergrundobjekte" style:display-name="Image avec légende~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Image_20_avec_20_légende_7e_LT_7e_Hintergrund" style:display-name="Image avec légende~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roman" style:font-pitch-asian="variable" style:font-size-asian="12pt" style:font-name-complex="Noto Sans1" style:font-family-complex="'Noto Sans'" style:font-family-generic-complex="system" style:font-pitch-complex="variable" style:font-size-complex="12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1"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1"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olice_20_par_20_défaut" style:display-name="Police par défaut" style:family="text"/>
    <style:style style:name="ListLabel_20_1" style:display-name="ListLabel 1" style:family="text">
      <style:text-properties style:font-name="Corbel" fo:font-family="Corbel" style:font-family-generic="swiss" style:font-pitch="variable" fo:font-size="28pt" style:font-name-asian="Corbel" style:font-family-asian="Corbel" style:font-family-generic-asian="swiss" style:font-pitch-asian="variable" style:font-size-asian="28pt" style:font-name-complex="Corbel" style:font-family-complex="Corbel" style:font-family-generic-complex="swiss" style:font-pitch-complex="variable"/>
    </style:style>
    <style:style style:name="WW_5f_CharLFO1LVL1" style:display-name="WW_CharLFO1LVL1" style:family="text">
      <style:text-properties style:font-name="Corbel" fo:font-family="Corbel" style:font-family-generic="swiss" style:font-pitch="variable" fo:font-size="28pt" style:font-size-asian="2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fo:background-color="transparent" draw:fill="none" draw:fill-color="#4472c4"/>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loext:num-list-format="%1%" text:bullet-char="•">
        <style:list-level-properties text:list-level-position-and-space-mode="label-alignment">
          <style:list-level-label-alignment text:label-followed-by="listtab"/>
        </style:list-level-properties>
        <style:text-properties style:font-name="Corbel"/>
      </text:list-level-style-bullet>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fo:background-color="#212121"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solid" draw:fill-color="#212121" draw:opacity="100%"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212121" draw:opacity="100%"/>
    </style:style>
  </office:automatic-styles>
  <office:master-styles>
    <style:master-page style:name="Standard" style:page-layout-name="Mpm1" draw:style-name="Mdp1"/>
    <style:master-page style:name="MP0"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4-01-15T16:49:00Z</meta:creation-date>
    <dc:date>2024-06-30T16:54:07.489660291</dc:date>
    <meta:editing-cycles>234</meta:editing-cycles>
    <meta:editing-duration>P2DT1H26M3S</meta:editing-duration>
    <meta:print-date>2024-01-28T22:39:27.567000000</meta:print-date>
    <meta:printed-by>PDF files</meta:printed-by>
    <meta:document-statistic meta:table-count="0" meta:image-count="0" meta:object-count="0" meta:page-count="1" meta:paragraph-count="157" meta:word-count="3364" meta:character-count="20574" meta:non-whitespace-character-count="17305"/>
    <meta:template xlink:type="simple" xlink:actuate="onRequest" xlink:title="" xlink:href="../../T3/t3c1.odt/Normal.dotm"/>
  </office:meta>
</office:document-meta>
</file>